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01cm" fo:margin-left="0cm" fo:break-before="page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5.493cm"/>
    </style:style>
    <style:style style:name="Table1.C" style:family="table-column">
      <style:table-column-properties style:column-width="6.2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281cm"/>
    </style:style>
    <style:style style:name="Table1.9" style:family="table-row">
      <style:table-row-properties style:min-row-height="5.948cm"/>
    </style:style>
    <style:style style:name="Table1.10" style:family="table-row">
      <style:table-row-properties style:min-row-height="1.845cm"/>
    </style:style>
    <style:style style:name="Table1.11" style:family="table-row">
      <style:table-row-properties style:min-row-height="3.657cm"/>
    </style:style>
    <style:style style:name="Table1.13" style:family="table-row">
      <style:table-row-properties style:min-row-height="1.201cm"/>
    </style:style>
    <style:style style:name="Table1.17" style:family="table-row">
      <style:table-row-properties style:min-row-height="2.247cm"/>
    </style:style>
    <style:style style:name="Table1.27" style:family="table-row">
      <style:table-row-properties style:min-row-height="4.073cm"/>
    </style:style>
    <style:style style:name="Table1.67" style:family="table-row">
      <style:table-row-properties style:min-row-height="1.404cm"/>
    </style:style>
    <style:style style:name="P1" style:family="paragraph" style:parent-style-name="Standard">
      <style:text-properties fo:color="#000000" style:text-underline-style="none" officeooo:rsid="000ad474" officeooo:paragraph-rsid="000ad474" fo:background-color="transparent"/>
    </style:style>
    <style:style style:name="P2" style:family="paragraph" style:parent-style-name="Standard">
      <style:text-properties fo:color="#000000" style:text-underline-style="none" officeooo:rsid="000ad474" officeooo:paragraph-rsid="000c8593" fo:background-color="transparent"/>
    </style:style>
    <style:style style:name="P3" style:family="paragraph" style:parent-style-name="Standard">
      <style:text-properties fo:color="#000000" style:text-underline-style="none" officeooo:rsid="000ad474" officeooo:paragraph-rsid="000e4835" fo:background-color="transparent"/>
    </style:style>
    <style:style style:name="P4" style:family="paragraph" style:parent-style-name="Standard">
      <style:text-properties fo:color="#000000" style:text-underline-style="none" officeooo:rsid="000c8593" officeooo:paragraph-rsid="000c8593" fo:background-color="transparent"/>
    </style:style>
    <style:style style:name="P5" style:family="paragraph" style:parent-style-name="Standard">
      <style:text-properties fo:color="#000000" style:text-underline-style="none" officeooo:rsid="000e4835" officeooo:paragraph-rsid="000e4835" fo:background-color="transparent"/>
    </style:style>
    <style:style style:name="P6" style:family="paragraph" style:parent-style-name="Standard">
      <style:text-properties fo:color="#000000" style:text-underline-style="none" officeooo:rsid="0038e2d3" officeooo:paragraph-rsid="0038e2d3" fo:background-color="transparent"/>
    </style:style>
    <style:style style:name="P7" style:family="paragraph" style:parent-style-name="Standard">
      <style:text-properties fo:color="#000000" style:text-underline-style="none" officeooo:rsid="0043e908" officeooo:paragraph-rsid="0043e908" fo:background-color="transparent"/>
    </style:style>
    <style:style style:name="P8" style:family="paragraph" style:parent-style-name="Standard">
      <style:text-properties fo:color="#000000" style:text-underline-style="none" officeooo:rsid="004873ea" officeooo:paragraph-rsid="004873ea" fo:background-color="transparent"/>
    </style:style>
    <style:style style:name="P9" style:family="paragraph" style:parent-style-name="Standard">
      <style:text-properties fo:color="#000000" style:text-underline-style="none" officeooo:rsid="004f90df" officeooo:paragraph-rsid="004f90df" fo:background-color="transparent"/>
    </style:style>
    <style:style style:name="P10" style:family="paragraph" style:parent-style-name="Standard">
      <style:text-properties fo:color="#000000" style:text-underline-style="none" fo:font-weight="bold" officeooo:rsid="000ad474" officeooo:paragraph-rsid="000ad474" fo:background-color="transparent" style:font-weight-asian="bold" style:font-weight-complex="bold"/>
    </style:style>
    <style:style style:name="P11" style:family="paragraph" style:parent-style-name="Standard">
      <style:text-properties fo:color="#000000" style:text-underline-style="none" fo:font-weight="bold" officeooo:rsid="000c8593" officeooo:paragraph-rsid="000c8593" fo:background-color="transparent" style:font-weight-asian="bold" style:font-weight-complex="bold"/>
    </style:style>
    <style:style style:name="P12" style:family="paragraph" style:parent-style-name="Standard">
      <style:text-properties fo:color="#000000" style:text-underline-style="none" fo:font-weight="bold" officeooo:rsid="000e4835" officeooo:paragraph-rsid="000e4835" fo:background-color="transparent" style:font-weight-asian="bold" style:font-weight-complex="bold"/>
    </style:style>
    <style:style style:name="P13" style:family="paragraph" style:parent-style-name="Standard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0ad474" officeooo:paragraph-rsid="000ad474" fo:background-color="transparent" style:font-size-asian="12.75pt" style:font-weight-asian="normal" style:font-weight-complex="normal" loext:padding="0cm" loext:border="none"/>
    </style:style>
    <style:style style:name="P15" style:family="paragraph" style:parent-style-name="Standard">
      <style:text-properties fo:color="#000000" style:text-underline-style="none" officeooo:rsid="0029911b" officeooo:paragraph-rsid="0029911b"/>
    </style:style>
    <style:style style:name="P16" style:family="paragraph" style:parent-style-name="Standard">
      <style:text-properties fo:color="#000000" style:text-underline-style="none" officeooo:rsid="002eaa63" officeooo:paragraph-rsid="002eaa63"/>
    </style:style>
    <style:style style:name="P17" style:family="paragraph" style:parent-style-name="Standard">
      <style:text-properties fo:color="#000000" officeooo:paragraph-rsid="000ad474" fo:background-color="transparent"/>
    </style:style>
    <style:style style:name="P18" style:family="paragraph" style:parent-style-name="Standard">
      <style:text-properties fo:color="#000000" officeooo:paragraph-rsid="000e4835"/>
    </style:style>
    <style:style style:name="P19" style:family="paragraph" style:parent-style-name="Standard">
      <style:text-properties fo:color="#000000" officeooo:paragraph-rsid="000f754b"/>
    </style:style>
    <style:style style:name="P20" style:family="paragraph" style:parent-style-name="Standard">
      <style:text-properties fo:color="#000000" officeooo:rsid="000f754b" officeooo:paragraph-rsid="000f754b"/>
    </style:style>
    <style:style style:name="P21" style:family="paragraph" style:parent-style-name="Standard">
      <style:text-properties fo:color="#000000" officeooo:rsid="00107e10" officeooo:paragraph-rsid="00107e10"/>
    </style:style>
    <style:style style:name="P22" style:family="paragraph" style:parent-style-name="Standard">
      <style:text-properties fo:color="#000000" officeooo:rsid="001212b4" officeooo:paragraph-rsid="001212b4"/>
    </style:style>
    <style:style style:name="P23" style:family="paragraph" style:parent-style-name="Standard">
      <style:text-properties fo:color="#000000" officeooo:rsid="0013ebe7" officeooo:paragraph-rsid="0013ebe7"/>
    </style:style>
    <style:style style:name="P24" style:family="paragraph" style:parent-style-name="Standard">
      <style:text-properties fo:color="#000000" officeooo:rsid="00155cd8" officeooo:paragraph-rsid="00155cd8"/>
    </style:style>
    <style:style style:name="P25" style:family="paragraph" style:parent-style-name="Standard">
      <style:text-properties fo:color="#000000" officeooo:rsid="00173716" officeooo:paragraph-rsid="00173716"/>
    </style:style>
    <style:style style:name="P26" style:family="paragraph" style:parent-style-name="Standard">
      <style:text-properties fo:color="#000000" fo:font-size="15pt" style:text-underline-style="none" fo:font-weight="bold" officeooo:rsid="00173716" officeooo:paragraph-rsid="00173716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5pt" style:text-underline-style="none" officeooo:rsid="000ad474" officeooo:paragraph-rsid="000ad474" fo:background-color="transparent" style:font-size-asian="15pt" style:font-size-complex="15pt"/>
    </style:style>
    <style:style style:name="P28" style:family="paragraph" style:parent-style-name="Standard">
      <style:text-properties fo:color="#000000" officeooo:rsid="0017e726" officeooo:paragraph-rsid="0017e726"/>
    </style:style>
    <style:style style:name="P29" style:family="paragraph" style:parent-style-name="Standard">
      <style:text-properties fo:color="#000000" officeooo:rsid="0018b8b8" officeooo:paragraph-rsid="0018b8b8"/>
    </style:style>
    <style:style style:name="P30" style:family="paragraph" style:parent-style-name="Standard">
      <style:text-properties fo:color="#000000" officeooo:rsid="001d6494" officeooo:paragraph-rsid="001d6494"/>
    </style:style>
    <style:style style:name="P31" style:family="paragraph" style:parent-style-name="Standard">
      <style:text-properties fo:color="#000000" officeooo:rsid="001df2fb" officeooo:paragraph-rsid="001df2fb"/>
    </style:style>
    <style:style style:name="P32" style:family="paragraph" style:parent-style-name="Standard">
      <style:text-properties fo:color="#000000" officeooo:rsid="001fcca7" officeooo:paragraph-rsid="001fcca7"/>
    </style:style>
    <style:style style:name="P33" style:family="paragraph" style:parent-style-name="Standard">
      <style:text-properties fo:color="#000000" officeooo:rsid="001fcca7" officeooo:paragraph-rsid="0020f3bd"/>
    </style:style>
    <style:style style:name="P34" style:family="paragraph" style:parent-style-name="Standard">
      <style:text-properties fo:color="#000000" officeooo:rsid="0020f3bd" officeooo:paragraph-rsid="0020f3bd"/>
    </style:style>
    <style:style style:name="P35" style:family="paragraph" style:parent-style-name="Standard">
      <style:text-properties fo:color="#000000" officeooo:rsid="00213738" officeooo:paragraph-rsid="00213738"/>
    </style:style>
    <style:style style:name="P36" style:family="paragraph" style:parent-style-name="Standard">
      <style:text-properties fo:color="#000000" officeooo:rsid="00238eb9" officeooo:paragraph-rsid="00238eb9"/>
    </style:style>
    <style:style style:name="P37" style:family="paragraph" style:parent-style-name="Standard">
      <style:text-properties fo:color="#000000" officeooo:rsid="0024a5b1" officeooo:paragraph-rsid="0024a5b1"/>
    </style:style>
    <style:style style:name="P38" style:family="paragraph" style:parent-style-name="Standard">
      <style:text-properties fo:color="#000000" officeooo:rsid="002633ab" officeooo:paragraph-rsid="002633ab"/>
    </style:style>
    <style:style style:name="P39" style:family="paragraph" style:parent-style-name="Standard">
      <style:text-properties fo:color="#000000" officeooo:rsid="002718bf" officeooo:paragraph-rsid="002718bf"/>
    </style:style>
    <style:style style:name="P40" style:family="paragraph" style:parent-style-name="Standard">
      <style:text-properties fo:color="#000000" officeooo:rsid="00287a3f" officeooo:paragraph-rsid="00287a3f"/>
    </style:style>
    <style:style style:name="P41" style:family="paragraph" style:parent-style-name="Standard">
      <style:text-properties fo:color="#000000" officeooo:rsid="00121277" officeooo:paragraph-rsid="00121277"/>
    </style:style>
    <style:style style:name="P42" style:family="paragraph" style:parent-style-name="Standard">
      <style:text-properties fo:color="#000000" officeooo:rsid="0029911b" officeooo:paragraph-rsid="0029911b"/>
    </style:style>
    <style:style style:name="P43" style:family="paragraph" style:parent-style-name="Standard">
      <style:text-properties fo:color="#000000" officeooo:paragraph-rsid="002eaa63"/>
    </style:style>
    <style:style style:name="P44" style:family="paragraph" style:parent-style-name="Standard">
      <style:text-properties fo:color="#000000" officeooo:rsid="002eaa63" officeooo:paragraph-rsid="002eaa63"/>
    </style:style>
    <style:style style:name="P45" style:family="paragraph" style:parent-style-name="Standard">
      <style:text-properties fo:color="#000000" style:font-name="Liberation Sans" fo:font-size="12pt" fo:font-weight="bold" officeooo:rsid="000ed485" officeooo:paragraph-rsid="003d6c53" style:font-name-asian="Liberation Sans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bold" style:font-size-complex="12pt" style:font-weight-complex="bold" loext:padding="0cm" loext:border="none"/>
    </style:style>
    <style:style style:name="P47" style:family="paragraph" style:parent-style-name="Standard"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bold" style:font-size-complex="12pt" style:font-weight-complex="normal" loext:padding="0cm" loext:border="none"/>
    </style:style>
    <style:style style:name="P48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weight-asian="bold" style:font-size-complex="12pt" style:font-weight-complex="normal" loext:padding="0cm" loext:border="none"/>
    </style:style>
    <style:style style:name="P49" style:family="paragraph" style:parent-style-name="Standard">
      <style:text-properties fo:color="#000000" style:font-name="Liberation Sans" fo:font-size="12pt" fo:font-weight="normal" officeooo:paragraph-rsid="003d6c53" style:font-name-asian="Liberation Sans" style:font-size-asian="12pt" style:font-weight-asian="bold" style:font-size-complex="12pt" loext:padding="0cm" loext:border="none"/>
    </style:style>
    <style:style style:name="P50" style:family="paragraph" style:parent-style-name="Standard"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Liberation Sans" fo:font-size="12pt" fo:font-weight="normal" officeooo:rsid="0010b047" officeooo:paragraph-rsid="003d6c53" style:font-name-asian="Liberation Sans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Liberation Sans" fo:font-size="12pt" fo:font-weight="normal" officeooo:paragraph-rsid="003d6c53" style:font-name-asian="Liberation Sans" style:font-size-asian="12pt" style:font-size-complex="12pt" loext:padding="0cm" loext:border="none"/>
    </style:style>
    <style:style style:name="P54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size-complex="12pt" loext:padding="0cm" loext:border="none"/>
    </style:style>
    <style:style style:name="P55" style:family="paragraph" style:parent-style-name="Standard">
      <style:text-properties fo:color="#000000" style:font-name="Liberation Sans" fo:font-size="12pt" fo:font-weight="normal" officeooo:rsid="0014b73a" officeooo:paragraph-rsid="003d6c53" style:font-name-asian="Liberation Sans" style:font-size-asian="12pt" style:font-size-complex="12pt" loext:padding="0cm" loext:border="none"/>
    </style:style>
    <style:style style:name="P56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officeooo:paragraph-rsid="003d6c53" style:font-name-asian="Liberation Sans" style:font-size-asian="12pt" style:font-size-complex="12pt"/>
    </style:style>
    <style:style style:name="P57" style:family="paragraph" style:parent-style-name="Standard">
      <style:text-properties fo:color="#000000" style:font-name="Liberation Sans" fo:font-size="12pt" officeooo:paragraph-rsid="003d6c53" style:font-name-asian="Liberation Sans" style:font-size-asian="12pt" style:font-size-complex="12pt"/>
    </style:style>
    <style:style style:name="P58" style:family="paragraph" style:parent-style-name="Standard">
      <style:paragraph-properties style:line-height-at-least="0.635cm" fo:text-align="start" style:justify-single-word="false"/>
      <style:text-properties fo:color="#000000" fo:font-size="12pt" officeooo:paragraph-rsid="003d6c53" style:font-size-asian="12pt" style:font-size-complex="12pt"/>
    </style:style>
    <style:style style:name="P59" style:family="paragraph" style:parent-style-name="Standard">
      <style:paragraph-properties style:line-height-at-least="0.635cm" fo:text-align="start" style:justify-single-word="false"/>
      <style:text-properties fo:color="#000000" fo:font-size="12pt" officeooo:rsid="001857e2" officeooo:paragraph-rsid="003d6c53" style:font-size-asian="12pt" style:font-size-complex="12pt"/>
    </style:style>
    <style:style style:name="P60" style:family="paragraph" style:parent-style-name="Standard">
      <style:paragraph-properties style:line-height-at-least="0.635cm" fo:text-align="start" style:justify-single-word="false"/>
    </style:style>
    <style:style style:name="P61" style:family="paragraph" style:parent-style-name="Standard">
      <style:paragraph-properties style:line-height-at-least="0.635cm" fo:text-align="start" style:justify-single-word="false"/>
      <style:text-properties officeooo:paragraph-rsid="000f754b"/>
    </style:style>
    <style:style style:name="P62" style:family="paragraph" style:parent-style-name="Standard">
      <style:paragraph-properties style:line-height-at-least="0.635cm" fo:text-align="start" style:justify-single-word="false"/>
      <style:text-properties officeooo:paragraph-rsid="001212b4"/>
    </style:style>
    <style:style style:name="P63" style:family="paragraph" style:parent-style-name="Standard">
      <style:paragraph-properties style:line-height-at-least="0.635cm" fo:text-align="start" style:justify-single-word="false"/>
      <style:text-properties officeooo:paragraph-rsid="0013ebe7"/>
    </style:style>
    <style:style style:name="P64" style:family="paragraph" style:parent-style-name="Standard">
      <style:paragraph-properties style:line-height-at-least="0.635cm" fo:text-align="start" style:justify-single-word="false"/>
      <style:text-properties officeooo:paragraph-rsid="00155cd8"/>
    </style:style>
    <style:style style:name="P65" style:family="paragraph" style:parent-style-name="Standard">
      <style:paragraph-properties style:line-height-at-least="0.635cm" fo:text-align="start" style:justify-single-word="false"/>
      <style:text-properties officeooo:paragraph-rsid="00173716"/>
    </style:style>
    <style:style style:name="P66" style:family="paragraph" style:parent-style-name="Standard">
      <style:paragraph-properties style:line-height-at-least="0.635cm" fo:text-align="start" style:justify-single-word="false"/>
      <style:text-properties officeooo:paragraph-rsid="0020f3bd"/>
    </style:style>
    <style:style style:name="P67" style:family="paragraph" style:parent-style-name="Standard">
      <style:paragraph-properties style:line-height-at-least="0.635cm" fo:text-align="start" style:justify-single-word="false"/>
      <style:text-properties officeooo:paragraph-rsid="0024a5b1"/>
    </style:style>
    <style:style style:name="P68" style:family="paragraph" style:parent-style-name="Standard">
      <style:paragraph-properties style:line-height-at-least="0.635cm" fo:text-align="start" style:justify-single-word="false"/>
      <style:text-properties officeooo:paragraph-rsid="002633ab"/>
    </style:style>
    <style:style style:name="P69" style:family="paragraph" style:parent-style-name="Standard">
      <style:paragraph-properties style:line-height-at-least="0.635cm" fo:text-align="start" style:justify-single-word="false"/>
      <style:text-properties officeooo:paragraph-rsid="002718bf"/>
    </style:style>
    <style:style style:name="P70" style:family="paragraph" style:parent-style-name="Standard">
      <style:paragraph-properties style:line-height-at-least="0.635cm" fo:text-align="start" style:justify-single-word="false"/>
      <style:text-properties officeooo:paragraph-rsid="00287a3f"/>
    </style:style>
    <style:style style:name="P71" style:family="paragraph" style:parent-style-name="Standard">
      <style:paragraph-properties style:line-height-at-least="0.635cm" fo:text-align="start" style:justify-single-word="false"/>
      <style:text-properties officeooo:paragraph-rsid="002ff4f3"/>
    </style:style>
    <style:style style:name="P72" style:family="paragraph" style:parent-style-name="Standard">
      <style:paragraph-properties style:line-height-at-least="0.635cm" fo:text-align="start" style:justify-single-word="false"/>
      <style:text-properties officeooo:paragraph-rsid="00303fa7"/>
    </style:style>
    <style:style style:name="P73" style:family="paragraph" style:parent-style-name="Standard">
      <style:paragraph-properties style:line-height-at-least="0.635cm" fo:text-align="start" style:justify-single-word="false"/>
      <style:text-properties officeooo:paragraph-rsid="0038e2d3"/>
    </style:style>
    <style:style style:name="P74" style:family="paragraph" style:parent-style-name="Standard">
      <style:paragraph-properties style:line-height-at-least="0.635cm" fo:text-align="start" style:justify-single-word="false"/>
      <style:text-properties officeooo:paragraph-rsid="0039bb2d"/>
    </style:style>
    <style:style style:name="P75" style:family="paragraph" style:parent-style-name="Standard">
      <style:paragraph-properties style:line-height-at-least="0.635cm" fo:text-align="start" style:justify-single-word="false"/>
      <style:text-properties officeooo:paragraph-rsid="003a1bf5"/>
    </style:style>
    <style:style style:name="P76" style:family="paragraph" style:parent-style-name="Standard">
      <style:paragraph-properties style:line-height-at-least="0.635cm" fo:text-align="start" style:justify-single-word="false"/>
      <style:text-properties officeooo:paragraph-rsid="003d6c53"/>
    </style:style>
    <style:style style:name="P77" style:family="paragraph" style:parent-style-name="Standard">
      <style:paragraph-properties style:line-height-at-least="0.635cm" fo:text-align="start" style:justify-single-word="false"/>
      <style:text-properties officeooo:paragraph-rsid="00446691"/>
    </style:style>
    <style:style style:name="P78" style:family="paragraph" style:parent-style-name="Standard">
      <style:paragraph-properties style:line-height-at-least="0.635cm" fo:text-align="center" style:justify-single-word="false"/>
    </style:style>
    <style:style style:name="P7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loext:padding="0cm" loext:border="none"/>
    </style:style>
    <style:style style:name="P80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4a5b1" loext:padding="0cm" loext:border="none"/>
    </style:style>
    <style:style style:name="P8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633ab" loext:padding="0cm" loext:border="none"/>
    </style:style>
    <style:style style:name="P8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87a3f" loext:padding="0cm" loext:border="none"/>
    </style:style>
    <style:style style:name="P83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ff4f3" loext:padding="0cm" loext:border="none"/>
    </style:style>
    <style:style style:name="P84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03fa7" loext:padding="0cm" loext:border="none"/>
    </style:style>
    <style:style style:name="P85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8e2d3" loext:padding="0cm" loext:border="none"/>
    </style:style>
    <style:style style:name="P86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9bb2d" loext:padding="0cm" loext:border="none"/>
    </style:style>
    <style:style style:name="P87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a1bf5" loext:padding="0cm" loext:border="none"/>
    </style:style>
    <style:style style:name="P88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d6c53" loext:padding="0cm" loext:border="none"/>
    </style:style>
    <style:style style:name="P8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446691" loext:padding="0cm" loext:border="none"/>
    </style:style>
    <style:style style:name="P90" style:family="paragraph" style:parent-style-name="Standard">
      <style:paragraph-properties style:line-height-at-least="0.556cm" fo:text-align="start" style:justify-single-word="false"/>
      <style:text-properties fo:color="#5f5f5f" fo:font-size="12.75pt" fo:font-weight="normal" loext:padding="0cm" loext:border="none"/>
    </style:style>
    <style:style style:name="P91" style:family="paragraph" style:parent-style-name="Standard">
      <style:text-properties fo:color="#5f5f5f" fo:font-size="12.75pt" fo:font-weight="normal" officeooo:paragraph-rsid="002ff4f3" loext:padding="0cm" loext:border="none"/>
    </style:style>
    <style:style style:name="P9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style:font-size-asian="12.75pt" style:font-weight-asian="bold" loext:padding="0cm" loext:border="none"/>
    </style:style>
    <style:style style:name="P93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173716" officeooo:paragraph-rsid="00173716" style:font-size-asian="12.75pt" style:font-weight-asian="bold" loext:padding="0cm" loext:border="none"/>
    </style:style>
    <style:style style:name="P94" style:family="paragraph" style:parent-style-name="Standard">
      <style:text-properties fo:color="#5f5f5f" fo:font-size="12.75pt" fo:font-weight="normal" officeooo:rsid="00387338" officeooo:paragraph-rsid="00387338" loext:padding="0cm" loext:border="none"/>
    </style:style>
    <style:style style:name="P95" style:family="paragraph" style:parent-style-name="Standard">
      <style:text-properties fo:color="#5f5f5f" fo:font-size="12.75pt" fo:font-weight="normal" officeooo:rsid="0038e2d3" officeooo:paragraph-rsid="0038e2d3" loext:padding="0cm" loext:border="none"/>
    </style:style>
    <style:style style:name="P96" style:family="paragraph" style:parent-style-name="Standard">
      <style:text-properties fo:color="#5f5f5f" fo:font-size="12.75pt" fo:font-weight="normal" officeooo:rsid="0039bb2d" officeooo:paragraph-rsid="0039bb2d" loext:padding="0cm" loext:border="none"/>
    </style:style>
    <style:style style:name="P97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39bb2d" officeooo:paragraph-rsid="0039bb2d" loext:padding="0cm" loext:border="none"/>
    </style:style>
    <style:style style:name="P98" style:family="paragraph" style:parent-style-name="Standard">
      <style:text-properties fo:color="#5f5f5f" fo:font-size="12.75pt" fo:font-weight="normal" officeooo:rsid="0039bb2d" officeooo:paragraph-rsid="0043e908" loext:padding="0cm" loext:border="none"/>
    </style:style>
    <style:style style:name="P9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248e82" officeooo:paragraph-rsid="003d6c53" loext:padding="0cm" loext:border="none"/>
    </style:style>
    <style:style style:name="P100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1f35f1" officeooo:paragraph-rsid="003d6c53" loext:padding="0cm" loext:border="none"/>
    </style:style>
    <style:style style:name="P10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204f7b" officeooo:paragraph-rsid="003d6c53" loext:padding="0cm" loext:border="none"/>
    </style:style>
    <style:style style:name="P102" style:family="paragraph" style:parent-style-name="Standard">
      <style:text-properties fo:color="#5f5f5f" fo:font-size="12.75pt" fo:font-weight="normal" officeooo:rsid="0043e908" officeooo:paragraph-rsid="0043e908" loext:padding="0cm" loext:border="none"/>
    </style:style>
    <style:style style:name="P103" style:family="paragraph" style:parent-style-name="Standard">
      <style:text-properties fo:color="#5f5f5f" fo:font-size="12.75pt" fo:font-weight="normal" officeooo:rsid="00446691" officeooo:paragraph-rsid="00446691" loext:padding="0cm" loext:border="none"/>
    </style:style>
    <style:style style:name="P104" style:family="paragraph" style:parent-style-name="Standard">
      <style:text-properties fo:color="#5f5f5f" fo:font-size="12.75pt" fo:font-weight="normal" officeooo:rsid="00457e65" officeooo:paragraph-rsid="00457e65" loext:padding="0cm" loext:border="none"/>
    </style:style>
    <style:style style:name="P105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4873ea" officeooo:paragraph-rsid="004873ea" loext:padding="0cm" loext:border="none"/>
    </style:style>
    <style:style style:name="P106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4bb9a5" officeooo:paragraph-rsid="004bb9a5" loext:padding="0cm" loext:border="none"/>
    </style:style>
    <style:style style:name="P107" style:family="paragraph" style:parent-style-name="Standard">
      <style:text-properties fo:color="#5f5f5f" fo:font-size="12.75pt" fo:font-weight="normal" officeooo:rsid="003a1bf5" officeooo:paragraph-rsid="0043e908" loext:padding="0cm" loext:border="none"/>
    </style:style>
    <style:style style:name="P108" style:family="paragraph" style:parent-style-name="Standard">
      <style:paragraph-properties style:line-height-at-least="0.635cm" fo:text-align="start" style:justify-single-word="false"/>
      <style:text-properties fo:color="#5f5f5f" fo:font-size="12.75pt" fo:font-weight="bold" officeooo:rsid="00287a3f" officeooo:paragraph-rsid="00287a3f" style:font-weight-asian="bold" style:font-weight-complex="bold" loext:padding="0cm" loext:border="none"/>
    </style:style>
    <style:style style:name="P109" style:family="paragraph" style:parent-style-name="Standard">
      <style:paragraph-properties style:line-height-at-least="0.635cm" fo:text-align="start" style:justify-single-word="false"/>
      <style:text-properties fo:color="#5f5f5f" style:font-size-asian="12.75pt" style:font-weight-asian="bold" loext:padding="0cm" loext:border="none"/>
    </style:style>
    <style:style style:name="P110" style:family="paragraph" style:parent-style-name="Standard">
      <style:paragraph-properties style:line-height-at-least="0.635cm" fo:text-align="start" style:justify-single-word="false"/>
      <style:text-properties fo:color="#5f5f5f" officeooo:paragraph-rsid="000f754b" style:font-size-asian="12.75pt" style:font-weight-asian="bold" loext:padding="0cm" loext:border="none"/>
    </style:style>
    <style:style style:name="P111" style:family="paragraph" style:parent-style-name="Standard">
      <style:paragraph-properties style:line-height-at-least="0.635cm" fo:text-align="start" style:justify-single-word="false"/>
      <style:text-properties fo:color="#5f5f5f" officeooo:paragraph-rsid="00155cd8" style:font-size-asian="12.75pt" style:font-weight-asian="bold" loext:padding="0cm" loext:border="none"/>
    </style:style>
    <style:style style:name="P112" style:family="paragraph" style:parent-style-name="Standard">
      <style:paragraph-properties style:line-height-at-least="0.635cm" fo:text-align="start" style:justify-single-word="false"/>
      <style:text-properties fo:color="#5f5f5f" loext:padding="0cm" loext:border="none"/>
    </style:style>
    <style:style style:name="P113" style:family="paragraph" style:parent-style-name="Standard">
      <style:paragraph-properties style:line-height-at-least="0.635cm" fo:text-align="start" style:justify-single-word="false"/>
      <style:text-properties fo:color="#5f5f5f" officeooo:paragraph-rsid="0020f3bd" loext:padding="0cm" loext:border="none"/>
    </style:style>
    <style:style style:name="P114" style:family="paragraph" style:parent-style-name="Standard">
      <style:text-properties fo:color="#5f5f5f" officeooo:paragraph-rsid="00287a3f" loext:padding="0cm" loext:border="none"/>
    </style:style>
    <style:style style:name="P115" style:family="paragraph" style:parent-style-name="Standard">
      <style:text-properties fo:color="#5f5f5f" officeooo:rsid="00387338" officeooo:paragraph-rsid="00387338" loext:padding="0cm" loext:border="none"/>
    </style:style>
    <style:style style:name="P116" style:family="paragraph" style:parent-style-name="Standard">
      <style:text-properties fo:color="#5f5f5f" style:font-name="Liberation Serif" fo:font-size="12.6999998092651pt" officeooo:rsid="00387338" officeooo:paragraph-rsid="00387338" style:font-name-asian="Liberation Serif" style:font-size-asian="12.6999998092651pt" style:font-size-complex="12.6999998092651pt" loext:padding="0cm" loext:border="none"/>
    </style:style>
    <style:style style:name="P117" style:family="paragraph" style:parent-style-name="Standard">
      <style:text-properties fo:color="#5f5f5f" fo:font-weight="normal" officeooo:rsid="0038e2d3" officeooo:paragraph-rsid="0038e2d3" style:font-weight-asian="normal" style:font-weight-complex="normal" loext:padding="0cm" loext:border="none"/>
    </style:style>
    <style:style style:name="P118" style:family="paragraph" style:parent-style-name="Standard">
      <style:text-properties fo:color="#5f5f5f" fo:font-weight="normal" officeooo:rsid="0039bb2d" officeooo:paragraph-rsid="0039bb2d" style:font-weight-asian="normal" style:font-weight-complex="normal" loext:padding="0cm" loext:border="none"/>
    </style:style>
    <style:style style:name="P119" style:family="paragraph" style:parent-style-name="Standard">
      <style:text-properties fo:color="#5f5f5f" fo:font-weight="normal" officeooo:rsid="003a1bf5" officeooo:paragraph-rsid="003a1bf5" style:font-weight-asian="normal" style:font-weight-complex="normal" loext:padding="0cm" loext:border="none"/>
    </style:style>
    <style:style style:name="P120" style:family="paragraph" style:parent-style-name="Standard">
      <style:text-properties fo:color="#5f5f5f" fo:font-weight="normal" officeooo:rsid="003efcf2" officeooo:paragraph-rsid="003efcf2" style:font-weight-asian="normal" style:font-weight-complex="normal" loext:padding="0cm" loext:border="none"/>
    </style:style>
    <style:style style:name="P121" style:family="paragraph" style:parent-style-name="Standard">
      <style:text-properties fo:color="#5f5f5f" fo:font-weight="normal" officeooo:rsid="00446691" officeooo:paragraph-rsid="00446691" style:font-weight-asian="normal" style:font-weight-complex="normal" loext:padding="0cm" loext:border="none"/>
    </style:style>
    <style:style style:name="P122" style:family="paragraph" style:parent-style-name="Standard">
      <style:text-properties fo:color="#5f5f5f" fo:font-weight="normal" officeooo:rsid="00457e65" officeooo:paragraph-rsid="00457e65" style:font-weight-asian="normal" style:font-weight-complex="normal" loext:padding="0cm" loext:border="none"/>
    </style:style>
    <style:style style:name="P123" style:family="paragraph" style:parent-style-name="Standard">
      <style:text-properties fo:color="#5f5f5f" fo:font-weight="normal" officeooo:rsid="004e0b75" officeooo:paragraph-rsid="004e0b75" style:font-weight-asian="normal" style:font-weight-complex="normal" loext:padding="0cm" loext:border="none"/>
    </style:style>
    <style:style style:name="P124" style:family="paragraph" style:parent-style-name="Standard">
      <style:text-properties fo:color="#5f5f5f" fo:font-weight="normal" officeooo:rsid="00513c7e" officeooo:paragraph-rsid="00513c7e" style:font-weight-asian="normal" style:font-weight-complex="normal" loext:padding="0cm" loext:border="none"/>
    </style:style>
    <style:style style:name="P125" style:family="paragraph" style:parent-style-name="Standard">
      <style:paragraph-properties style:line-height-at-least="0.635cm" fo:text-align="start" style:justify-single-word="false"/>
      <style:text-properties fo:color="#1cb0f6" style:font-size-asian="12.75pt" style:font-weight-asian="bold" loext:padding="0cm" loext:border="none"/>
    </style:style>
    <style:style style:name="P126" style:family="paragraph" style:parent-style-name="Standard">
      <style:paragraph-properties style:line-height-at-least="0.635cm" fo:text-align="start" style:justify-single-word="false"/>
      <style:text-properties fo:color="#1cb0f6" officeooo:paragraph-rsid="000f754b" style:font-size-asian="12.75pt" style:font-weight-asian="bold" loext:padding="0cm" loext:border="none"/>
    </style:style>
    <style:style style:name="P127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07e10" officeooo:paragraph-rsid="00107e10" style:font-name-asian="sans-serif" style:font-size-asian="12pt" style:font-style-asian="normal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21277" officeooo:paragraph-rsid="00121277" style:font-name-asian="sans-serif" style:font-size-asian="12pt" style:font-style-asian="normal" style:font-weight-asian="normal" style:font-size-complex="12pt" style:font-weight-complex="normal"/>
    </style:style>
    <style:style style:name="P129" style:family="paragraph" style:parent-style-name="Standard">
      <style:text-properties fo:font-variant="normal" fo:text-transform="none" fo:color="#000000" fo:font-size="12pt" fo:letter-spacing="normal" officeooo:paragraph-rsid="00287a3f" style:font-size-asian="12pt" style:font-size-complex="12pt"/>
    </style:style>
    <style:style style:name="P130" style:family="paragraph" style:parent-style-name="Standard">
      <style:text-properties fo:font-variant="normal" fo:text-transform="none" fo:color="#000000" style:font-name="Liberation Serif" fo:font-size="12.6999998092651pt" fo:letter-spacing="normal" officeooo:rsid="00387338" officeooo:paragraph-rsid="00387338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1" style:family="paragraph" style:parent-style-name="Standard">
      <style:text-properties fo:font-variant="normal" fo:text-transform="none" fo:color="#000000" style:font-name="Liberation Serif" fo:font-size="12.6999998092651pt" fo:letter-spacing="normal" officeooo:rsid="0038e2d3" officeooo:paragraph-rsid="0038e2d3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2" style:family="paragraph" style:parent-style-name="Standard">
      <style:text-properties fo:font-variant="normal" fo:text-transform="none" fo:color="#000000" style:font-name="Liberation Serif" fo:font-size="12.6999998092651pt" fo:letter-spacing="normal" officeooo:rsid="003efcf2" officeooo:paragraph-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3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2.6999998092651pt" fo:letter-spacing="normal" style:font-name-asian="Liberation Serif" style:font-size-asian="12.6999998092651pt" style:font-size-complex="12.6999998092651pt"/>
    </style:style>
    <style:style style:name="P13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4b73a" officeooo:paragraph-rsid="003d6c53" style:font-name-asian="Liberation Sans" style:font-size-asian="12pt" style:font-size-complex="12pt" loext:padding="0cm" loext:border="none"/>
    </style:style>
    <style:style style:name="P135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size-complex="12pt" loext:padding="0cm" loext:border="none"/>
    </style:style>
    <style:style style:name="P13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size-complex="12pt" loext:padding="0cm" loext:border="none"/>
    </style:style>
    <style:style style:name="P13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7e62c" officeooo:paragraph-rsid="003d6c53" style:font-name-asian="Liberation Sans" style:font-size-asian="12pt" style:font-size-complex="12pt" loext:padding="0cm" loext:border="none"/>
    </style:style>
    <style:style style:name="P138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57e2" officeooo:paragraph-rsid="003d6c53" style:font-name-asian="Liberation Sans" style:font-size-asian="12pt" style:font-size-complex="12pt" loext:padding="0cm" loext:border="none"/>
    </style:style>
    <style:style style:name="P139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6920" officeooo:paragraph-rsid="003d6c53" style:font-name-asian="Liberation Sans" style:font-size-asian="12pt" style:font-size-complex="12pt" loext:padding="0cm" loext:border="none"/>
    </style:style>
    <style:style style:name="P140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b6f0" officeooo:paragraph-rsid="003d6c53" style:font-name-asian="Liberation Sans" style:font-size-asian="12pt" style:font-size-complex="12pt" loext:padding="0cm" loext:border="none"/>
    </style:style>
    <style:style style:name="P141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b6b4" officeooo:paragraph-rsid="003d6c53" style:font-name-asian="Liberation Sans" style:font-size-asian="12pt" style:font-size-complex="12pt" loext:padding="0cm" loext:border="none"/>
    </style:style>
    <style:style style:name="P142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bfa62" officeooo:paragraph-rsid="003d6c53" style:font-name-asian="Liberation Sans" style:font-size-asian="12pt" style:font-size-complex="12pt" loext:padding="0cm" loext:border="none"/>
    </style:style>
    <style:style style:name="P143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c355f" officeooo:paragraph-rsid="003d6c53" style:font-name-asian="Liberation Sans" style:font-size-asian="12pt" style:font-size-complex="12pt" loext:padding="0cm" loext:border="none"/>
    </style:style>
    <style:style style:name="P144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de9aa" officeooo:paragraph-rsid="003d6c53" style:font-name-asian="Liberation Sans" style:font-size-asian="12pt" style:font-size-complex="12pt" loext:padding="0cm" loext:border="none"/>
    </style:style>
    <style:style style:name="P14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weight-asian="normal" style:font-size-complex="12pt" style:font-weight-complex="normal" loext:padding="0cm" loext:border="none"/>
    </style:style>
    <style:style style:name="P146" style:family="paragraph" style:parent-style-name="Standard">
      <style:paragraph-properties style:line-height-at-least="0.635cm" fo:text-align="start" style:justify-single-word="false"/>
      <style:text-properties officeooo:rsid="0018b8b8" officeooo:paragraph-rsid="0018b8b8"/>
    </style:style>
    <style:style style:name="P147" style:family="paragraph" style:parent-style-name="Standard">
      <style:paragraph-properties style:line-height-at-least="0.688cm" fo:text-align="start" style:justify-single-word="false"/>
    </style:style>
    <style:style style:name="P148" style:family="paragraph" style:parent-style-name="Standard">
      <style:paragraph-properties style:line-height-at-least="0.688cm" fo:text-align="start" style:justify-single-word="false"/>
      <style:text-properties officeooo:paragraph-rsid="00238eb9"/>
    </style:style>
    <style:style style:name="P149" style:family="paragraph" style:parent-style-name="Standard">
      <style:text-properties officeooo:paragraph-rsid="00287a3f"/>
    </style:style>
    <style:style style:name="P150" style:family="paragraph" style:parent-style-name="Standard">
      <style:text-properties officeooo:rsid="002ff4f3" officeooo:paragraph-rsid="002ff4f3"/>
    </style:style>
    <style:style style:name="P151" style:family="paragraph" style:parent-style-name="Standard">
      <style:text-properties officeooo:paragraph-rsid="002ff4f3"/>
    </style:style>
    <style:style style:name="P152" style:family="paragraph" style:parent-style-name="Standard">
      <style:paragraph-properties style:line-height-at-least="0.635cm" fo:text-align="start" style:justify-single-word="false"/>
      <style:text-properties fo:color="#7ac70c" style:font-size-asian="12.75pt" style:font-weight-asian="bold" loext:padding="0cm" loext:border="none"/>
    </style:style>
    <style:style style:name="P153" style:family="paragraph" style:parent-style-name="Standard">
      <style:text-properties fo:font-weight="normal" officeooo:rsid="002ff4f3" officeooo:paragraph-rsid="002ff4f3" style:font-weight-asian="normal" style:font-weight-complex="normal"/>
    </style:style>
    <style:style style:name="P154" style:family="paragraph" style:parent-style-name="Standard">
      <style:text-properties fo:font-weight="normal" officeooo:rsid="00387338" officeooo:paragraph-rsid="00387338" style:font-weight-asian="normal" style:font-weight-complex="normal"/>
    </style:style>
    <style:style style:name="P155" style:family="paragraph" style:parent-style-name="Standard">
      <style:text-properties fo:font-weight="normal" officeooo:rsid="0038e2d3" officeooo:paragraph-rsid="0038e2d3" style:font-weight-asian="normal" style:font-weight-complex="normal"/>
    </style:style>
    <style:style style:name="P156" style:family="paragraph" style:parent-style-name="Standard">
      <style:paragraph-properties style:line-height-at-least="0.635cm" fo:text-align="start" style:justify-single-word="false"/>
      <style:text-properties officeooo:rsid="00204f7b" officeooo:paragraph-rsid="003d6c53"/>
    </style:style>
    <style:style style:name="P157" style:family="paragraph" style:parent-style-name="Standard">
      <style:paragraph-properties style:line-height-at-least="0.635cm" fo:text-align="start" style:justify-single-word="false"/>
      <style:text-properties officeooo:rsid="0021fd78" officeooo:paragraph-rsid="003d6c53"/>
    </style:style>
    <style:style style:name="P158" style:family="paragraph" style:parent-style-name="Standard">
      <style:paragraph-properties style:line-height-at-least="0.635cm" fo:text-align="start" style:justify-single-word="false"/>
      <style:text-properties officeooo:rsid="0022fa78" officeooo:paragraph-rsid="003d6c53"/>
    </style:style>
    <style:style style:name="P159" style:family="paragraph" style:parent-style-name="Standard">
      <style:paragraph-properties style:line-height-at-least="0.635cm" fo:text-align="start" style:justify-single-word="false"/>
      <style:text-properties officeooo:rsid="00248e82" officeooo:paragraph-rsid="003d6c53"/>
    </style:style>
    <style:style style:name="P160" style:family="paragraph" style:parent-style-name="Standard">
      <style:text-properties officeooo:paragraph-rsid="0040d7c8"/>
    </style:style>
    <style:style style:name="P161" style:family="paragraph" style:parent-style-name="Standard">
      <style:text-properties officeooo:rsid="002f1f08" officeooo:paragraph-rsid="002f1f08"/>
    </style:style>
    <style:style style:name="P162" style:family="paragraph" style:parent-style-name="Standard">
      <style:text-properties officeooo:rsid="0043e908" officeooo:paragraph-rsid="0043e908"/>
    </style:style>
    <style:style style:name="P163" style:family="paragraph" style:parent-style-name="Standard">
      <style:text-properties officeooo:paragraph-rsid="003efcf2"/>
    </style:style>
    <style:style style:name="P164" style:family="paragraph" style:parent-style-name="Standard">
      <style:text-properties officeooo:paragraph-rsid="00457e65"/>
    </style:style>
    <style:style style:name="P165" style:family="paragraph" style:parent-style-name="Standard">
      <style:text-properties officeooo:rsid="004e0b75" officeooo:paragraph-rsid="004e0b75"/>
    </style:style>
    <style:style style:name="P166" style:family="paragraph" style:parent-style-name="Standard">
      <style:text-properties officeooo:rsid="00513c7e" officeooo:paragraph-rsid="00513c7e"/>
    </style:style>
    <style:style style:name="P167" style:family="paragraph" style:parent-style-name="Table_20_Contents">
      <style:text-properties officeooo:rsid="000e582e" officeooo:paragraph-rsid="000e582e"/>
    </style:style>
    <style:style style:name="P168" style:family="paragraph" style:parent-style-name="Table_20_Contents">
      <style:text-properties fo:font-weight="bold" officeooo:rsid="000e582e" officeooo:paragraph-rsid="000e582e" style:font-weight-asian="bold" style:font-weight-complex="bold"/>
    </style:style>
    <style:style style:name="P169" style:family="paragraph" style:parent-style-name="Table_20_Contents">
      <style:text-properties officeooo:rsid="000f754b" officeooo:paragraph-rsid="000f754b"/>
    </style:style>
    <style:style style:name="P170" style:family="paragraph" style:parent-style-name="Table_20_Contents">
      <style:text-properties officeooo:rsid="00107e10" officeooo:paragraph-rsid="00107e10"/>
    </style:style>
    <style:style style:name="P171" style:family="paragraph" style:parent-style-name="Table_20_Contents">
      <style:text-properties officeooo:rsid="00121277" officeooo:paragraph-rsid="00121277"/>
    </style:style>
    <style:style style:name="P172" style:family="paragraph" style:parent-style-name="Table_20_Contents">
      <style:text-properties officeooo:rsid="001212b4" officeooo:paragraph-rsid="001212b4"/>
    </style:style>
    <style:style style:name="P173" style:family="paragraph" style:parent-style-name="Table_20_Contents">
      <style:text-properties officeooo:rsid="0013ebe7" officeooo:paragraph-rsid="0013ebe7"/>
    </style:style>
    <style:style style:name="P174" style:family="paragraph" style:parent-style-name="Table_20_Contents">
      <style:text-properties fo:font-weight="normal" officeooo:rsid="0013ebe7" officeooo:paragraph-rsid="0013ebe7" style:font-weight-asian="normal" style:font-weight-complex="normal"/>
    </style:style>
    <style:style style:name="P175" style:family="paragraph" style:parent-style-name="Table_20_Contents">
      <style:text-properties fo:font-weight="normal" officeooo:rsid="00155cd8" officeooo:paragraph-rsid="00155cd8" style:font-weight-asian="normal" style:font-weight-complex="normal"/>
    </style:style>
    <style:style style:name="P176" style:family="paragraph" style:parent-style-name="Table_20_Contents">
      <style:text-properties fo:font-weight="normal" officeooo:rsid="00173716" officeooo:paragraph-rsid="00173716" style:font-weight-asian="normal" style:font-weight-complex="normal"/>
    </style:style>
    <style:style style:name="P177" style:family="paragraph" style:parent-style-name="Table_20_Contents">
      <style:text-properties fo:font-weight="normal" officeooo:rsid="0017e726" officeooo:paragraph-rsid="0017e726" style:font-weight-asian="normal" style:font-weight-complex="normal"/>
    </style:style>
    <style:style style:name="P178" style:family="paragraph" style:parent-style-name="Table_20_Contents">
      <style:text-properties fo:font-weight="normal" officeooo:rsid="0018b8b8" officeooo:paragraph-rsid="0018b8b8" style:font-weight-asian="normal" style:font-weight-complex="normal"/>
    </style:style>
    <style:style style:name="P179" style:family="paragraph" style:parent-style-name="Table_20_Contents">
      <style:text-properties fo:font-weight="normal" officeooo:rsid="001a97b0" officeooo:paragraph-rsid="001a97b0" style:font-weight-asian="normal" style:font-weight-complex="normal"/>
    </style:style>
    <style:style style:name="P180" style:family="paragraph" style:parent-style-name="Table_20_Contents">
      <style:text-properties fo:font-weight="normal" officeooo:rsid="001d6494" officeooo:paragraph-rsid="001d6494" style:font-weight-asian="normal" style:font-weight-complex="normal"/>
    </style:style>
    <style:style style:name="P181" style:family="paragraph" style:parent-style-name="Table_20_Contents">
      <style:text-properties fo:font-weight="normal" officeooo:rsid="001df2fb" officeooo:paragraph-rsid="001df2fb" style:font-weight-asian="normal" style:font-weight-complex="normal"/>
    </style:style>
    <style:style style:name="P182" style:family="paragraph" style:parent-style-name="Table_20_Contents">
      <style:text-properties fo:font-weight="normal" officeooo:rsid="001fcca7" officeooo:paragraph-rsid="001fcca7" style:font-weight-asian="normal" style:font-weight-complex="normal"/>
    </style:style>
    <style:style style:name="P183" style:family="paragraph" style:parent-style-name="Table_20_Contents">
      <style:text-properties fo:font-weight="normal" officeooo:rsid="0020f3bd" officeooo:paragraph-rsid="0020f3bd" style:font-weight-asian="normal" style:font-weight-complex="normal"/>
    </style:style>
    <style:style style:name="P184" style:family="paragraph" style:parent-style-name="Table_20_Contents">
      <style:text-properties fo:font-weight="normal" officeooo:rsid="00213738" officeooo:paragraph-rsid="00213738" style:font-weight-asian="normal" style:font-weight-complex="normal"/>
    </style:style>
    <style:style style:name="P185" style:family="paragraph" style:parent-style-name="Table_20_Contents">
      <style:text-properties fo:font-weight="normal" officeooo:rsid="00238eb9" officeooo:paragraph-rsid="00238eb9" style:font-weight-asian="normal" style:font-weight-complex="normal"/>
    </style:style>
    <style:style style:name="P186" style:family="paragraph" style:parent-style-name="Table_20_Contents">
      <style:text-properties fo:font-weight="normal" officeooo:rsid="0024a5b1" officeooo:paragraph-rsid="0024a5b1" style:font-weight-asian="normal" style:font-weight-complex="normal"/>
    </style:style>
    <style:style style:name="P187" style:family="paragraph" style:parent-style-name="Table_20_Contents">
      <style:text-properties fo:font-weight="normal" officeooo:rsid="002633ab" officeooo:paragraph-rsid="002633ab" style:font-weight-asian="normal" style:font-weight-complex="normal"/>
    </style:style>
    <style:style style:name="P188" style:family="paragraph" style:parent-style-name="Table_20_Contents">
      <style:text-properties fo:font-weight="normal" officeooo:rsid="002718bf" officeooo:paragraph-rsid="002718bf" style:font-weight-asian="normal" style:font-weight-complex="normal"/>
    </style:style>
    <style:style style:name="P189" style:family="paragraph" style:parent-style-name="Table_20_Contents">
      <style:text-properties fo:font-weight="normal" officeooo:rsid="00287a3f" officeooo:paragraph-rsid="00287a3f" style:font-weight-asian="normal" style:font-weight-complex="normal"/>
    </style:style>
    <style:style style:name="P190" style:family="paragraph" style:parent-style-name="Table_20_Contents">
      <style:text-properties fo:font-weight="normal" officeooo:rsid="0029911b" officeooo:paragraph-rsid="0029911b" style:font-weight-asian="normal" style:font-weight-complex="normal"/>
    </style:style>
    <style:style style:name="P191" style:family="paragraph" style:parent-style-name="Table_20_Contents">
      <style:text-properties fo:font-weight="normal" officeooo:rsid="002acb98" officeooo:paragraph-rsid="002acb98" style:font-weight-asian="normal" style:font-weight-complex="normal"/>
    </style:style>
    <style:style style:name="P192" style:family="paragraph" style:parent-style-name="Table_20_Contents">
      <style:text-properties fo:font-weight="normal" officeooo:rsid="002d3f26" officeooo:paragraph-rsid="002d3f26" style:font-weight-asian="normal" style:font-weight-complex="normal"/>
    </style:style>
    <style:style style:name="P193" style:family="paragraph" style:parent-style-name="Table_20_Contents">
      <style:text-properties fo:font-weight="normal" officeooo:rsid="002eaa63" officeooo:paragraph-rsid="002eaa63" style:font-weight-asian="normal" style:font-weight-complex="normal"/>
    </style:style>
    <style:style style:name="P194" style:family="paragraph" style:parent-style-name="Table_20_Contents">
      <style:text-properties fo:font-weight="normal" officeooo:rsid="002f1f08" officeooo:paragraph-rsid="002f1f08" style:font-weight-asian="normal" style:font-weight-complex="normal"/>
    </style:style>
    <style:style style:name="P195" style:family="paragraph" style:parent-style-name="Table_20_Contents">
      <style:text-properties fo:font-weight="normal" officeooo:rsid="002ff4f3" officeooo:paragraph-rsid="002ff4f3" style:font-weight-asian="normal" style:font-weight-complex="normal"/>
    </style:style>
    <style:style style:name="P196" style:family="paragraph" style:parent-style-name="Table_20_Contents">
      <style:text-properties officeooo:rsid="0017e726" officeooo:paragraph-rsid="0017e726"/>
    </style:style>
    <style:style style:name="P19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.6999998092651pt" fo:letter-spacing="normal" style:font-name-asian="Liberation Serif" style:font-size-asian="12.6999998092651pt" style:font-size-complex="12.6999998092651pt"/>
    </style:style>
    <style:style style:name="P198" style:family="paragraph" style:parent-style-name="Standard">
      <style:paragraph-properties style:line-height-at-least="0.635cm" fo:text-align="start" style:justify-single-word="false" fo:break-before="page"/>
      <style:text-properties fo:color="#5f5f5f" fo:font-size="12.75pt" fo:font-weight="normal" loext:padding="0cm" loext:border="none"/>
    </style:style>
    <style:style style:name="P199" style:family="paragraph" style:parent-style-name="Standard" style:list-style-name="L1">
      <style:text-properties fo:color="#000000" style:text-underline-style="none" officeooo:rsid="000c8593" officeooo:paragraph-rsid="000c8593" fo:background-color="transparent"/>
    </style:style>
    <style:style style:name="P200" style:family="paragraph" style:parent-style-name="Standard" style:list-style-name="L7">
      <style:text-properties fo:color="#000000" style:text-underline-style="none" fo:font-weight="normal" officeooo:rsid="000ad474" officeooo:paragraph-rsid="000ad474" fo:background-color="transparent" style:font-weight-asian="normal" style:font-weight-complex="normal"/>
    </style:style>
    <style:style style:name="P201" style:family="paragraph" style:parent-style-name="Standard" style:list-style-name="L8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202" style:family="paragraph" style:parent-style-name="Standard" style:list-style-name="L2">
      <style:text-properties fo:color="#000000" fo:font-size="12.75pt" fo:font-weight="normal" officeooo:paragraph-rsid="000f754b" style:font-size-asian="12.75pt" style:font-weight-asian="bold" loext:padding="0cm" loext:border="none"/>
    </style:style>
    <style:style style:name="P203" style:family="paragraph" style:parent-style-name="Standard" style:list-style-name="L2">
      <style:paragraph-properties style:line-height-at-least="0.635cm" fo:text-align="start" style:justify-single-word="false"/>
      <style:text-properties fo:color="#000000" fo:font-weight="normal" style:font-size-asian="12.75pt" style:font-weight-asian="normal" style:font-weight-complex="normal" loext:padding="0cm" loext:border="none"/>
    </style:style>
    <style:style style:name="P204" style:family="paragraph" style:parent-style-name="Standard" style:list-style-name="L4">
      <style:text-properties fo:color="#000000" officeooo:rsid="00173716" officeooo:paragraph-rsid="00173716"/>
    </style:style>
    <style:style style:name="P205" style:family="paragraph" style:parent-style-name="Standard" style:list-style-name="L5">
      <style:text-properties fo:color="#000000" officeooo:rsid="0020f3bd" officeooo:paragraph-rsid="0020f3bd"/>
    </style:style>
    <style:style style:name="P206" style:family="paragraph" style:parent-style-name="Standard" style:list-style-name="L6">
      <style:text-properties fo:color="#000000" fo:font-size="15pt" style:text-underline-style="none" fo:font-weight="normal" officeooo:rsid="00173716" officeooo:paragraph-rsid="00173716" fo:background-color="transparent" style:font-size-asian="15pt" style:font-weight-asian="normal" style:font-size-complex="15pt" style:font-weight-complex="normal"/>
    </style:style>
    <style:style style:name="P207" style:family="paragraph" style:parent-style-name="Standard" style:list-style-name="L6">
      <style:text-properties fo:color="#000000" fo:font-size="15pt" style:text-underline-style="none" fo:font-weight="normal" officeooo:rsid="001d6494" officeooo:paragraph-rsid="001d6494" fo:background-color="transparent" style:font-size-asian="15pt" style:font-weight-asian="normal" style:font-size-complex="15pt" style:font-weight-complex="normal"/>
    </style:style>
    <style:style style:name="P208" style:family="paragraph" style:parent-style-name="Standard" style:list-style-name="L6">
      <style:text-properties fo:color="#000000" fo:font-size="15pt" style:text-underline-style="none" fo:font-weight="normal" officeooo:rsid="0056f9a8" officeooo:paragraph-rsid="0056f9a8" fo:background-color="transparent" style:font-size-asian="15pt" style:font-weight-asian="normal" style:font-size-complex="15pt" style:font-weight-complex="normal"/>
    </style:style>
    <style:style style:name="P209" style:family="paragraph" style:parent-style-name="Standard" style:list-style-name="L3">
      <style:paragraph-properties style:line-height-at-least="0.635cm" fo:text-align="start" style:justify-single-word="false"/>
      <style:text-properties officeooo:paragraph-rsid="000f754b"/>
    </style:style>
    <style:style style:name="P210" style:family="paragraph" style:parent-style-name="Standard" style:list-style-name="L4">
      <style:text-properties officeooo:rsid="00173716" officeooo:paragraph-rsid="0017371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d474"/>
    </style:style>
    <style:style style:name="T3" style:family="text">
      <style:text-properties style:text-underline-style="none" officeooo:rsid="000ad474" fo:background-color="transparent" loext:char-shading-value="0" style:font-size-asian="12.75pt" style:font-weight-asian="bold" loext:padding="0cm" loext:border="none"/>
    </style:style>
    <style:style style:name="T4" style:family="text">
      <style:text-properties style:text-underline-style="none" officeooo:rsid="0029911b"/>
    </style:style>
    <style:style style:name="T5" style:family="text">
      <style:text-properties style:text-underline-style="none" officeooo:rsid="002eaa63"/>
    </style:style>
    <style:style style:name="T6" style:family="text">
      <style:text-properties officeooo:rsid="000ad474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officeooo:rsid="000c8593"/>
    </style:style>
    <style:style style:name="T10" style:family="text">
      <style:text-properties fo:color="#5f5f5f"/>
    </style:style>
    <style:style style:name="T11" style:family="text">
      <style:text-properties fo:color="#5f5f5f" style:font-size-asian="12.75pt" style:font-weight-asian="bold"/>
    </style:style>
    <style:style style:name="T12" style:family="text">
      <style:text-properties fo:color="#5f5f5f" style:font-size-asian="12.75pt" style:font-weight-asian="bold" loext:padding="0cm" loext:border="none"/>
    </style:style>
    <style:style style:name="T13" style:family="text">
      <style:text-properties fo:color="#5f5f5f" style:font-size-asian="12.75pt" style:font-weight-asian="normal" loext:padding="0cm" loext:border="none"/>
    </style:style>
    <style:style style:name="T14" style:family="text">
      <style:text-properties fo:color="#5f5f5f" style:font-size-asian="12.75pt" loext:padding="0cm" loext:border="none"/>
    </style:style>
    <style:style style:name="T15" style:family="text">
      <style:text-properties fo:color="#5f5f5f" fo:font-size="12.75pt"/>
    </style:style>
    <style:style style:name="T16" style:family="text">
      <style:text-properties fo:color="#5f5f5f" fo:font-size="12.75pt" fo:font-weight="normal" loext:padding="0cm" loext:border="none"/>
    </style:style>
    <style:style style:name="T17" style:family="text">
      <style:text-properties fo:color="#5f5f5f" fo:font-size="12.75pt" fo:font-weight="normal" style:font-size-asian="12.75pt" style:font-weight-asian="bold" loext:padding="0cm" loext:border="none"/>
    </style:style>
    <style:style style:name="T18" style:family="text">
      <style:text-properties fo:color="#5f5f5f" fo:font-size="12.75pt" fo:font-weight="normal" officeooo:rsid="00173716" style:font-size-asian="12.75pt" style:font-weight-asian="bold" loext:padding="0cm" loext:border="none"/>
    </style:style>
    <style:style style:name="T19" style:family="text">
      <style:text-properties fo:color="#5f5f5f" fo:font-size="12.75pt" fo:font-weight="normal" style:font-size-asian="12.75pt" style:font-weight-asian="normal" loext:padding="0cm" loext:border="none"/>
    </style:style>
    <style:style style:name="T20" style:family="text">
      <style:text-properties fo:color="#5f5f5f" fo:font-size="12.75pt" fo:font-weight="normal" officeooo:rsid="001fcca7" loext:padding="0cm" loext:border="none"/>
    </style:style>
    <style:style style:name="T21" style:family="text">
      <style:text-properties fo:color="#5f5f5f" fo:font-size="12.75pt" fo:font-weight="normal" officeooo:rsid="0020f3bd" loext:padding="0cm" loext:border="none"/>
    </style:style>
    <style:style style:name="T22" style:family="text">
      <style:text-properties fo:color="#5f5f5f" fo:font-size="12.75pt" fo:font-weight="normal" officeooo:rsid="002718bf" loext:padding="0cm" loext:border="none"/>
    </style:style>
    <style:style style:name="T23" style:family="text">
      <style:text-properties fo:color="#5f5f5f" fo:font-size="12.75pt" fo:font-weight="normal" officeooo:rsid="001f35f1" loext:padding="0cm" loext:border="none"/>
    </style:style>
    <style:style style:name="T24" style:family="text">
      <style:text-properties fo:color="#5f5f5f" fo:font-size="12.75pt" fo:font-weight="normal" officeooo:rsid="00204f7b" loext:padding="0cm" loext:border="none"/>
    </style:style>
    <style:style style:name="T25" style:family="text">
      <style:text-properties fo:color="#5f5f5f" fo:font-size="12.75pt" fo:font-weight="normal" officeooo:rsid="00457e65" loext:padding="0cm" loext:border="none"/>
    </style:style>
    <style:style style:name="T26" style:family="text">
      <style:text-properties fo:color="#5f5f5f" fo:font-size="12.75pt" fo:font-weight="bold" loext:padding="0cm" loext:border="none"/>
    </style:style>
    <style:style style:name="T27" style:family="text">
      <style:text-properties fo:color="#5f5f5f" fo:font-size="12.75pt" fo:font-weight="bold" style:font-size-asian="12.75pt" style:font-weight-asian="bold" loext:padding="0cm" loext:border="none"/>
    </style:style>
    <style:style style:name="T28" style:family="text">
      <style:text-properties fo:color="#5f5f5f" loext:padding="0cm" loext:border="none"/>
    </style:style>
    <style:style style:name="T29" style:family="text">
      <style:text-properties fo:color="#5f5f5f" style:font-weight-asian="bold"/>
    </style:style>
    <style:style style:name="T30" style:family="text">
      <style:text-properties fo:color="#5f5f5f" fo:font-weight="normal" style:font-size-asian="12.75pt" style:font-weight-asian="bold" style:font-weight-complex="normal" loext:padding="0cm" loext:border="none"/>
    </style:style>
    <style:style style:name="T31" style:family="text">
      <style:text-properties fo:color="#5f5f5f" fo:font-weight="normal" style:font-size-asian="12.75pt" style:font-weight-asian="normal" style:font-weight-complex="normal" loext:padding="0cm" loext:border="none"/>
    </style:style>
    <style:style style:name="T32" style:family="text">
      <style:text-properties fo:color="#5f5f5f" officeooo:rsid="00287a3f" loext:padding="0cm" loext:border="none"/>
    </style:style>
    <style:style style:name="T33" style:family="text">
      <style:text-properties fo:color="#1cb0f6"/>
    </style:style>
    <style:style style:name="T34" style:family="text">
      <style:text-properties fo:color="#1cb0f6" style:font-size-asian="12.75pt" style:font-weight-asian="bold"/>
    </style:style>
    <style:style style:name="T35" style:family="text">
      <style:text-properties fo:color="#1cb0f6" style:font-size-asian="12.75pt" style:font-weight-asian="bold" loext:padding="0cm" loext:border="none"/>
    </style:style>
    <style:style style:name="T36" style:family="text">
      <style:text-properties fo:color="#1cb0f6" fo:font-size="12.75pt" fo:font-weight="bold"/>
    </style:style>
    <style:style style:name="T37" style:family="text">
      <style:text-properties fo:color="#1cb0f6" fo:font-size="12.75pt" fo:font-weight="bold" loext:padding="0cm" loext:border="none"/>
    </style:style>
    <style:style style:name="T38" style:family="text">
      <style:text-properties fo:color="#1cb0f6" fo:font-size="12.75pt" fo:font-weight="normal" style:font-size-asian="12.75pt" style:font-weight-asian="bold" loext:padding="0cm" loext:border="none"/>
    </style:style>
    <style:style style:name="T39" style:family="text">
      <style:text-properties fo:color="#1cb0f6" style:font-weight-asian="bold"/>
    </style:style>
    <style:style style:name="T40" style:family="text">
      <style:text-properties fo:color="#1cb0f6" fo:font-weight="normal" style:font-size-asian="12.75pt" style:font-weight-asian="bold" style:font-weight-complex="normal" loext:padding="0cm" loext:border="none"/>
    </style:style>
    <style:style style:name="T41" style:family="text">
      <style:text-properties fo:color="#1cb0f6" style:font-size-asian="14.25pt" style:font-weight-asian="bold"/>
    </style:style>
    <style:style style:name="T42" style:family="text">
      <style:text-properties fo:color="#1cb0f6" fo:font-size="14.25pt" fo:font-weight="bold" loext:padding="0cm" loext:border="none"/>
    </style:style>
    <style:style style:name="T43" style:family="text">
      <style:text-properties officeooo:rsid="000e4835"/>
    </style:style>
    <style:style style:name="T44" style:family="text">
      <style:text-properties fo:font-size="12.75pt" fo:font-weight="normal"/>
    </style:style>
    <style:style style:name="T45" style:family="text">
      <style:text-properties fo:font-size="12.75pt" fo:font-weight="normal" loext:padding="0cm" loext:border="none"/>
    </style:style>
    <style:style style:name="T46" style:family="text">
      <style:text-properties fo:font-size="12.75pt" fo:font-weight="normal" officeooo:rsid="000f754b" loext:padding="0cm" loext:border="none"/>
    </style:style>
    <style:style style:name="T47" style:family="text">
      <style:text-properties fo:font-size="12.75pt" fo:font-weight="bold"/>
    </style:style>
    <style:style style:name="T48" style:family="text">
      <style:text-properties officeooo:rsid="000e582e"/>
    </style:style>
    <style:style style:name="T49" style:family="text">
      <style:text-properties officeooo:rsid="000f754b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07e10" style:font-weight-asian="normal" style:font-weight-complex="normal"/>
    </style:style>
    <style:style style:name="T52" style:family="text">
      <style:text-properties fo:font-weight="normal" style:font-weight-asian="normal" style:font-weight-complex="normal" loext:padding="0cm" loext:border="none"/>
    </style:style>
    <style:style style:name="T53" style:family="text">
      <style:text-properties fo:font-weight="normal" loext:padding="0cm" loext:border="none"/>
    </style:style>
    <style:style style:name="T54" style:family="text">
      <style:text-properties fo:color="#000000"/>
    </style:style>
    <style:style style:name="T55" style:family="text">
      <style:text-properties fo:color="#000000" officeooo:rsid="00173716"/>
    </style:style>
    <style:style style:name="T56" style:family="text">
      <style:text-properties fo:color="#000000" style:text-underline-style="none" officeooo:rsid="0029911b"/>
    </style:style>
    <style:style style:name="T57" style:family="text">
      <style:text-properties fo:color="#000000" style:text-underline-style="none" officeooo:rsid="002eaa63"/>
    </style:style>
    <style:style style:name="T58" style:family="text">
      <style:text-properties fo:color="#000000" officeooo:rsid="00287a3f"/>
    </style:style>
    <style:style style:name="T59" style:family="text">
      <style:text-properties officeooo:rsid="00173716"/>
    </style:style>
    <style:style style:name="T60" style:family="text">
      <style:text-properties fo:color="#7ac70c"/>
    </style:style>
    <style:style style:name="T61" style:family="text">
      <style:text-properties fo:color="#7ac70c" style:font-size-asian="12.75pt" style:font-weight-asian="bold"/>
    </style:style>
    <style:style style:name="T62" style:family="text">
      <style:text-properties fo:color="#7ac70c" style:font-size-asian="12.75pt" style:font-weight-asian="bold" loext:padding="0cm" loext:border="none"/>
    </style:style>
    <style:style style:name="T63" style:family="text">
      <style:text-properties fo:color="#7ac70c" fo:font-size="12.75pt" fo:font-weight="bold" loext:padding="0cm" loext:border="none"/>
    </style:style>
    <style:style style:name="T64" style:family="text">
      <style:text-properties fo:color="#7ac70c" fo:font-size="12.75pt" fo:font-weight="normal" style:font-size-asian="12.75pt" style:font-weight-asian="bold" loext:padding="0cm" loext:border="none"/>
    </style:style>
    <style:style style:name="T65" style:family="text">
      <style:text-properties style:font-size-asian="12.75pt" style:font-weight-asian="bold"/>
    </style:style>
    <style:style style:name="T66" style:family="text">
      <style:text-properties officeooo:rsid="001a97b0"/>
    </style:style>
    <style:style style:name="T67" style:family="text">
      <style:text-properties officeooo:rsid="0020f3bd"/>
    </style:style>
    <style:style style:name="T68" style:family="text">
      <style:text-properties officeooo:rsid="00231904"/>
    </style:style>
    <style:style style:name="T69" style:family="text">
      <style:text-properties fo:color="#4b4b4b"/>
    </style:style>
    <style:style style:name="T70" style:family="text">
      <style:text-properties fo:color="#4b4b4b" style:font-size-asian="14.25pt" style:font-weight-asian="bold"/>
    </style:style>
    <style:style style:name="T71" style:family="text">
      <style:text-properties fo:color="#4b4b4b" style:font-size-asian="14.25pt" style:font-weight-asian="bold" loext:padding="0cm" loext:border="none"/>
    </style:style>
    <style:style style:name="T72" style:family="text">
      <style:text-properties fo:color="#4b4b4b" loext:padding="0cm" loext:border="none"/>
    </style:style>
    <style:style style:name="T73" style:family="text">
      <style:text-properties fo:color="#4b4b4b" fo:font-size="14.25pt" fo:font-weight="normal" loext:padding="0cm" loext:border="none"/>
    </style:style>
    <style:style style:name="T74" style:family="text">
      <style:text-properties fo:color="#78c800" style:font-size-asian="14.25pt" style:font-weight-asian="bold" loext:padding="0cm" loext:border="none"/>
    </style:style>
    <style:style style:name="T75" style:family="text">
      <style:text-properties fo:color="#78c800" fo:font-size="14.25pt" fo:font-weight="bold" loext:padding="0cm" loext:border="none"/>
    </style:style>
    <style:style style:name="T76" style:family="text">
      <style:text-properties officeooo:rsid="0024a5b1"/>
    </style:style>
    <style:style style:name="T77" style:family="text">
      <style:text-properties officeooo:rsid="00287a3f"/>
    </style:style>
    <style:style style:name="T78" style:family="text">
      <style:text-properties style:font-name="sans-serif" fo:font-style="normal" fo:font-weight="normal"/>
    </style:style>
    <style:style style:name="T79" style:family="text">
      <style:text-properties style:font-name-asian="sans-serif" style:font-style-asian="normal" style:font-weight-asian="normal"/>
    </style:style>
    <style:style style:name="T80" style:family="text">
      <style:text-properties officeooo:rsid="002d3f26"/>
    </style:style>
    <style:style style:name="T81" style:family="text">
      <style:text-properties officeooo:rsid="002f1f08"/>
    </style:style>
    <style:style style:name="T8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83" style:family="text">
      <style:text-properties fo:font-variant="normal" fo:text-transform="none" fo:color="#000000" style:font-name="Liberation Serif" fo:font-size="12.6999998092651pt" fo:letter-spacing="normal" officeooo: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T84" style:family="text">
      <style:text-properties fo:font-variant="normal" fo:text-transform="none" style:font-name="Liberation Sans" fo:letter-spacing="normal" fo:font-style="normal" fo:font-weight="normal" officeooo:rsid="001638f8" style:font-name-asian="Liberation Sans" loext:padding="0cm" loext:border="none"/>
    </style:style>
    <style:style style:name="T85" style:family="text">
      <style:text-properties fo:font-variant="normal" fo:text-transform="none" style:font-name="Liberation Sans" fo:letter-spacing="normal" fo:font-style="normal" fo:font-weight="normal" style:font-name-asian="Liberation Sans" loext:padding="0cm" loext:border="none"/>
    </style:style>
    <style:style style:name="T86" style:family="text">
      <style:text-properties fo:font-variant="normal" fo:text-transform="none" fo:color="#5f5f5f" style:font-name="Liberation Serif" fo:font-size="12.6999998092651pt" fo:letter-spacing="normal" officeooo: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T87" style:family="text">
      <style:text-properties officeooo:rsid="00387338"/>
    </style:style>
    <style:style style:name="T88" style:family="text">
      <style:text-properties fo:font-style="normal" fo:font-weight="normal"/>
    </style:style>
    <style:style style:name="T89" style:family="text">
      <style:text-properties officeooo:rsid="0038e2d3"/>
    </style:style>
    <style:style style:name="T90" style:family="text">
      <style:text-properties fo:font-size="16.5pt" fo:font-weight="bold"/>
    </style:style>
    <style:style style:name="T91" style:family="text">
      <style:text-properties style:font-size-asian="16.5pt" style:font-weight-asian="bold"/>
    </style:style>
    <style:style style:name="T92" style:family="text">
      <style:text-properties officeooo:rsid="003a1bf5"/>
    </style:style>
    <style:style style:name="T93" style:family="text">
      <style:text-properties fo:font-weight="bold" loext:padding="0cm" loext:border="none"/>
    </style:style>
    <style:style style:name="T94" style:family="text">
      <style:text-properties loext:padding="0cm" loext:border="none"/>
    </style:style>
    <style:style style:name="T95" style:family="text">
      <style:text-properties officeooo:rsid="003efcf2"/>
    </style:style>
    <style:style style:name="T96" style:family="text">
      <style:text-properties officeooo:rsid="0043e908"/>
    </style:style>
    <style:style style:name="T97" style:family="text">
      <style:text-properties officeooo:rsid="00467f1b"/>
    </style:style>
    <style:style style:name="T98" style:family="text">
      <style:text-properties officeooo:rsid="004e0b75"/>
    </style:style>
    <style:style style:name="T99" style:family="text">
      <style:text-properties officeooo:rsid="0056db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ne rules</text:p>
      <text:list xml:id="list1716306443" text:style-name="L1">
        <text:list-item>
          <text:p text:style-name="P199"><text:span text:style-name="T50">When a 3</text:span><text:span text:style-name="T8">rd</text:span><text:span text:style-name="T50"> tone followed by another 3</text:span><text:span text:style-name="T8">rd</text:span><text:span text:style-name="T50"> tone, the first becomes a 2</text:span><text:span text:style-name="T8">nd</text:span><text:span text:style-name="T50"> ton</text:span><text:span text:style-name="T51">e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8">Grammar structure</text:p>
          </table:table-cell>
          <table:table-cell table:style-name="Table1.A1" office:value-type="string">
            <text:p text:style-name="P168">Rule</text:p>
          </table:table-cell>
          <table:table-cell table:style-name="Table1.C1" office:value-type="string">
            <text:p text:style-name="P168">Example </text:p>
          </table:table-cell>
        </table:table-row>
        <table:table-row>
          <table:table-cell table:style-name="Table1.A2" office:value-type="string">
            <text:p text:style-name="P196">Negating a verb</text:p>
          </table:table-cell>
          <table:table-cell table:style-name="Table1.A2" office:value-type="string">
            <text:p text:style-name="P196">Use 不 + verb </text:p>
            <text:p text:style-name="P196">If in past tense, need to use 没有 instead</text:p>
          </table:table-cell>
          <table:table-cell table:style-name="Table1.C2" office:value-type="string">
            <text:p text:style-name="P60"><text:span text:style-name="T12">昨天为什么你</text:span><text:span text:style-name="T35">没有</text:span><text:span text:style-name="T12">来工作？</text:span></text:p>
            <text:p text:style-name="P60"><text:span text:style-name="T16">Zuótiān wèishéme nǐ </text:span><text:span text:style-name="T37">méiyǒu</text:span><text:span text:style-name="T28"> </text:span><text:span text:style-name="T16">lái gōngzuò? Why </text:span><text:span text:style-name="T37">didn't</text:span><text:span text:style-name="T28"> </text:span><text:span text:style-name="T16">you come to work yesterday? </text:span></text:p>
          </table:table-cell>
        </table:table-row>
        <table:table-row>
          <table:table-cell table:style-name="Table1.A2" office:value-type="string">
            <text:p text:style-name="P167">Requesting for something again</text:p>
            <text:p text:style-name="P167"/>
          </table:table-cell>
          <table:table-cell table:style-name="Table1.A2" office:value-type="string">
            <text:p text:style-name="P167">Add 再 zai4 before the verb</text:p>
          </table:table-cell>
          <table:table-cell table:style-name="Table1.C2" office:value-type="string">
            <text:p text:style-name="P60"><text:span text:style-name="T12">请</text:span><text:span text:style-name="T35">再</text:span><text:span text:style-name="T12">问一次</text:span><text:span text:style-name="T13">。</text:span></text:p>
            <text:p text:style-name="P60"><text:span text:style-name="T16">Qǐng </text:span><text:span text:style-name="T37">zài</text:span><text:span text:style-name="T28"> </text:span><text:span text:style-name="T16">wèn yí cì. Please ask the question </text:span><text:span text:style-name="T37">again</text:span><text:span text:style-name="T16">. </text:span></text:p>
            <text:p text:style-name="P60"><text:span text:style-name="T38">再</text:span><text:span text:style-name="T17">说一次</text:span><text:span text:style-name="T19">。</text:span></text:p>
            <text:p text:style-name="P60"><text:span text:style-name="T37">Zài</text:span><text:span text:style-name="T28"> </text:span><text:span text:style-name="T16">shuō yí cì. Say it </text:span><text:span text:style-name="T37">again</text:span><text:span text:style-name="T16">. </text:span></text:p>
            <text:p text:style-name="P79"/>
          </table:table-cell>
        </table:table-row>
        <table:table-row>
          <table:table-cell table:style-name="Table1.A2" office:value-type="string">
            <text:p text:style-name="P167">Best</text:p>
          </table:table-cell>
          <table:table-cell table:style-name="Table1.A2" office:value-type="string">
            <text:p text:style-name="Table_20_Contents">最 <text:span text:style-name="T48">zui4 before the adjective to say the most/ the best</text:span></text:p>
          </table:table-cell>
          <table:table-cell table:style-name="Table1.C2" office:value-type="string">
            <text:p text:style-name="P60"><text:span text:style-name="T12">我</text:span><text:span text:style-name="T35">最</text:span><text:span text:style-name="T12">忙</text:span></text:p>
            <text:p text:style-name="P60"><text:span text:style-name="T12">。</text:span><text:span text:style-name="T28"> </text:span><text:span text:style-name="T16">Wǒ </text:span><text:span text:style-name="T37">zuì</text:span><text:span text:style-name="T28"> </text:span><text:span text:style-name="T16">máng. I am the busiest. </text:span><text:span text:style-name="T26">(the</text:span><text:span text:style-name="T28"> </text:span><text:span text:style-name="T26">most</text:span><text:span text:style-name="T28"> </text:span><text:span text:style-name="T26">busy)</text:span><text:span text:style-name="T28"> </text:span></text:p>
          </table:table-cell>
        </table:table-row>
        <table:table-row>
          <table:table-cell table:style-name="Table1.A2" office:value-type="string">
            <text:p text:style-name="P169">Saying dates</text:p>
          </table:table-cell>
          <table:table-cell table:style-name="Table1.A2" office:value-type="string">
            <text:p text:style-name="P169">Year first, month, day</text:p>
          </table:table-cell>
          <table:table-cell table:style-name="Table1.C2" office:value-type="string">
            <text:p text:style-name="P109">十二月一号</text:p>
            <text:p text:style-name="P79">shí'èryuè yī hào </text:p>
            <text:p text:style-name="P92">星期一</text:p>
            <text:p text:style-name="P79">xīngqíyī</text:p>
            <text:p text:style-name="P60"><text:span text:style-name="T27">Monday, December 1</text:span><text:span text:style-name="T17"> </text:span></text:p>
          </table:table-cell>
        </table:table-row>
        <table:table-row>
          <table:table-cell table:style-name="Table1.A2" office:value-type="string">
            <text:p text:style-name="P169">Asking a yes/ no question</text:p>
          </table:table-cell>
          <table:table-cell table:style-name="Table1.A2" office:value-type="string">
            <text:list xml:id="list1678349538" text:style-name="L2">
              <text:list-item>
                <text:p text:style-name="P202">Put 马 at the end of the sentence</text:p>
              </text:list-item>
              <text:list-item>
                <text:p text:style-name="P202">put 不 after the verb and repeat the verb again</text:p>
              </text:list-item>
            </text:list>
          </table:table-cell>
          <table:table-cell table:style-name="Table1.C2" office:value-type="string">
            <text:list xml:id="list210457888244957" text:continue-numbering="true" text:style-name="L2">
              <text:list-item>
                <text:p text:style-name="P203">他要茶马？</text:p>
              </text:list-item>
              <text:list-item>
                <text:p text:style-name="P203">他要不要茶马？</text:p>
                <text:p text:style-name="P203"/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169">Both/ saying there are two of something</text:p>
          </table:table-cell>
          <table:table-cell table:style-name="Table1.A2" office:value-type="string">
            <text:p text:style-name="P19">Use 两个 liang3ge instead of er4<text:span text:style-name="T49">g</text:span>e</text:p>
          </table:table-cell>
          <table:table-cell table:style-name="Table1.C2" office:value-type="string">
            <text:list xml:id="list210456905251582" text:continue-numbering="true" text:style-name="L2">
              <text:list-header>
                <text:p text:style-name="P203"><text:span text:style-name="T39">两个</text:span><text:span text:style-name="T29">老师</text:span></text:p>
              </text:list-header>
            </text:list>
            <text:p text:style-name="P78"><text:span text:style-name="T37">liǎng</text:span><text:span text:style-name="T28"> </text:span><text:span text:style-name="T37">ge</text:span><text:span text:style-name="T28"> </text:span><text:span text:style-name="T16">lǎoshī </text:span><text:span text:style-name="T37">two</text:span><text:span text:style-name="T28"> </text:span><text:span text:style-name="T16">teachers</text:span></text:p>
          </table:table-cell>
        </table:table-row>
        <table:table-row table:style-name="Table1.7">
          <table:table-cell table:style-name="Table1.A2" office:value-type="string">
            <text:p text:style-name="P169">Describing actions (adverb)</text:p>
          </table:table-cell>
          <table:table-cell table:style-name="Table1.A2" office:value-type="string">
            <text:p text:style-name="P20">Use 得 de + adjective after the verb to describe it</text:p>
          </table:table-cell>
          <table:table-cell table:style-name="Table1.C2" office:value-type="string">
            <text:list xml:id="list4025997817" text:style-name="L3">
              <text:list-header>
                <text:p text:style-name="P209"><text:span text:style-name="T30">你</text:span><text:span text:style-name="T40">说得很快</text:span><text:span text:style-name="T31">。</text:span></text:p>
              </text:list-header>
            </text:list>
            <text:p text:style-name="P61"><text:span text:style-name="T16">Nǐ </text:span><text:span text:style-name="T37">shuō de hěn kuài</text:span><text:span text:style-name="T16">. You speak quickly.</text:span></text:p>
            <text:p text:style-name="P60"><text:span text:style-name="T17">我</text:span><text:span text:style-name="T38">吃得很慢</text:span><text:span text:style-name="T19">。</text:span></text:p>
            <text:p text:style-name="P60"><text:span text:style-name="T16">Wǒ </text:span><text:span text:style-name="T37">chī de hěn màn</text:span><text:span text:style-name="T16">. I eat slowly.</text:span></text:p>
            <text:p text:style-name="P79"/>
          </table:table-cell>
        </table:table-row>
        <text:soft-page-break/>
        <table:table-row table:style-name="Table1.9">
          <table:table-cell table:style-name="Table1.A2" office:value-type="string">
            <text:p text:style-name="P170">Allowed to do something/ not allowed to do somethning</text:p>
          </table:table-cell>
          <table:table-cell table:style-name="Table1.A2" office:value-type="string">
            <text:p text:style-name="P21">Use 准 shun3 before the verb. Use 不 to negate.</text:p>
          </table:table-cell>
          <table:table-cell table:style-name="Table1.C2" office:value-type="string">
            <text:p text:style-name="P127">我不准池糖</text:p>
            <text:p text:style-name="P128">i am not allowed to eat sweets</text:p>
          </table:table-cell>
        </table:table-row>
        <table:table-row table:style-name="Table1.10">
          <table:table-cell table:style-name="Table1.A2" office:value-type="string">
            <text:p text:style-name="P171">To resemble/ to be like something<text:span text:style-name="T77">/ similar</text:span></text:p>
          </table:table-cell>
          <table:table-cell table:style-name="Table1.A2" office:value-type="string">
            <text:p text:style-name="P41">像 xiang4<text:span text:style-name="T77"> between the two things, then add 一样 yi2yang4 ("same")</text:span></text:p>
          </table:table-cell>
          <table:table-cell table:style-name="Table1.C2" office:value-type="string">
            <text:p text:style-name="P61"><text:span text:style-name="T12">今天的天气</text:span><text:span text:style-name="T35">像</text:span><text:span text:style-name="T12">昨天的</text:span><text:span text:style-name="T35">一样</text:span><text:span text:style-name="T12">。</text:span><text:span text:style-name="T28">​</text:span></text:p>
            <text:p text:style-name="P60"><text:span text:style-name="T16">Jīntiān de tiānqì </text:span><text:span text:style-name="T37">xiàng</text:span><text:span text:style-name="T28"> </text:span><text:span text:style-name="T16">zuótiān de </text:span><text:span text:style-name="T37">yíyàng</text:span><text:span text:style-name="T16">.​ Today’s weather </text:span><text:span text:style-name="T37">is the same as</text:span><text:span text:style-name="T28"> </text:span><text:span text:style-name="T16">yesterday’s. ​</text:span></text:p>
          </table:table-cell>
        </table:table-row>
        <table:table-row table:style-name="Table1.11">
          <table:table-cell table:style-name="Table1.A2" office:value-type="string">
            <text:p text:style-name="P172">From place1 to place2</text:p>
            <text:p text:style-name="P172"/>
          </table:table-cell>
          <table:table-cell table:style-name="Table1.A2" office:value-type="string">
            <text:p text:style-name="P22">Use (从 cong2) for from, and (到 dao4) for to</text:p>
          </table:table-cell>
          <table:table-cell table:style-name="Table1.C2" office:value-type="string">
            <text:p text:style-name="P126">从<text:span text:style-name="T10">美国</text:span>到<text:span text:style-name="T10">中国</text:span></text:p>
            <text:p text:style-name="P62"><text:span text:style-name="T37">cóng</text:span><text:span text:style-name="T28"> </text:span><text:span text:style-name="T16">Měiguó </text:span><text:span text:style-name="T37">dào</text:span><text:span text:style-name="T28"> </text:span><text:span text:style-name="T16">Zhōngguó </text:span></text:p>
            <text:p text:style-name="P62"><text:span text:style-name="T37">from</text:span><text:span text:style-name="T28"> </text:span><text:span text:style-name="T16">the U.S. </text:span><text:span text:style-name="T37">to</text:span><text:span text:style-name="T28"> </text:span><text:span text:style-name="T16">China</text:span></text:p>
          </table:table-cell>
        </table:table-row>
        <table:table-row table:style-name="Table1.7">
          <table:table-cell table:style-name="Table1.A2" office:value-type="string">
            <text:p text:style-name="P172">From time1 to time2</text:p>
          </table:table-cell>
          <table:table-cell table:style-name="Table1.A2" office:value-type="string">
            <text:p text:style-name="P22">Use (从 cong2) for from, and (到 dao4) for to</text:p>
          </table:table-cell>
          <table:table-cell table:style-name="Table1.C2" office:value-type="string">
            <text:p text:style-name="P126">从<text:span text:style-name="T10">五月</text:span>到<text:span text:style-name="T10">六月</text:span></text:p>
            <text:p text:style-name="P62"><text:span text:style-name="T37">cóng</text:span><text:span text:style-name="T28"> </text:span><text:span text:style-name="T16">Wǔyuè </text:span><text:span text:style-name="T37">dào</text:span><text:span text:style-name="T28"> </text:span><text:span text:style-name="T16">Liùyuè </text:span></text:p>
            <text:p text:style-name="P62"><text:span text:style-name="T37">from</text:span><text:span text:style-name="T28"> </text:span><text:span text:style-name="T16">May </text:span><text:span text:style-name="T37">to</text:span><text:span text:style-name="T28"> </text:span><text:span text:style-name="T16">June</text:span></text:p>
          </table:table-cell>
        </table:table-row>
        <table:table-row table:style-name="Table1.13">
          <table:table-cell table:style-name="Table1.A2" office:value-type="string">
            <text:p text:style-name="P172">To go to </text:p>
          </table:table-cell>
          <table:table-cell table:style-name="Table1.A2" office:value-type="string">
            <text:p text:style-name="P22">Use 上 shang4 for go to before the place (eg school or work)</text:p>
          </table:table-cell>
          <table:table-cell table:style-name="Table1.C2" office:value-type="string">
            <text:p text:style-name="P61"><text:span text:style-name="T12">我的妹妹十一点</text:span><text:span text:style-name="T35">上</text:span><text:span text:style-name="T12">学</text:span><text:span text:style-name="T28">​</text:span></text:p>
            <text:p text:style-name="P60"><text:span text:style-name="T16">Wǒ de mèimei shíyī diǎn </text:span><text:span text:style-name="T37">shàng</text:span><text:span text:style-name="T16">xué.​ My younger sister </text:span><text:span text:style-name="T37">goes to</text:span><text:span text:style-name="T28"> </text:span><text:span text:style-name="T16">school at 11 o'clock​</text:span></text:p>
            <text:p text:style-name="P61"/>
          </table:table-cell>
        </table:table-row>
        <table:table-row table:style-name="Table1.7">
          <table:table-cell table:style-name="Table1.A2" office:value-type="string">
            <text:p text:style-name="P172">To get off</text:p>
          </table:table-cell>
          <table:table-cell table:style-name="Table1.A2" office:value-type="string">
            <text:p text:style-name="P22">Use 下 xia4 </text:p>
          </table:table-cell>
          <table:table-cell table:style-name="Table1.C2" office:value-type="string">
            <text:p text:style-name="P61"><text:span text:style-name="T12">你明天几点</text:span><text:span text:style-name="T35">下</text:span><text:span text:style-name="T12">班？</text:span><text:span text:style-name="T28">​</text:span></text:p>
            <text:p text:style-name="P60"><text:span text:style-name="T16">Nǐ míngtiān jǐ diǎn </text:span><text:span text:style-name="T37">xià</text:span><text:span text:style-name="T16">bān?​ What time do you </text:span><text:span text:style-name="T37">get off</text:span><text:span text:style-name="T28"> </text:span><text:span text:style-name="T16">work tomorrow?​</text:span></text:p>
          </table:table-cell>
        </table:table-row>
        <table:table-row table:style-name="Table1.7">
          <table:table-cell table:style-name="Table1.A2" office:value-type="string">
            <text:p text:style-name="P172">How much does it cost?</text:p>
          </table:table-cell>
          <table:table-cell table:style-name="Table1.A2" office:value-type="string">
            <text:p text:style-name="P22">Use 多少钱 duo1shao3qian2 <text:span text:style-name="T50">before the object </text:span></text:p>
          </table:table-cell>
          <table:table-cell table:style-name="Table1.C2" office:value-type="string">
            <text:p text:style-name="P110"><text:span text:style-name="T44">那个</text:span>电脑<text:span text:style-name="T33">多少钱</text:span>？</text:p>
            <text:p text:style-name="P62"><text:span text:style-name="T16">Nàge diànnǎo </text:span><text:span text:style-name="T37">duōshǎo</text:span><text:span text:style-name="T28"> </text:span><text:span text:style-name="T37">qián</text:span><text:span text:style-name="T16">? </text:span></text:p>
            <text:p text:style-name="P62"><text:span text:style-name="T37">How</text:span><text:span text:style-name="T28"> </text:span><text:span text:style-name="T37">much</text:span><text:span text:style-name="T28"> </text:span><text:span text:style-name="T16">is that computer?</text:span></text:p>
          </table:table-cell>
        </table:table-row>
        <table:table-row table:style-name="Table1.7">
          <table:table-cell table:style-name="Table1.A2" office:value-type="string">
            <text:p text:style-name="P173">Saying numbers</text:p>
          </table:table-cell>
          <table:table-cell table:style-name="Table1.A2" office:value-type="string">
            <text:p text:style-name="P23">If there is a zero in the middle of a number, the zero is pronounced: <text:span text:style-name="T50">零</text:span> as a placeholder</text:p>
          </table:table-cell>
          <table:table-cell table:style-name="Table1.C2" office:value-type="string">
            <text:p text:style-name="P110"><text:span text:style-name="T47">9,8</text:span><text:span text:style-name="T36">0</text:span><text:span text:style-name="T47">6</text:span></text:p>
            <text:p text:style-name="P60"><text:span text:style-name="T12">九千八百</text:span><text:span text:style-name="T35">零</text:span><text:span text:style-name="T12">六</text:span></text:p>
            <text:p text:style-name="P60"><text:span text:style-name="T16">jiǔqiān bābǎi </text:span><text:span text:style-name="T37">líng</text:span><text:span text:style-name="T28"> </text:span><text:span text:style-name="T16">liù</text:span></text:p>
            <text:p text:style-name="P110"/>
          </table:table-cell>
        </table:table-row>
        <text:soft-page-break/>
        <table:table-row table:style-name="Table1.17">
          <table:table-cell table:style-name="Table1.A2" office:value-type="string">
            <text:p text:style-name="P173">Too &lt;adjective&gt;</text:p>
          </table:table-cell>
          <table:table-cell table:style-name="Table1.A2" office:value-type="string">
            <text:p text:style-name="P23">Use 太 tai4 + adjective + 了</text:p>
          </table:table-cell>
          <table:table-cell table:style-name="Table1.C2" office:value-type="string">
            <text:p text:style-name="P110"><text:span text:style-name="T33">太</text:span>贵<text:span text:style-name="T33">了</text:span>！</text:p>
            <text:p text:style-name="P63"><text:span text:style-name="T37">Tài</text:span><text:span text:style-name="T28"> </text:span><text:span text:style-name="T16">guì </text:span><text:span text:style-name="T37">le</text:span><text:span text:style-name="T16">! </text:span></text:p>
            <text:p text:style-name="P63"><text:span text:style-name="T37">Too</text:span><text:span text:style-name="T28"> </text:span><text:span text:style-name="T16">expensive!</text:span></text:p>
          </table:table-cell>
        </table:table-row>
        <table:table-row table:style-name="Table1.7">
          <table:table-cell table:style-name="Table1.A2" office:value-type="string">
            <text:p text:style-name="P174">Specifying the location of an action</text:p>
          </table:table-cell>
          <table:table-cell table:style-name="Table1.A2" office:value-type="string">
            <text:p text:style-name="P23">在 + place + verb</text:p>
          </table:table-cell>
          <table:table-cell table:style-name="Table1.C2" office:value-type="string">
            <text:p text:style-name="P110">狗<text:span text:style-name="T33">在那里</text:span>睡觉。</text:p>
            <text:p text:style-name="P63"><text:span text:style-name="T16">Gǒu </text:span><text:span text:style-name="T37">zài</text:span><text:span text:style-name="T28"> </text:span><text:span text:style-name="T37">nàli</text:span><text:span text:style-name="T28"> </text:span><text:span text:style-name="T16">shuìjiào. </text:span></text:p>
            <text:p text:style-name="P63"><text:span text:style-name="T16">The dog sleeps </text:span><text:span text:style-name="T37">there</text:span><text:span text:style-name="T16">. </text:span></text:p>
            <text:p text:style-name="P110"/>
          </table:table-cell>
        </table:table-row>
        <table:table-row table:style-name="Table1.7">
          <table:table-cell table:style-name="Table1.A2" office:value-type="string">
            <text:p text:style-name="P174">Specifying the location of an object relative to another</text:p>
          </table:table-cell>
          <table:table-cell table:style-name="Table1.A2" office:value-type="string">
            <text:p text:style-name="P23">object + 在+ relativeobject + location word (上，下，里， 外）</text:p>
            <text:p text:style-name="P23"/>
            <text:p text:style-name="P40">use 上面 and 下面 for above and below along with 有 rather than 在</text:p>
          </table:table-cell>
          <table:table-cell table:style-name="Table1.C2" office:value-type="string">
            <text:p text:style-name="P110">狗<text:span text:style-name="T33">在</text:span>冰箱<text:span text:style-name="T33">里</text:span>。</text:p>
            <text:p text:style-name="P60"><text:span text:style-name="T16">Gǒu </text:span><text:span text:style-name="T37">zài</text:span><text:span text:style-name="T28"> </text:span><text:span text:style-name="T16">bīngxiāng </text:span><text:span text:style-name="T37">lǐ</text:span><text:span text:style-name="T16">. The dog is </text:span><text:span text:style-name="T37">inside</text:span><text:span text:style-name="T28"> </text:span><text:span text:style-name="T16">the fridge.</text:span></text:p>
            <text:p text:style-name="P110"/>
          </table:table-cell>
        </table:table-row>
        <table:table-row table:style-name="Table1.7">
          <table:table-cell table:style-name="Table1.A2" office:value-type="string">
            <text:p text:style-name="P174">Have you seen &lt;object&gt;</text:p>
          </table:table-cell>
          <table:table-cell table:style-name="Table1.A2" office:value-type="string">
            <text:p text:style-name="P23">你看见 + thing you are looking for + 了马？</text:p>
          </table:table-cell>
          <table:table-cell table:style-name="Table1.C2" office:value-type="string">
            <text:p text:style-name="P110">你<text:span text:style-name="T33">看见</text:span>他的孩子<text:span text:style-name="T33">了吗</text:span>？</text:p>
            <text:p text:style-name="P60"><text:span text:style-name="T16">Nǐ </text:span><text:span text:style-name="T37">kànjiàn</text:span><text:span text:style-name="T28"> </text:span><text:span text:style-name="T16">tā de háizi </text:span><text:span text:style-name="T37">le</text:span><text:span text:style-name="T28"> </text:span><text:span text:style-name="T37">ma</text:span><text:span text:style-name="T16">? </text:span><text:span text:style-name="T37">Have</text:span><text:span text:style-name="T28"> </text:span><text:span text:style-name="T37">you</text:span><text:span text:style-name="T28"> </text:span><text:span text:style-name="T37">seen</text:span><text:span text:style-name="T28"> </text:span><text:span text:style-name="T16">his kid? </text:span></text:p>
          </table:table-cell>
        </table:table-row>
        <table:table-row table:style-name="Table1.7">
          <table:table-cell table:style-name="Table1.A2" office:value-type="string">
            <text:p text:style-name="P174">How many</text:p>
          </table:table-cell>
          <table:table-cell table:style-name="Table1.A2" office:value-type="string">
            <text:p text:style-name="P23">几ji3 + counter of the object?</text:p>
          </table:table-cell>
          <table:table-cell table:style-name="Table1.C2" office:value-type="string">
            <text:p text:style-name="P63"><text:span text:style-name="T12">请问，</text:span><text:span text:style-name="T35">几位</text:span><text:span text:style-name="T12">？</text:span><text:span text:style-name="T28"> </text:span></text:p>
            <text:p text:style-name="P63"><text:span text:style-name="T16">Qǐngwèn, </text:span><text:span text:style-name="T37">jǐ</text:span><text:span text:style-name="T28"> </text:span><text:span text:style-name="T37">wèi</text:span><text:span text:style-name="T16">? Excuse me, </text:span><text:span text:style-name="T37">how</text:span><text:span text:style-name="T28"> </text:span><text:span text:style-name="T37">many</text:span><text:span text:style-name="T28"> </text:span><text:span text:style-name="T16">of you?</text:span></text:p>
          </table:table-cell>
        </table:table-row>
        <table:table-row table:style-name="Table1.7">
          <table:table-cell table:style-name="Table1.A2" office:value-type="string">
            <text:p text:style-name="P175">These, those, some</text:p>
          </table:table-cell>
          <table:table-cell table:style-name="Table1.A2" office:value-type="string">
            <text:p text:style-name="P24">add 些 to 那 or 这</text:p>
            <text:p text:style-name="P24">some is 一些</text:p>
          </table:table-cell>
          <table:table-cell table:style-name="Table1.C2" office:value-type="string">
            <text:p text:style-name="P63"><text:span text:style-name="T12">我想买</text:span><text:span text:style-name="T35">一些</text:span><text:span text:style-name="T12">苹果。</text:span></text:p>
            <text:p text:style-name="P60"><text:span text:style-name="T16">Wǒ xiǎng mǎi </text:span><text:span text:style-name="T37">yìxiē</text:span><text:span text:style-name="T28"> </text:span><text:span text:style-name="T16">píngguǒ. I want to buy </text:span><text:span text:style-name="T37">some</text:span><text:span text:style-name="T28"> </text:span><text:span text:style-name="T16">apples.</text:span></text:p>
            <text:p text:style-name="P63"><text:span text:style-name="T35">那些</text:span><text:span text:style-name="T12">鸡蛋不好。</text:span></text:p>
            <text:p text:style-name="P60"><text:span text:style-name="T37">Nàxiē</text:span><text:span text:style-name="T28"> </text:span><text:span text:style-name="T16">jīdàn bù hǎo. </text:span><text:span text:style-name="T37">Those</text:span><text:span text:style-name="T28"> </text:span><text:span text:style-name="T16">eggs are not good.</text:span></text:p>
            <text:p text:style-name="P63"/>
          </table:table-cell>
        </table:table-row>
        <table:table-row table:style-name="Table1.7">
          <table:table-cell table:style-name="Table1.A2" office:value-type="string">
            <text:p text:style-name="P175">Asking for a reason, with why?</text:p>
          </table:table-cell>
          <table:table-cell table:style-name="Table1.A2" office:value-type="string">
            <text:p text:style-name="P24">为什么 before or after the person the question is asked about</text:p>
          </table:table-cell>
          <table:table-cell table:style-name="Table1.C2" office:value-type="string">
            <text:p text:style-name="P64"><text:span text:style-name="T12">你</text:span><text:span text:style-name="T35">为什么</text:span><text:span text:style-name="T12">学习中文？</text:span></text:p>
            <text:p text:style-name="P64"><text:span text:style-name="T28"><text:s/></text:span><text:span text:style-name="T16">Nǐ </text:span><text:span text:style-name="T37">wèishénme</text:span><text:span text:style-name="T28"> </text:span><text:span text:style-name="T16">xuéxí Zhōngwén? </text:span><text:span text:style-name="T37">Why</text:span><text:span text:style-name="T28"> </text:span><text:span text:style-name="T16">are you learning Chinese?</text:span></text:p>
            <text:p text:style-name="P63"/>
          </table:table-cell>
        </table:table-row>
        <table:table-row table:style-name="Table1.7">
          <table:table-cell table:style-name="Table1.A2" office:value-type="string">
            <text:p text:style-name="P175">Giving a reason, with "because"</text:p>
          </table:table-cell>
          <table:table-cell table:style-name="Table1.A2" office:value-type="string">
            <text:p text:style-name="P24">Start the response with because 因为 ying1wei4 or 所以 suo3yi3</text:p>
            <text:p text:style-name="P24">In more formal settings, use both. Start with because (reason), so (result)</text:p>
          </table:table-cell>
          <table:table-cell table:style-name="Table1.C2" office:value-type="string">
            <text:p text:style-name="P64"><text:span text:style-name="T35">因为</text:span><text:span text:style-name="T12">这个太贵，我不买。</text:span><text:span text:style-name="T28"> </text:span></text:p>
            <text:p text:style-name="P64"><text:span text:style-name="T37">Yīnwèi</text:span><text:span text:style-name="T28"> </text:span><text:span text:style-name="T16">zhège tài guì, wǒ bú mǎi. </text:span><text:span text:style-name="T37">Because</text:span><text:span text:style-name="T28"> </text:span><text:span text:style-name="T16">this is too expensive, I won’t buy it.</text:span></text:p>
          </table:table-cell>
        </table:table-row>
        <table:table-row table:style-name="Table1.7">
          <table:table-cell table:style-name="Table1.A2" office:value-type="string">
            <text:p text:style-name="P175">Or when giving options</text:p>
          </table:table-cell>
          <table:table-cell table:style-name="Table1.A2" office:value-type="string">
            <text:p text:style-name="P24">use 还是 hai2shi4 <text:span text:style-name="T50">between the </text:span><text:soft-page-break/><text:span text:style-name="T50">options. Omit ma at the end of the sentence @haishi implies a question.</text:span></text:p>
          </table:table-cell>
          <table:table-cell table:style-name="Table1.C2" office:value-type="string">
            <text:p text:style-name="P64"><text:span text:style-name="T12">她想吃羊肉</text:span><text:span text:style-name="T35">还是</text:span><text:span text:style-name="T12">牛肉？</text:span></text:p>
            <text:p text:style-name="P60"><text:soft-page-break/><text:span text:style-name="T16">Tā xiǎng chī yángròu </text:span><text:span text:style-name="T37">háishì</text:span><text:span text:style-name="T28"> </text:span><text:span text:style-name="T16">niúròu? Does she want to eat lamb </text:span><text:span text:style-name="T37">or</text:span><text:span text:style-name="T28"> </text:span><text:span text:style-name="T16">beef?</text:span></text:p>
          </table:table-cell>
        </table:table-row>
        <table:table-row table:style-name="Table1.7">
          <table:table-cell table:style-name="Table1.A2" office:value-type="string">
            <text:p text:style-name="P176">Getting on and off transportation</text:p>
          </table:table-cell>
          <table:table-cell table:style-name="Table1.A2" office:value-type="string">
            <text:p text:style-name="P25">座 <text:s/>zuo + means of transportation (get on)</text:p>
            <text:p text:style-name="P25">下xia + means <text:s/>of trasnportation (get off)</text:p>
          </table:table-cell>
          <table:table-cell table:style-name="Table1.C2" office:value-type="string">
            <text:p text:style-name="P64"><text:span text:style-name="T12">他不喜欢</text:span><text:span text:style-name="T35">坐</text:span><text:span text:style-name="T12">船。</text:span></text:p>
            <text:p text:style-name="P60"><text:span text:style-name="T16">Tā bù xǐhuān </text:span><text:span text:style-name="T37">zuò</text:span><text:span text:style-name="T28"> </text:span><text:span text:style-name="T16">chuán. He does not like </text:span><text:span text:style-name="T37">to</text:span><text:span text:style-name="T28"> </text:span><text:span text:style-name="T37">take</text:span><text:span text:style-name="T28"> </text:span><text:span text:style-name="T16">a boat. </text:span></text:p>
            <text:p text:style-name="P65"><text:span text:style-name="T18">我</text:span><text:span text:style-name="T12">在这儿</text:span><text:span text:style-name="T35">下</text:span><text:span text:style-name="T12">船。</text:span></text:p>
            <text:p text:style-name="P65"><text:span text:style-name="T28"><text:s/></text:span><text:span text:style-name="T16">Wǒ zài zhèr </text:span><text:span text:style-name="T37">xià</text:span><text:span text:style-name="T28"> </text:span><text:span text:style-name="T16">chuán. I </text:span><text:span text:style-name="T37">get</text:span><text:span text:style-name="T28"> </text:span><text:span text:style-name="T37">off</text:span><text:span text:style-name="T28"> </text:span><text:span text:style-name="T16">the boat here. </text:span></text:p>
          </table:table-cell>
        </table:table-row>
        <table:table-row table:style-name="Table1.27">
          <table:table-cell table:style-name="Table1.A2" office:value-type="string">
            <text:p text:style-name="P176">However, wherever, anywhere you like, whatever</text:p>
          </table:table-cell>
          <table:table-cell table:style-name="Table1.A2" office:value-type="string">
            <text:p text:style-name="P25">use 随便 sui2bian4 before the verb, or before the person to specify that the decision is there's</text:p>
          </table:table-cell>
          <table:table-cell table:style-name="Table1.C2" office:value-type="string">
            <text:p text:style-name="P64"><text:span text:style-name="T12">我只是</text:span><text:span text:style-name="T35">随便</text:span><text:span text:style-name="T12">看看。</text:span></text:p>
            <text:p text:style-name="P60"><text:span text:style-name="T16">Wǒ zhǐshì </text:span><text:span text:style-name="T37">suíbiàn</text:span><text:span text:style-name="T28"> </text:span><text:span text:style-name="T16">kàn kan. I'm just looking. (literally: I’m looking however I like.) </text:span></text:p>
          </table:table-cell>
        </table:table-row>
        <table:table-row table:style-name="Table1.7">
          <table:table-cell table:style-name="Table1.A2" office:value-type="string">
            <text:p text:style-name="P176">Telling the time in chinese</text:p>
          </table:table-cell>
          <table:table-cell table:style-name="Table1.A2" office:value-type="string">
            <text:p text:style-name="P25">Minutes past</text:p>
            <text:list xml:id="list242023627" text:style-name="L4">
              <text:list-item>
                <text:p text:style-name="P204">hour + number of quarters</text:p>
              </text:list-item>
              <text:list-item>
                <text:p text:style-name="P210"><text:span text:style-name="T55">h</text:span><text:span text:style-name="T54">our + number of minutes</text:span></text:p>
              </text:list-item>
            </text:list>
            <text:p text:style-name="P25"/>
            <text:p text:style-name="P25">Minutes to the hour</text:p>
            <text:p text:style-name="P25">差 before the number of minutes or the number of quarters</text:p>
          </table:table-cell>
          <table:table-cell table:style-name="Table1.C2" office:value-type="string">
            <text:p text:style-name="P64"><text:span text:style-name="T12">三点一</text:span><text:span text:style-name="T35">刻</text:span></text:p>
            <text:p text:style-name="P79">(sān diǎn yī kè, 3:15) a quarter past three </text:p>
            <text:p text:style-name="P92">三点十五分</text:p>
            <text:p text:style-name="P92">sān diǎn shíwǔ fēn<text:span text:style-name="T59">. 3:15</text:span></text:p>
            <text:p text:style-name="P92"/>
            <text:p text:style-name="P92">七点<text:span text:style-name="T33">差</text:span>十分</text:p>
            <text:p text:style-name="P90">qī diǎn chà shífēn ten to seven</text:p>
            <text:p text:style-name="P93">6:50</text:p>
          </table:table-cell>
        </table:table-row>
        <table:table-row table:style-name="Table1.7">
          <table:table-cell table:style-name="Table1.A2" office:value-type="string">
            <text:p text:style-name="P176">There is/are something at location</text:p>
          </table:table-cell>
          <table:table-cell table:style-name="Table1.A2" office:value-type="string">
            <text:p text:style-name="P25">Location + 有 + object`</text:p>
            <text:p text:style-name="P25">to negate, use 没有 </text:p>
          </table:table-cell>
          <table:table-cell table:style-name="Table1.C2" office:value-type="string">
            <text:p text:style-name="P64"><text:span text:style-name="T12">树上</text:span><text:span text:style-name="T35">有</text:span><text:span text:style-name="T12">六只鸟。</text:span></text:p>
            <text:p text:style-name="P60"><text:span text:style-name="T16">Shù shàng </text:span><text:span text:style-name="T37">yǒu</text:span><text:span text:style-name="T28"> </text:span><text:span text:style-name="T16">liù zhī niǎo. </text:span><text:span text:style-name="T37">There are</text:span><text:span text:style-name="T28"> </text:span><text:span text:style-name="T16">six birds in the tree. </text:span></text:p>
            <text:p text:style-name="P60"><text:span text:style-name="T17">车里</text:span><text:span text:style-name="T38">有</text:span><text:span text:style-name="T17">一只狗。</text:span></text:p>
            <text:p text:style-name="P60"><text:span text:style-name="T16">Chē lǐ </text:span><text:span text:style-name="T37">yǒu</text:span><text:span text:style-name="T28"> </text:span><text:span text:style-name="T16">yì zhī gǒu. </text:span><text:span text:style-name="T37">There is</text:span><text:span text:style-name="T28"> </text:span><text:span text:style-name="T16">a dog in the car. </text:span></text:p>
          </table:table-cell>
        </table:table-row>
        <table:table-row table:style-name="Table1.7">
          <table:table-cell table:style-name="Table1.A2" office:value-type="string">
            <text:p text:style-name="P176">Specifying duration of an activity</text:p>
          </table:table-cell>
          <table:table-cell table:style-name="Table1.A2" office:value-type="string">
            <text:p text:style-name="P25">Verb + amount of time </text:p>
            <text:p text:style-name="P25">小时 xiao3shi2: hour</text:p>
            <text:p text:style-name="P25"/>
            <text:p text:style-name="P28">If the verb has an object (eg 跳舞, 跑步, 游泳) then add le after the first part, then the amount of time + de + the second part.</text:p>
          </table:table-cell>
          <table:table-cell table:style-name="Table1.C2" office:value-type="string">
            <text:p text:style-name="P64"><text:span text:style-name="T12">每个星期我</text:span><text:span text:style-name="T35">工作</text:span><text:span text:style-name="T62">四十个小时</text:span><text:span text:style-name="T12">。</text:span></text:p>
            <text:p text:style-name="P60"><text:span text:style-name="T16">Měi ge xīngqí wǒ </text:span><text:span text:style-name="T37">gōngzuò</text:span><text:span text:style-name="T28"> </text:span><text:span text:style-name="T63">sìshí gè xiǎoshí</text:span><text:span text:style-name="T16">. Every week, I </text:span><text:span text:style-name="T37">work</text:span><text:span text:style-name="T28"> </text:span><text:span text:style-name="T16">for </text:span><text:span text:style-name="T63">40 hours</text:span><text:span text:style-name="T16">.</text:span><text:span text:style-name="T17">昨天为什么你</text:span><text:span text:style-name="T38">没有</text:span><text:span text:style-name="T17">来工作？</text:span></text:p>
            <text:p text:style-name="P60"><text:span text:style-name="T16">Zuótiān wèishéme nǐ </text:span><text:span text:style-name="T37">méiyǒu</text:span><text:span text:style-name="T28"> </text:span><text:span text:style-name="T16">lái gōngzuò? Why </text:span><text:span text:style-name="T37">didn't</text:span><text:span text:style-name="T28"> </text:span><text:span text:style-name="T16">you come to work yesterday? 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177">Saying that you have done somethihng</text:p>
          </table:table-cell>
          <table:table-cell table:style-name="Table1.A2" office:value-type="string">
            <text:p text:style-name="P28">action + 过</text:p>
          </table:table-cell>
          <table:table-cell table:style-name="Table1.C2" office:value-type="string">
            <text:p text:style-name="P64"><text:span text:style-name="T12">你看</text:span><text:span text:style-name="T35">过</text:span><text:span text:style-name="T12">那本书吗？</text:span></text:p>
            <text:p text:style-name="P60"><text:span text:style-name="T16">Nǐ kàn </text:span><text:span text:style-name="T37">guo</text:span><text:span text:style-name="T28"> </text:span><text:span text:style-name="T16">nà běn shū ma? Have you read that book? </text:span></text:p>
          </table:table-cell>
        </table:table-row>
        <table:table-row table:style-name="Table1.7">
          <table:table-cell table:style-name="Table1.A2" office:value-type="string">
            <text:p text:style-name="P178">Change in situation</text:p>
          </table:table-cell>
          <table:table-cell table:style-name="Table1.A2" office:value-type="string">
            <text:p text:style-name="P29">New situation + 了</text:p>
          </table:table-cell>
          <table:table-cell table:style-name="Table1.C2" office:value-type="string">
            <text:p text:style-name="P64"><text:span text:style-name="T12">我今天生病</text:span><text:span text:style-name="T35">了</text:span><text:span text:style-name="T12">。</text:span></text:p>
            <text:p text:style-name="P79">Wǒ jīntiān shēngbìng le. I am sick today. </text:p>
          </table:table-cell>
        </table:table-row>
        <table:table-row table:style-name="Table1.7">
          <table:table-cell table:style-name="Table1.A2" office:value-type="string">
            <text:p text:style-name="P178">Completed actions</text:p>
          </table:table-cell>
          <table:table-cell table:style-name="Table1.A2" office:value-type="string">
            <text:p text:style-name="P29">Action + 了</text:p>
          </table:table-cell>
          <table:table-cell table:style-name="Table1.C2" office:value-type="string">
            <text:p text:style-name="P64"><text:span text:style-name="T12">他喝</text:span><text:span text:style-name="T35">了</text:span><text:span text:style-name="T12">咖啡</text:span></text:p>
            <text:p text:style-name="P146">He drank coffee</text:p>
          </table:table-cell>
        </table:table-row>
        <table:table-row table:style-name="Table1.7">
          <table:table-cell table:style-name="Table1.A2" office:value-type="string">
            <text:p text:style-name="P179">doing something together with someone</text:p>
          </table:table-cell>
          <table:table-cell table:style-name="Table1.A2" office:value-type="string">
            <text:p text:style-name="P29">根<text:span text:style-name="T66"> + person + 一起 <text:s/>+ action</text:span></text:p>
            <text:p text:style-name="P29">根<text:span text:style-name="T66"> gen1 - with</text:span></text:p>
            <text:p text:style-name="P29">一起<text:span text:style-name="T66"> yi4qi3 - together</text:span></text:p>
            <text:p text:style-name="P29"/>
          </table:table-cell>
          <table:table-cell table:style-name="Table1.C2" office:value-type="string">
            <text:p text:style-name="P64"><text:span text:style-name="T12">我可以</text:span><text:span text:style-name="T35">跟</text:span><text:span text:style-name="T12">我的朋友</text:span><text:span text:style-name="T62">一起</text:span><text:span text:style-name="T12">来吗？</text:span><text:span text:style-name="T28"> </text:span><text:span text:style-name="T16">Wǒ kéyǐ gēn wǒ de péngyǒu yìqǐ lái ma? Can my friend come with me?</text:span></text:p>
          </table:table-cell>
        </table:table-row>
        <table:table-row table:style-name="Table1.7">
          <table:table-cell table:style-name="Table1.A2" office:value-type="string">
            <text:p text:style-name="P179">Can do, to be able to do</text:p>
          </table:table-cell>
          <table:table-cell table:style-name="Table1.A2" office:value-type="string">
            <text:p text:style-name="P29">能<text:span text:style-name="T66"> "can"</text:span></text:p>
            <text:p text:style-name="P29">可以</text:p>
          </table:table-cell>
          <table:table-cell table:style-name="Table1.C2" office:value-type="string">
            <text:p text:style-name="P64"/>
          </table:table-cell>
        </table:table-row>
        <table:table-row table:style-name="Table1.7">
          <table:table-cell table:style-name="Table1.A2" office:value-type="string">
            <text:p text:style-name="P180">Something happened later than an expected time</text:p>
          </table:table-cell>
          <table:table-cell table:style-name="Table1.A2" office:value-type="string">
            <text:p text:style-name="P30">time + 才 + verb</text:p>
            <text:p text:style-name="P30">才 cai2</text:p>
          </table:table-cell>
          <table:table-cell table:style-name="Table1.C2" office:value-type="string">
            <text:p text:style-name="P64"><text:span text:style-name="T12">她今天早上两点</text:span><text:span text:style-name="T35">才</text:span><text:span text:style-name="T12">回家。</text:span></text:p>
            <text:p text:style-name="P60"><text:span text:style-name="T16">Tā jīntiān zǎoshang liǎng diǎn </text:span><text:span text:style-name="T37">cái</text:span><text:span text:style-name="T28"> </text:span><text:span text:style-name="T16">huí jiā. She didn’t come home until 2 a.m. this morning.</text:span></text:p>
          </table:table-cell>
        </table:table-row>
        <table:table-row table:style-name="Table1.7">
          <table:table-cell table:style-name="Table1.A2" office:value-type="string">
            <text:p text:style-name="P180">Completing an action</text:p>
          </table:table-cell>
          <table:table-cell table:style-name="Table1.A2" office:value-type="string">
            <text:p text:style-name="P30">verb + 完</text:p>
            <text:p text:style-name="P30">完 wan2</text:p>
            <text:p text:style-name="P30"/>
            <text:p text:style-name="P30">The action is already complete:</text:p>
            <text:p text:style-name="P30">verb + 完 + 了</text:p>
          </table:table-cell>
          <table:table-cell table:style-name="Table1.C2" office:value-type="string">
            <text:p text:style-name="P64"><text:span text:style-name="T12">请</text:span><text:span text:style-name="T35">喝完</text:span><text:span text:style-name="T12">你的咖啡。</text:span></text:p>
            <text:p text:style-name="P60"><text:span text:style-name="T16">Qǐng </text:span><text:span text:style-name="T37">hē wán</text:span><text:span text:style-name="T28"> </text:span><text:span text:style-name="T16">nǐ de kāfēi. Please </text:span><text:span text:style-name="T37">finish drinking</text:span><text:span text:style-name="T28"> </text:span><text:span text:style-name="T16">your coffee.</text:span></text:p>
            <text:p text:style-name="P79"/>
            <text:p text:style-name="P60"><text:span text:style-name="T17">我吃</text:span><text:span text:style-name="T38">完了</text:span><text:span text:style-name="T17">早饭。</text:span></text:p>
            <text:p text:style-name="P60"><text:span text:style-name="T16">Wǒ chī </text:span><text:span text:style-name="T37">wán le</text:span><text:span text:style-name="T28"> </text:span><text:span text:style-name="T16">zǎofàn. I’ve </text:span><text:span text:style-name="T37">finished</text:span><text:span text:style-name="T28"> </text:span><text:span text:style-name="T16">eating breakfast</text:span></text:p>
            <text:p text:style-name="P79"/>
            <text:p text:style-name="P60"><text:span text:style-name="T17">我已经</text:span><text:span text:style-name="T38">看完了</text:span><text:span text:style-name="T17">这本书。</text:span></text:p>
            <text:p text:style-name="P60"><text:span text:style-name="T16">Wǒ yǐjīng kàn wán le zhè běn shū. I </text:span><text:span text:style-name="T37">have</text:span><text:span text:style-name="T28"> </text:span><text:span text:style-name="T16">already </text:span><text:span text:style-name="T37">finished reading</text:span><text:span text:style-name="T28"> </text:span><text:span text:style-name="T16">this book.</text:span></text:p>
          </table:table-cell>
        </table:table-row>
        <table:table-row table:style-name="Table1.7">
          <table:table-cell table:style-name="Table1.A2" office:value-type="string">
            <text:p text:style-name="P180">Please do something</text:p>
          </table:table-cell>
          <table:table-cell table:style-name="Table1.A2" office:value-type="string">
            <text:p text:style-name="P30">清 + verb</text:p>
            <text:p text:style-name="P30">清 qing3, please</text:p>
          </table:table-cell>
          <table:table-cell table:style-name="Table1.C2" office:value-type="string">
            <text:p text:style-name="P64"/>
          </table:table-cell>
        </table:table-row>
        <table:table-row table:style-name="Table1.7">
          <table:table-cell table:style-name="Table1.A2" office:value-type="string">
            <text:p text:style-name="P181">Comparisons</text:p>
          </table:table-cell>
          <table:table-cell table:style-name="Table1.A2" office:value-type="string">
            <text:p text:style-name="P31">object1 + 比 + object2 + adjective</text:p>
            <text:p text:style-name="P31"/>
            <text:p text:style-name="P31">dont need 很before the adjective.</text:p>
            <text:p text:style-name="P31">the first objects 'beats' the second object in being <text:soft-page-break/>whatever the adjective is.</text:p>
          </table:table-cell>
          <table:table-cell table:style-name="Table1.C2" office:value-type="string">
            <text:p text:style-name="P111">你的裙子<text:span text:style-name="T33">比</text:span>我的<text:span text:style-name="T60">漂亮</text:span></text:p>
            <text:p text:style-name="P60"><text:span text:style-name="T12">。</text:span><text:span text:style-name="T28"> </text:span><text:span text:style-name="T16">Nǐ de qúnzi </text:span><text:span text:style-name="T37">bǐ</text:span><text:span text:style-name="T28"> </text:span><text:span text:style-name="T16">wǒ de </text:span><text:span text:style-name="T63">piàoliang</text:span><text:span text:style-name="T16">. Your dress is </text:span><text:span text:style-name="T63">prettier</text:span><text:span text:style-name="T28"> </text:span><text:span text:style-name="T37">than</text:span><text:span text:style-name="T28"> </text:span><text:span text:style-name="T16">mine.</text:span></text:p>
          </table:table-cell>
        </table:table-row>
        <table:table-row table:style-name="Table1.7">
          <table:table-cell table:style-name="Table1.A2" office:value-type="string">
            <text:p text:style-name="P182">Expressing a brief action</text:p>
          </table:table-cell>
          <table:table-cell table:style-name="Table1.A2" office:value-type="string">
            <text:p text:style-name="P32">repeat the verb twice in a row to show a brief casual action</text:p>
          </table:table-cell>
          <table:table-cell table:style-name="Table1.C2" office:value-type="string">
            <text:p text:style-name="P111">我随便<text:span text:style-name="T33">看看</text:span>。</text:p>
            <text:p text:style-name="P60"><text:span text:style-name="T16">Wǒ zhǐshì suíbiàn </text:span><text:span text:style-name="T37">kànkan</text:span><text:span text:style-name="T16">. I’m </text:span><text:span text:style-name="T37">just looking</text:span><text:span text:style-name="T16">. </text:span><text:span text:style-name="T20">literally: "I'm looking however I like"</text:span></text:p>
          </table:table-cell>
        </table:table-row>
        <table:table-row table:style-name="Table1.7">
          <table:table-cell table:style-name="Table1.A2" office:value-type="string">
            <text:p text:style-name="P182">Connecting two adectives for compounding effect (both positive or negative)</text:p>
          </table:table-cell>
          <table:table-cell table:style-name="Table1.A2" office:value-type="string">
            <text:p text:style-name="P33">+ 又<text:span text:style-name="T67"> </text:span>adj1 + 又<text:span text:style-name="T67"> + adj2</text:span></text:p>
          </table:table-cell>
          <table:table-cell table:style-name="Table1.C2" office:value-type="string">
            <text:p text:style-name="P111">她的头发<text:span text:style-name="T33">又</text:span>黑<text:span text:style-name="T33">又</text:span>好看。</text:p>
            <text:p text:style-name="P60"><text:span text:style-name="T16">Tā de tóufǎ </text:span><text:span text:style-name="T37">yòu</text:span><text:span text:style-name="T28"> </text:span><text:span text:style-name="T16">hēi </text:span><text:span text:style-name="T37">yòu</text:span><text:span text:style-name="T28"> </text:span><text:span text:style-name="T16">hǎokàn. Her hair is </text:span><text:span text:style-name="T37">both</text:span><text:span text:style-name="T28"> </text:span><text:span text:style-name="T16">black </text:span><text:span text:style-name="T37">and</text:span><text:span text:style-name="T28"> </text:span><text:span text:style-name="T16">nice.</text:span></text:p>
            <text:p text:style-name="P60"><text:span text:style-name="T17">这个苹果</text:span><text:span text:style-name="T38">又</text:span><text:span text:style-name="T17">大</text:span><text:span text:style-name="T38">又</text:span><text:span text:style-name="T17">好吃。</text:span></text:p>
            <text:p text:style-name="P60"><text:span text:style-name="T16">Zhè ge píngguǒ </text:span><text:span text:style-name="T37">yòu</text:span><text:span text:style-name="T28"> </text:span><text:span text:style-name="T16">dà </text:span><text:span text:style-name="T37">yòu</text:span><text:span text:style-name="T28"> </text:span><text:span text:style-name="T16">hàochī. This apple is </text:span><text:span text:style-name="T37">both</text:span><text:span text:style-name="T28"> </text:span><text:span text:style-name="T16">big </text:span><text:span text:style-name="T37">and</text:span><text:span text:style-name="T28"> </text:span><text:span text:style-name="T16">tasty.</text:span></text:p>
          </table:table-cell>
        </table:table-row>
        <table:table-row table:style-name="Table1.7">
          <table:table-cell table:style-name="Table1.A2" office:value-type="string">
            <text:p text:style-name="P183">Expressing distance between two places (far, close)</text:p>
          </table:table-cell>
          <table:table-cell table:style-name="Table1.A2" office:value-type="string">
            <text:p text:style-name="P34">location1 + 离 (li2 "from")+ location2 + description of distance:</text:p>
            <text:list xml:id="list584759643" text:style-name="L5">
              <text:list-item>
                <text:p text:style-name="P205">近 jin4 (close)</text:p>
              </text:list-item>
              <text:list-item>
                <text:p text:style-name="P205">元 yuan3 (far)</text:p>
              </text:list-item>
            </text:list>
          </table:table-cell>
          <table:table-cell table:style-name="Table1.C2" office:value-type="string">
            <text:p text:style-name="P66"><text:span text:style-name="T12">酒店</text:span><text:span text:style-name="T35">离</text:span><text:span text:style-name="T12">饭馆</text:span><text:span text:style-name="T62">太远</text:span><text:span text:style-name="T12">了！​</text:span></text:p>
            <text:p text:style-name="P66"><text:span text:style-name="T16">Jiǔdiàn </text:span><text:span text:style-name="T37">lí</text:span><text:span text:style-name="T28"> </text:span><text:span text:style-name="T16">fànguǎn </text:span><text:span text:style-name="T63">tài yuǎn</text:span><text:span text:style-name="T28"> </text:span><text:span text:style-name="T16">le!</text:span></text:p>
            <text:p text:style-name="P66"><text:span text:style-name="T21">the hotel is too far from the restaurant</text:span><text:span text:style-name="T16">​</text:span></text:p>
          </table:table-cell>
        </table:table-row>
        <table:table-row table:style-name="Table1.7">
          <table:table-cell table:style-name="Table1.A2" office:value-type="string">
            <text:p text:style-name="P183">Need to do something</text:p>
          </table:table-cell>
          <table:table-cell table:style-name="Table1.A2" office:value-type="string">
            <text:p text:style-name="P34">得 (dei3) + verb</text:p>
          </table:table-cell>
          <table:table-cell table:style-name="Table1.C2" office:value-type="string">
            <text:p text:style-name="P66"><text:span text:style-name="T12">我们</text:span><text:span text:style-name="T35">得</text:span><text:span text:style-name="T12">买火车票。</text:span><text:span text:style-name="T28">​</text:span></text:p>
            <text:p text:style-name="P60"><text:span text:style-name="T16">Wǒmen </text:span><text:span text:style-name="T37">děi</text:span><text:span text:style-name="T28"> </text:span><text:span text:style-name="T16">mǎi huǒchē piào.​ We </text:span><text:span text:style-name="T37">need to</text:span><text:span text:style-name="T28"> </text:span><text:span text:style-name="T16">buy train tickets.​ ​</text:span></text:p>
          </table:table-cell>
        </table:table-row>
        <table:table-row table:style-name="Table1.7">
          <table:table-cell table:style-name="Table1.A2" office:value-type="string">
            <text:p text:style-name="P183">Asking how &lt;adjective&gt; something is</text:p>
          </table:table-cell>
          <table:table-cell table:style-name="Table1.A2" office:value-type="string">
            <text:p text:style-name="P34">有多 + adjective </text:p>
          </table:table-cell>
          <table:table-cell table:style-name="Table1.C2" office:value-type="string">
            <text:p text:style-name="P66"><text:span text:style-name="T12">明天会</text:span><text:span text:style-name="T35">有多</text:span><text:span text:style-name="T62">冷</text:span><text:span text:style-name="T12">？</text:span><text:span text:style-name="T28">​</text:span></text:p>
            <text:p text:style-name="P66"><text:span text:style-name="T16">Míngtiān huì </text:span><text:span text:style-name="T37">yǒu duō</text:span><text:span text:style-name="T28"> </text:span><text:span text:style-name="T63">lěng</text:span><text:span text:style-name="T16">?​ </text:span></text:p>
            <text:p text:style-name="P66"><text:span text:style-name="T37">How</text:span><text:span text:style-name="T28"> </text:span><text:span text:style-name="T63">cold</text:span><text:span text:style-name="T28"> </text:span><text:span text:style-name="T16">will it be tomorrow?​</text:span></text:p>
            <text:p text:style-name="P66"/>
          </table:table-cell>
        </table:table-row>
        <table:table-row table:style-name="Table1.7">
          <table:table-cell table:style-name="Table1.A2" office:value-type="string">
            <text:p text:style-name="P183">When an event happens ... </text:p>
          </table:table-cell>
          <table:table-cell table:style-name="Table1.A2" office:value-type="string">
            <text:p text:style-name="P34">Add 时候 (shi2hou4) to the event</text:p>
          </table:table-cell>
          <table:table-cell table:style-name="Table1.C2" office:value-type="string">
            <text:p text:style-name="P66"><text:span text:style-name="T12">下雪</text:span><text:span text:style-name="T35">的时候</text:span><text:span text:style-name="T12">，这里很漂亮。</text:span><text:span text:style-name="T28">​</text:span></text:p>
            <text:p text:style-name="P60"><text:span text:style-name="T16">Xià xuě </text:span><text:span text:style-name="T37">de shíhou</text:span><text:span text:style-name="T16">, zhèlǐ hěn piàoliang.​ </text:span><text:span text:style-name="T37">When</text:span><text:span text:style-name="T28"> </text:span><text:span text:style-name="T16">it snows, it is beautiful here.​</text:span></text:p>
          </table:table-cell>
        </table:table-row>
        <table:table-row table:style-name="Table1.7">
          <table:table-cell table:style-name="Table1.A2" office:value-type="string">
            <text:p text:style-name="P183">Saying that something is ongoing</text:p>
          </table:table-cell>
          <table:table-cell table:style-name="Table1.A2" office:value-type="string">
            <text:p text:style-name="P34">verb + 着</text:p>
          </table:table-cell>
          <table:table-cell table:style-name="Table1.C2" office:value-type="string">
            <text:p text:style-name="P113">​</text:p>
            <text:p text:style-name="P60"><text:span text:style-name="T12">她在</text:span><text:span text:style-name="T62">等</text:span><text:span text:style-name="T35">着</text:span><text:span text:style-name="T12">我们。</text:span><text:span text:style-name="T28">​</text:span></text:p>
            <text:p text:style-name="P60"><text:span text:style-name="T16">Tā zài děng </text:span><text:span text:style-name="T37">zhe</text:span><text:span text:style-name="T28"> </text:span><text:span text:style-name="T16">wǒmen.​ She is waiting for us.​</text:span></text:p>
          </table:table-cell>
        </table:table-row>
        <table:table-row table:style-name="Table1.7">
          <table:table-cell table:style-name="Table1.A2" office:value-type="string">
            <text:p text:style-name="P184">If... </text:p>
          </table:table-cell>
          <table:table-cell table:style-name="Table1.A2" office:value-type="string">
            <text:p text:style-name="P35">如果 + condition ... result</text:p>
            <text:p text:style-name="P35"/>
            <text:p text:style-name="P35">如果 ru2guo3</text:p>
            <text:p text:style-name="P35"/>
            <text:p text:style-name="P35">if in formal setting then must add 就 jiu4 before the result.</text:p>
          </table:table-cell>
          <table:table-cell table:style-name="Table1.C2" office:value-type="string">
            <text:p text:style-name="P113"/>
          </table:table-cell>
        </table:table-row>
        <table:table-row table:style-name="Table1.7">
          <table:table-cell table:style-name="Table1.A2" office:value-type="string">
            <text:p text:style-name="P184">Never do something</text:p>
          </table:table-cell>
          <table:table-cell table:style-name="Table1.A2" office:value-type="string">
            <text:p text:style-name="P35">从来不 cong2lai2bu4 + verb</text:p>
          </table:table-cell>
          <table:table-cell table:style-name="Table1.C2" office:value-type="string">
            <text:p text:style-name="P113"><text:span text:style-name="T65">他</text:span><text:span text:style-name="T34">从来不</text:span><text:span text:style-name="T61">喝</text:span><text:span text:style-name="T65">酒。</text:span>​</text:p>
            <text:p text:style-name="P60"><text:soft-page-break/><text:span text:style-name="T16">Tā </text:span><text:span text:style-name="T37">cónglái bù</text:span><text:span text:style-name="T28"> </text:span><text:span text:style-name="T63">hē</text:span><text:span text:style-name="T16">jiǔ.​ He </text:span><text:span text:style-name="T37">never</text:span><text:span text:style-name="T28"> </text:span><text:span text:style-name="T63">drinks</text:span><text:span text:style-name="T28"> </text:span><text:span text:style-name="T16">alcohol.​ ​</text:span></text:p>
          </table:table-cell>
        </table:table-row>
        <table:table-row table:style-name="Table1.7">
          <table:table-cell table:style-name="Table1.A2" office:value-type="string">
            <text:p text:style-name="P184">But</text:p>
          </table:table-cell>
          <table:table-cell table:style-name="Table1.A2" office:value-type="string">
            <text:p text:style-name="P35">但是 (dan4shi4) + sentence</text:p>
            <text:p text:style-name="P35">for formal settings, start the sentence with 虽然 sui1ran2 (although)</text:p>
            <text:p text:style-name="P35"/>
            <text:p text:style-name="P35">although Y is true, <text:span text:style-name="T68">but </text:span>X is true</text:p>
          </table:table-cell>
          <table:table-cell table:style-name="Table1.C2" office:value-type="string">
            <text:p text:style-name="P113"><text:span text:style-name="T41">虽然</text:span><text:span text:style-name="T70">那条裤子很便宜，</text:span></text:p>
            <text:p text:style-name="P147"><text:span text:style-name="T74">但是</text:span><text:span text:style-name="T71">不舒服。</text:span><text:span text:style-name="T72">​</text:span></text:p>
            <text:p text:style-name="P147"><text:span text:style-name="T73">Suīrán nà tiáo kùzi hěn piányí, </text:span><text:span text:style-name="T75">dànshì</text:span><text:span text:style-name="T72"> </text:span><text:span text:style-name="T73">bú shūfú.​</text:span></text:p>
          </table:table-cell>
        </table:table-row>
        <table:table-row table:style-name="Table1.7">
          <table:table-cell table:style-name="Table1.A2" office:value-type="string">
            <text:p text:style-name="P185">The &lt;adjective&gt; one</text:p>
          </table:table-cell>
          <table:table-cell table:style-name="Table1.A2" office:value-type="string">
            <text:p text:style-name="P36">Drop the noun </text:p>
            <text:p text:style-name="P36"/>
            <text:p text:style-name="P36">&lt;adjective&gt; + 的 </text:p>
          </table:table-cell>
          <table:table-cell table:style-name="Table1.C2" office:value-type="string">
            <text:p text:style-name="P113"><text:span text:style-name="T70">我不喜欢黄</text:span><text:span text:style-name="T41">的</text:span><text:span text:style-name="T70">，我喜欢白</text:span><text:span text:style-name="T41">的</text:span><text:span text:style-name="T70">。</text:span><text:span text:style-name="T69">​</text:span></text:p>
            <text:p text:style-name="P148"><text:span text:style-name="T73">Wǒ bù xǐhuān huáng </text:span><text:span text:style-name="T42">de</text:span><text:span text:style-name="T73">, wǒ xǐhuān bái </text:span><text:span text:style-name="T42">de</text:span><text:span text:style-name="T73">.​ </text:span></text:p>
            <text:p text:style-name="P148"><text:span text:style-name="T73">I don't like the yellow </text:span><text:span text:style-name="T42">one</text:span><text:span text:style-name="T73">, I like the white </text:span><text:span text:style-name="T42">one</text:span><text:span text:style-name="T73">.​</text:span></text:p>
          </table:table-cell>
        </table:table-row>
        <table:table-row table:style-name="Table1.7">
          <table:table-cell table:style-name="Table1.A2" office:value-type="string">
            <text:p text:style-name="P185">Not only ... but also ...</text:p>
          </table:table-cell>
          <table:table-cell table:style-name="Table1.A2" office:value-type="string">
            <text:p text:style-name="P36">不但 + adj1 + 而且 adj2</text:p>
            <text:p text:style-name="P36">不但 bu2dan4 (not only)</text:p>
            <text:p text:style-name="P36">而且 er2qie3 (but also)</text:p>
            <text:p text:style-name="P36"/>
            <text:p text:style-name="P36"/>
          </table:table-cell>
          <table:table-cell table:style-name="Table1.C2" office:value-type="string">
            <text:p text:style-name="P113"><text:span text:style-name="T65">她</text:span><text:span text:style-name="T34">不但</text:span><text:span text:style-name="T65">聪明，</text:span><text:span text:style-name="T61">而且</text:span><text:span text:style-name="T65">漂亮。</text:span>​</text:p>
            <text:p text:style-name="P60"><text:span text:style-name="T16">Tā </text:span><text:span text:style-name="T37">búdàn</text:span><text:span text:style-name="T28"> </text:span><text:span text:style-name="T16">cōngmíng, </text:span><text:span text:style-name="T63">érqiě</text:span><text:span text:style-name="T28"> </text:span><text:span text:style-name="T16">piàoliang.​ She is </text:span><text:span text:style-name="T37">not only</text:span><text:span text:style-name="T28"> </text:span><text:span text:style-name="T16">smart, </text:span><text:span text:style-name="T63">but also</text:span><text:span text:style-name="T28"> </text:span><text:span text:style-name="T16">beautiful.​</text:span></text:p>
          </table:table-cell>
        </table:table-row>
        <table:table-row table:style-name="Table1.7">
          <table:table-cell table:style-name="Table1.A2" office:value-type="string">
            <text:p text:style-name="P185">Give something to someone</text:p>
          </table:table-cell>
          <table:table-cell table:style-name="Table1.A2" office:value-type="string">
            <text:p text:style-name="P36">送<text:span text:style-name="T76"> song4: to give</text:span></text:p>
            <text:p text:style-name="P36">给 gei3 : to</text:p>
            <text:p text:style-name="P36"/>
          </table:table-cell>
          <table:table-cell table:style-name="Table1.C2" office:value-type="string">
            <text:p text:style-name="P113"><text:span text:style-name="T65">我们</text:span><text:span text:style-name="T34">送</text:span><text:span text:style-name="T65">了礼物</text:span><text:span text:style-name="T61">给</text:span><text:span text:style-name="T65">她。</text:span>​</text:p>
            <text:p text:style-name="P67"><text:span text:style-name="T16">Wǒmen </text:span><text:span text:style-name="T37">sòng</text:span><text:span text:style-name="T28"> </text:span><text:span text:style-name="T16">le lǐwù </text:span><text:span text:style-name="T63">gěi</text:span><text:span text:style-name="T28"> </text:span><text:span text:style-name="T16">tā.​ We </text:span><text:span text:style-name="T37">gave</text:span><text:span text:style-name="T28"> </text:span><text:span text:style-name="T16">a gift </text:span><text:span text:style-name="T63">to</text:span><text:span text:style-name="T28"> </text:span><text:span text:style-name="T16">her.</text:span></text:p>
            <text:p text:style-name="P80"/>
            <text:p text:style-name="P67"><text:span text:style-name="T17">我想买一瓶法国红酒</text:span><text:span text:style-name="T38">送</text:span><text:span text:style-name="T64">给</text:span><text:span text:style-name="T17">他。</text:span><text:span text:style-name="T16">​</text:span></text:p>
            <text:p text:style-name="P60"><text:span text:style-name="T16">Wǒ xiǎng mǎi yì píng fǎguó hóngjiǔ </text:span><text:span text:style-name="T37">sòng</text:span><text:span text:style-name="T28"> </text:span><text:span text:style-name="T63">gěi</text:span><text:span text:style-name="T28"> </text:span><text:span text:style-name="T16">tā.​ I want to buy a bottle of French red wine to </text:span><text:span text:style-name="T37">give</text:span><text:span text:style-name="T28"> </text:span><text:span text:style-name="T63">to</text:span><text:span text:style-name="T28"> </text:span><text:span text:style-name="T16">him. ​​</text:span></text:p>
          </table:table-cell>
        </table:table-row>
        <table:table-row table:style-name="Table1.7">
          <table:table-cell table:style-name="Table1.A2" office:value-type="string">
            <text:p text:style-name="P186">Expressing order</text:p>
          </table:table-cell>
          <table:table-cell table:style-name="Table1.A2" office:value-type="string">
            <text:p text:style-name="P37">第 (di4) + number</text:p>
          </table:table-cell>
          <table:table-cell table:style-name="Table1.C2" office:value-type="string">
            <text:p text:style-name="P113"><text:span text:style-name="T65">他们是</text:span><text:span text:style-name="T34">第一</text:span><text:span text:style-name="T65">！</text:span>​</text:p>
            <text:p text:style-name="P67"><text:span text:style-name="T16">Tāmen shì </text:span><text:span text:style-name="T37">dìyī</text:span><text:span text:style-name="T16">!​ They are </text:span><text:span text:style-name="T37">the first</text:span><text:span text:style-name="T16">!​ </text:span></text:p>
            <text:p text:style-name="P80"/>
            <text:p text:style-name="P67"><text:span text:style-name="T17">这是你</text:span><text:span text:style-name="T38">第二</text:span><text:span text:style-name="T17">次来中国吗？</text:span><text:span text:style-name="T16">​</text:span></text:p>
            <text:p text:style-name="P60"><text:span text:style-name="T16">Zhè shì nǐ </text:span><text:span text:style-name="T37">dìèr</text:span><text:span text:style-name="T28"> </text:span><text:span text:style-name="T16">cì lái Zhōngguó ma?​ Is this </text:span><text:span text:style-name="T37">the second</text:span><text:span text:style-name="T28"> </text:span><text:span text:style-name="T16">time you came to China?​​</text:span></text:p>
          </table:table-cell>
        </table:table-row>
        <table:table-row table:style-name="Table1.7">
          <table:table-cell table:style-name="Table1.A2" office:value-type="string">
            <text:p text:style-name="P187">Something is about to happen</text:p>
          </table:table-cell>
          <table:table-cell table:style-name="Table1.A2" office:value-type="string">
            <text:p text:style-name="P38">快要 (kuai4yao4 - about to) + verb + 了 </text:p>
          </table:table-cell>
          <table:table-cell table:style-name="Table1.C2" office:value-type="string">
            <text:p text:style-name="P113"><text:span text:style-name="T65">比赛</text:span><text:span text:style-name="T34">快要</text:span><text:span text:style-name="T65">开始</text:span><text:span text:style-name="T34">了</text:span><text:span text:style-name="T65">！</text:span>​</text:p>
            <text:p text:style-name="P68"><text:span text:style-name="T16">Bǐsài </text:span><text:span text:style-name="T37">kuàiyào</text:span><text:span text:style-name="T28"> </text:span><text:span text:style-name="T16">kāishǐ </text:span><text:span text:style-name="T37">le</text:span><text:span text:style-name="T16">!​ The </text:span><text:soft-page-break/><text:span text:style-name="T16">game is </text:span><text:span text:style-name="T37">about to</text:span><text:span text:style-name="T28"> </text:span><text:span text:style-name="T16">start!</text:span></text:p>
            <text:p text:style-name="P81"/>
            <text:p text:style-name="P68"><text:span text:style-name="T38">快要</text:span><text:span text:style-name="T17">下雨</text:span><text:span text:style-name="T38">了</text:span><text:span text:style-name="T17">！</text:span><text:span text:style-name="T16">​</text:span></text:p>
            <text:p text:style-name="P60"><text:span text:style-name="T37">Kuàiyào</text:span><text:span text:style-name="T28"> </text:span><text:span text:style-name="T16">xià yǔ </text:span><text:span text:style-name="T37">le</text:span><text:span text:style-name="T16">!​ It’s </text:span><text:span text:style-name="T37">about to</text:span><text:span text:style-name="T28"> </text:span><text:span text:style-name="T16">rain!​​</text:span></text:p>
          </table:table-cell>
        </table:table-row>
        <table:table-row table:style-name="Table1.7">
          <table:table-cell table:style-name="Table1.A2" office:value-type="string">
            <text:p text:style-name="P188">To understand what you read/ see</text:p>
          </table:table-cell>
          <table:table-cell table:style-name="Table1.A2" office:value-type="string">
            <text:p text:style-name="P38">我看懂</text:p>
            <text:p text:style-name="P39">wo3 kan4 dong3</text:p>
            <text:p text:style-name="P39">add dong to kan</text:p>
          </table:table-cell>
          <table:table-cell table:style-name="Table1.C2" office:value-type="string">
            <text:p text:style-name="P113"><text:span text:style-name="T65">我看不</text:span><text:span text:style-name="T34">懂</text:span><text:span text:style-name="T65">。</text:span>​</text:p>
            <text:p text:style-name="P69"><text:span text:style-name="T16">Wǒ kàn bù </text:span><text:span text:style-name="T37">dǒng</text:span><text:span text:style-name="T16">.</text:span></text:p>
            <text:p text:style-name="P69"><text:span text:style-name="T22">I dont understand what I read</text:span><text:span text:style-name="T16">​</text:span></text:p>
          </table:table-cell>
        </table:table-row>
        <table:table-row table:style-name="Table1.7">
          <table:table-cell table:style-name="Table1.A2" office:value-type="string">
            <text:p text:style-name="P188">Omitting<text:span text:style-name="T77"> 的</text:span></text:p>
          </table:table-cell>
          <table:table-cell table:style-name="Table1.A2" office:value-type="string">
            <text:p text:style-name="P40">especially when referencing relationships</text:p>
            <text:p text:style-name="P40"/>
            <text:p text:style-name="P40"/>
            <text:p text:style-name="P40"/>
            <text:p text:style-name="P40"/>
          </table:table-cell>
          <table:table-cell table:style-name="Table1.C2" office:value-type="string">
            <text:p text:style-name="P149"><text:span text:style-name="T58">我妈妈</text:span>224</text:p>
            <text:p text:style-name="P40">wo3 ma1ma</text:p>
            <text:p text:style-name="P40"/>
            <text:p text:style-name="P40">他老师</text:p>
            <text:p text:style-name="P40">ta1 lao3shi1</text:p>
            <text:p text:style-name="P40"/>
            <text:p text:style-name="P40">你爷爷</text:p>
            <text:p text:style-name="P108">ni3 ye2ye</text:p>
          </table:table-cell>
        </table:table-row>
        <table:table-row table:style-name="Table1.7">
          <table:table-cell table:style-name="Table1.A2" office:value-type="string">
            <text:p text:style-name="P189">Between/ among</text:p>
          </table:table-cell>
          <table:table-cell table:style-name="Table1.A2" office:value-type="string">
            <text:p text:style-name="P40"/>
            <text:p text:style-name="P40">中间 zhong1jian1 - middle</text:p>
          </table:table-cell>
          <table:table-cell table:style-name="Table1.C2" office:value-type="string">
            <text:p text:style-name="P149"><text:span text:style-name="T32">​ </text:span><text:span text:style-name="T12">公园</text:span><text:span text:style-name="T35">在</text:span><text:span text:style-name="T12">图书馆和学校</text:span><text:span text:style-name="T35">中间</text:span><text:span text:style-name="T12">。</text:span><text:span text:style-name="T28">​</text:span></text:p>
            <text:p text:style-name="P70"><text:span text:style-name="T16">Gōngyuán </text:span><text:span text:style-name="T37">zài</text:span><text:span text:style-name="T28"> </text:span><text:span text:style-name="T16">túshū guǎn hé xuéxiào de </text:span><text:span text:style-name="T37">zhōngjiān</text:span><text:span text:style-name="T16">.​ The park is </text:span><text:span text:style-name="T37">between</text:span><text:span text:style-name="T28"> </text:span><text:span text:style-name="T16">the library and the school.</text:span></text:p>
            <text:p text:style-name="P82"/>
            <text:p text:style-name="P70"><text:span text:style-name="T17">站</text:span><text:span text:style-name="T38">在</text:span><text:span text:style-name="T17">你们</text:span><text:span text:style-name="T38">中间</text:span><text:span text:style-name="T17">的人是谁？</text:span><text:span text:style-name="T16">​</text:span></text:p>
            <text:p text:style-name="P60"><text:span text:style-name="T16">Zhàn </text:span><text:span text:style-name="T37">zài</text:span><text:span text:style-name="T28"> </text:span><text:span text:style-name="T16">nǐmen </text:span><text:span text:style-name="T37">zhōngjiān</text:span><text:span text:style-name="T28"> </text:span><text:span text:style-name="T16">de rén shì shuí?​ Who is the person standing </text:span><text:span text:style-name="T37">among</text:span><text:span text:style-name="T28"> </text:span><text:span text:style-name="T16">you all?​</text:span></text:p>
            <text:p text:style-name="P82">​</text:p>
          </table:table-cell>
        </table:table-row>
        <table:table-row table:style-name="Table1.7">
          <table:table-cell table:style-name="Table1.A2" office:value-type="string">
            <text:p text:style-name="P189">Before and after</text:p>
          </table:table-cell>
          <table:table-cell table:style-name="Table1.A2" office:value-type="string">
            <text:p text:style-name="P40">以前 yi3qian2: before</text:p>
            <text:p text:style-name="P40"/>
            <text:p text:style-name="P40">以后 yi3hou4: after</text:p>
          </table:table-cell>
          <table:table-cell table:style-name="Table1.C2" office:value-type="string">
            <text:p text:style-name="P149"><text:span text:style-name="T12">看了电影</text:span><text:span text:style-name="T35">以后</text:span><text:span text:style-name="T12">，我们去喝啤酒吧！</text:span><text:span text:style-name="T28">​</text:span></text:p>
            <text:p text:style-name="P60"><text:span text:style-name="T16">Kàn le diànyǐng </text:span><text:span text:style-name="T37">yǐhòu</text:span><text:span text:style-name="T16">, wǒmen qù hē píjiǔ bā!​ </text:span><text:span text:style-name="T37">After</text:span><text:span text:style-name="T28"> </text:span><text:span text:style-name="T16">watching the movie, let us go drink beers!​</text:span></text:p>
          </table:table-cell>
        </table:table-row>
        <table:table-row table:style-name="Table1.7">
          <table:table-cell table:style-name="Table1.A2" office:value-type="string">
            <text:p text:style-name="P189">Immediately, expressing urgerncy</text:p>
          </table:table-cell>
          <table:table-cell table:style-name="Table1.A2" office:value-type="string">
            <text:p text:style-name="P40">Put 马上 immediately before the action</text:p>
            <text:p text:style-name="P40"/>
            <text:p text:style-name="P40">马上</text:p>
            <text:p text:style-name="P40">ma3shang4</text:p>
          </table:table-cell>
          <table:table-cell table:style-name="Table1.C2" office:value-type="string">
            <text:p text:style-name="P149"><text:span text:style-name="T12">你要</text:span><text:span text:style-name="T35">马上</text:span><text:span text:style-name="T12">睡觉！</text:span></text:p>
            <text:p text:style-name="P60"><text:span text:style-name="T28">​ </text:span><text:span text:style-name="T16">Nǐ yào </text:span><text:span text:style-name="T37">mǎshàng</text:span><text:span text:style-name="T28"> </text:span><text:span text:style-name="T16">shuìjiào!​ You have to sleep </text:span><text:span text:style-name="T37">immediately</text:span><text:span text:style-name="T16">!​ ​</text:span></text:p>
          </table:table-cell>
        </table:table-row>
        <table:table-row table:style-name="Table1.7">
          <table:table-cell table:style-name="Table1.A2" office:value-type="string">
            <text:p text:style-name="P190">Doing things simultaneously</text:p>
          </table:table-cell>
          <table:table-cell table:style-name="Table1.A2" office:value-type="string">
            <text:p text:style-name="P42">Put 一边 (yi4bian1) before the 2 actions</text:p>
          </table:table-cell>
          <table:table-cell table:style-name="Table1.C2" office:value-type="string">
            <text:p text:style-name="P149"/>
          </table:table-cell>
        </table:table-row>
        <table:table-row table:style-name="Table1.7">
          <table:table-cell table:style-name="Table1.A2" office:value-type="string">
            <text:p text:style-name="P190">Command not to do <text:soft-page-break/>something</text:p>
          </table:table-cell>
          <table:table-cell table:style-name="Table1.A2" office:value-type="string">
            <text:p text:style-name="P42">不要 + action</text:p>
          </table:table-cell>
          <table:table-cell table:style-name="Table1.C2" office:value-type="string">
            <text:p text:style-name="P129"><text:span text:style-name="T79">不要睡觉！ </text:span><text:span text:style-name="T78">Búyào shuìjiào! </text:span><text:soft-page-break/><text:span text:style-name="T78">Don’t sleep!</text:span></text:p>
          </table:table-cell>
        </table:table-row>
        <table:table-row table:style-name="Table1.7">
          <table:table-cell table:style-name="Table1.A2" office:value-type="string">
            <text:p text:style-name="P191">Looks like... </text:p>
          </table:table-cell>
          <table:table-cell table:style-name="Table1.A2" office:value-type="string">
            <text:p text:style-name="P42">看起来</text:p>
          </table:table-cell>
          <table:table-cell table:style-name="Table1.C2" office:value-type="string">
            <text:p text:style-name="P129"/>
          </table:table-cell>
        </table:table-row>
        <table:table-row table:style-name="Table1.7">
          <table:table-cell table:style-name="Table1.A2" office:value-type="string">
            <text:p text:style-name="P192">To try something</text:p>
          </table:table-cell>
          <table:table-cell table:style-name="Table1.A2" office:value-type="string">
            <text:p text:style-name="P15">试<text:span text:style-name="T80"> (shi4) + verb </text:span></text:p>
          </table:table-cell>
          <table:table-cell table:style-name="Table1.C2" office:value-type="string">
            <text:p text:style-name="P129"/>
          </table:table-cell>
        </table:table-row>
        <table:table-row table:style-name="Table1.7">
          <table:table-cell table:style-name="Table1.A2" office:value-type="string">
            <text:p text:style-name="P193">Name titles</text:p>
          </table:table-cell>
          <table:table-cell table:style-name="Table1.A2" office:value-type="string">
            <text:p text:style-name="P43"><text:span text:style-name="T4">先生</text:span><text:span text:style-name="T5"> Mr (</text:span><text:span text:style-name="T16">xiānshēng</text:span><text:span text:style-name="T5">)</text:span></text:p>
            <text:p text:style-name="P160"><text:span text:style-name="T56">小姐</text:span><text:span text:style-name="T4">224</text:span><text:span text:style-name="T57"> <text:s/>Mrs (</text:span><text:span text:style-name="T16">xiáojiě</text:span><text:span text:style-name="T57">)</text:span></text:p>
            <text:p text:style-name="P16"/>
            <text:p text:style-name="P44"><text:span text:style-name="T5">W</text:span><text:span text:style-name="T1">ords like this come after the last name</text:span></text:p>
            <text:p text:style-name="P15"/>
            <text:p text:style-name="P15"/>
            <text:p text:style-name="P15"/>
            <text:p text:style-name="P15"/>
          </table:table-cell>
          <table:table-cell table:style-name="Table1.C2" office:value-type="string">
            <text:p text:style-name="P129"><text:span text:style-name="T62">李</text:span><text:span text:style-name="T35">小姐</text:span><text:span text:style-name="T12">是我们的经理。</text:span><text:span text:style-name="T28">​</text:span></text:p>
            <text:p text:style-name="P60"><text:span text:style-name="T63">Lǐ</text:span><text:span text:style-name="T28"> </text:span><text:span text:style-name="T37">xiáojiě</text:span><text:span text:style-name="T28"> </text:span><text:span text:style-name="T16">shì wǒmen de jīnglǐ.​ </text:span><text:span text:style-name="T37">Miss</text:span><text:span text:style-name="T28"> </text:span><text:span text:style-name="T63">Li</text:span><text:span text:style-name="T28"> </text:span><text:span text:style-name="T16">is our manager.​</text:span></text:p>
          </table:table-cell>
        </table:table-row>
        <table:table-row table:style-name="Table1.7">
          <table:table-cell table:style-name="Table1.A2" office:value-type="string">
            <text:p text:style-name="P194">Command not to do something</text:p>
          </table:table-cell>
          <table:table-cell table:style-name="Table1.A2" office:value-type="string">
            <text:p text:style-name="P43">别<text:span text:style-name="T81">+verb</text:span></text:p>
          </table:table-cell>
          <table:table-cell table:style-name="Table1.C2" office:value-type="string">
            <text:p text:style-name="P149"><text:span text:style-name="T82">别</text:span>忘了<text:span text:style-name="T81">!</text:span></text:p>
            <text:p text:style-name="P161">Dont forget!</text:p>
            <text:p text:style-name="P161"/>
            <text:p text:style-name="P161"><text:span text:style-name="T12">别</text:span><text:span text:style-name="T35">为</text:span><text:span text:style-name="T12">那个</text:span><text:span text:style-name="T62">担心</text:span></text:p>
            <text:p text:style-name="P60"><text:span text:style-name="T12">！</text:span><text:span text:style-name="T28"> </text:span><text:span text:style-name="T16">Bié </text:span><text:span text:style-name="T37">wèi</text:span><text:span text:style-name="T28"> </text:span><text:span text:style-name="T16">nà ge </text:span><text:span text:style-name="T63">dānxīn</text:span><text:span text:style-name="T16">!​ Don’t </text:span><text:span text:style-name="T63">worry</text:span><text:span text:style-name="T28"> </text:span><text:span text:style-name="T37">about</text:span><text:span text:style-name="T28"> </text:span><text:span text:style-name="T16">that!​ ​</text:span></text:p>
          </table:table-cell>
        </table:table-row>
        <table:table-row table:style-name="Table1.7">
          <table:table-cell table:style-name="Table1.A2" office:value-type="string">
            <text:p text:style-name="P195">Expressing surprise/ emotion when describing something with adjectives (eg how cute!)</text:p>
          </table:table-cell>
          <table:table-cell table:style-name="Table1.A2" office:value-type="string">
            <text:p text:style-name="P151"><text:span text:style-name="T54">多么 <text:s/>(</text:span>duō​me​<text:span text:style-name="T54">) + adjective, and then 啊 at the end of the sentence</text:span></text:p>
          </table:table-cell>
          <table:table-cell table:style-name="Table1.C2" office:value-type="string">
            <text:p text:style-name="P149"><text:span text:style-name="T12">那只熊猫</text:span><text:span text:style-name="T35">多么</text:span><text:span text:style-name="T12">可爱</text:span><text:span text:style-name="T62">啊</text:span><text:span text:style-name="T12">！</text:span><text:span text:style-name="T28">​</text:span></text:p>
            <text:p text:style-name="P60"><text:span text:style-name="T16">Nà zhī xióngmāo </text:span><text:span text:style-name="T37">duōme</text:span><text:span text:style-name="T28"> </text:span><text:span text:style-name="T16">kě'ài </text:span><text:span text:style-name="T63">a</text:span><text:span text:style-name="T16">!​ </text:span><text:span text:style-name="T37">How</text:span><text:span text:style-name="T28"> </text:span><text:span text:style-name="T16">cute that panda </text:span><text:span text:style-name="T37">is</text:span><text:span text:style-name="T16">!​ .</text:span></text:p>
            <text:p text:style-name="P79"/>
            <text:p text:style-name="P60"><text:span text:style-name="T17">这个游戏</text:span><text:span text:style-name="T38">多么</text:span><text:span text:style-name="T17">贵</text:span><text:span text:style-name="T64">啊</text:span><text:span text:style-name="T17">！​</text:span></text:p>
            <text:p text:style-name="P71"><text:span text:style-name="T16">Zhège yóuxì </text:span><text:span text:style-name="T37">duōme</text:span><text:span text:style-name="T28"> </text:span><text:span text:style-name="T16">guì </text:span><text:span text:style-name="T63">a</text:span><text:span text:style-name="T16">!​ </text:span><text:span text:style-name="T37">How</text:span><text:span text:style-name="T28"> </text:span><text:span text:style-name="T16">expensive this game </text:span><text:span text:style-name="T37">is</text:span><text:span text:style-name="T16">!​ </text:span></text:p>
            <text:p text:style-name="P83"/>
            <text:p text:style-name="P71"><text:span text:style-name="T17">今天</text:span><text:span text:style-name="T38">多么</text:span><text:span text:style-name="T17">冷</text:span><text:span text:style-name="T64">啊</text:span><text:span text:style-name="T17">！​</text:span></text:p>
            <text:p text:style-name="P60"><text:span text:style-name="T16">Jīntiān </text:span><text:span text:style-name="T37">duōme</text:span><text:span text:style-name="T28"> </text:span><text:span text:style-name="T16">lěng </text:span><text:span text:style-name="T63">a</text:span><text:span text:style-name="T16">!​ </text:span><text:span text:style-name="T37">How</text:span><text:span text:style-name="T28"> </text:span><text:span text:style-name="T16">cold it </text:span><text:span text:style-name="T37">is</text:span><text:span text:style-name="T28"> </text:span><text:span text:style-name="T16">today!​</text:span></text:p>
            <text:p text:style-name="P83">​</text:p>
          </table:table-cell>
        </table:table-row>
        <table:table-row table:style-name="Table1.67">
          <table:table-cell table:style-name="Table1.A2" office:value-type="string">
            <text:p text:style-name="P195">Giving options to someone</text:p>
          </table:table-cell>
          <table:table-cell table:style-name="Table1.A2" office:value-type="string">
            <text:p text:style-name="P151">use 还是 to link the options together</text:p>
          </table:table-cell>
          <table:table-cell table:style-name="Table1.C2" office:value-type="string">
            <text:p text:style-name="P149"><text:span text:style-name="T12">你想吃鱼</text:span><text:span text:style-name="T35">还是</text:span><text:span text:style-name="T12">吃肉？</text:span></text:p>
            <text:p text:style-name="P149">Do you want to eat fish or meat</text:p>
          </table:table-cell>
        </table:table-row>
        <table:table-row table:style-name="Table1.67">
          <table:table-cell table:style-name="Table1.A2" office:value-type="string">
            <text:p text:style-name="P195">Stating possibilities, things that might happen</text:p>
          </table:table-cell>
          <table:table-cell table:style-name="Table1.A2" office:value-type="string">
            <text:p text:style-name="P151">use <text:span text:style-name="T35">或者 to linke the possibilities</text:span></text:p>
          </table:table-cell>
          <table:table-cell table:style-name="Table1.C2" office:value-type="string">
            <text:p text:style-name="P149"><text:span text:style-name="T12">今天晚上我会去跳舞</text:span><text:span text:style-name="T35">或者</text:span><text:span text:style-name="T12">看电影。</text:span><text:span text:style-name="T28">​</text:span></text:p>
            <text:p text:style-name="P72"><text:span text:style-name="T16">Jīntiān wǎnshàng wǒ huì qù tiàowǔ </text:span><text:span text:style-name="T37">huòzhě</text:span><text:span text:style-name="T28"> </text:span><text:span text:style-name="T16">kàn diànyǐng.​ Tonight I will go dancing </text:span><text:span text:style-name="T37">or</text:span><text:span text:style-name="T28"> </text:span><text:span text:style-name="T16">watch a movie.​ </text:span></text:p>
            <text:p text:style-name="P84"/>
            <text:p text:style-name="P72"><text:soft-page-break/><text:span text:style-name="T17">我们会去法国</text:span><text:span text:style-name="T38">或者</text:span><text:span text:style-name="T17">意大利。</text:span><text:span text:style-name="T16">​</text:span></text:p>
            <text:p text:style-name="P60"><text:span text:style-name="T16">Wǒmen huì qù fàguó </text:span><text:span text:style-name="T37">huòzhě</text:span><text:span text:style-name="T28"> </text:span><text:span text:style-name="T16">yìdàlì.​ We will go to France </text:span><text:span text:style-name="T37">or</text:span><text:span text:style-name="T28"> </text:span><text:span text:style-name="T16">Italy.​​</text:span></text:p>
          </table:table-cell>
        </table:table-row>
        <table:table-row table:style-name="Table1.67">
          <table:table-cell table:style-name="Table1.A2" office:value-type="string">
            <text:p text:style-name="P195">Saying you are interested in something</text:p>
          </table:table-cell>
          <table:table-cell table:style-name="Table1.A2" office:value-type="string">
            <text:p text:style-name="P91">first, put </text:p>
            <text:p text:style-name="P152">对</text:p>
            <text:p text:style-name="P79">(duì, in) before the thing you are interested in, then add </text:p>
            <text:p text:style-name="P125">感兴趣</text:p>
            <text:p text:style-name="P84">(gǎn xìngqù, be interested).</text:p>
            <text:p text:style-name="P84"/>
            <text:p text:style-name="P84">To cancel it put bu before ganxingqu</text:p>
            <text:p text:style-name="P84"/>
            <text:p text:style-name="P72"><text:span text:style-name="T16">Can also say you "have interest in", instead of ganxingqu use </text:span><text:span text:style-name="T38">有兴趣</text:span><text:span text:style-name="T17">。In this case to cancel it use meiyou</text:span></text:p>
          </table:table-cell>
          <table:table-cell table:style-name="Table1.C2" office:value-type="string">
            <text:p text:style-name="P114">​ </text:p>
            <text:p text:style-name="P60"><text:span text:style-name="T12">我们都</text:span><text:span text:style-name="T62">对</text:span><text:span text:style-name="T12">语言</text:span><text:span text:style-name="T35">感兴趣</text:span><text:span text:style-name="T12">。</text:span></text:p>
            <text:p text:style-name="P112">​</text:p>
            <text:p text:style-name="P72"><text:span text:style-name="T16">Wǒmen dōu </text:span><text:span text:style-name="T63">duì</text:span><text:span text:style-name="T28"> </text:span><text:span text:style-name="T16">yǔyán </text:span><text:span text:style-name="T37">gǎn xìngqù</text:span><text:span text:style-name="T16">.​ We </text:span><text:span text:style-name="T37">are</text:span><text:span text:style-name="T28"> </text:span><text:span text:style-name="T16">all </text:span><text:span text:style-name="T37">interested</text:span><text:span text:style-name="T28"> </text:span><text:span text:style-name="T63">in</text:span><text:span text:style-name="T28"> </text:span><text:span text:style-name="T16">languages.</text:span></text:p>
            <text:p text:style-name="P84"/>
            <text:p text:style-name="P72"><text:span text:style-name="T17">我</text:span><text:span text:style-name="T64">对</text:span><text:span text:style-name="T17">历史不</text:span><text:span text:style-name="T38">感兴趣</text:span><text:span text:style-name="T17">。</text:span><text:span text:style-name="T16">​</text:span></text:p>
            <text:p text:style-name="P72"><text:span text:style-name="T16">Wǒ </text:span><text:span text:style-name="T63">duì</text:span><text:span text:style-name="T28"> </text:span><text:span text:style-name="T16">lìshǐ bù </text:span><text:span text:style-name="T37">gǎn xìngqù</text:span><text:span text:style-name="T16">.​ I </text:span><text:span text:style-name="T37">am</text:span><text:span text:style-name="T28"> </text:span><text:span text:style-name="T16">not </text:span><text:span text:style-name="T37">interested</text:span><text:span text:style-name="T28"> </text:span><text:span text:style-name="T63">in</text:span><text:span text:style-name="T28"> </text:span><text:span text:style-name="T16">history.</text:span></text:p>
            <text:p text:style-name="P84"/>
            <text:p text:style-name="P72"><text:span text:style-name="T17">她</text:span><text:span text:style-name="T64">对</text:span><text:span text:style-name="T17">他没</text:span><text:span text:style-name="T38">有兴趣</text:span><text:span text:style-name="T17">。</text:span><text:span text:style-name="T16">​</text:span></text:p>
            <text:p text:style-name="P60"><text:span text:style-name="T16">Tā </text:span><text:span text:style-name="T63">duì</text:span><text:span text:style-name="T28"> </text:span><text:span text:style-name="T16">tā méi</text:span><text:span text:style-name="T37">yǒu xìngqù</text:span><text:span text:style-name="T16">.​ She </text:span><text:span text:style-name="T37">has</text:span><text:span text:style-name="T28"> </text:span><text:span text:style-name="T16">no </text:span><text:span text:style-name="T37">interest</text:span><text:span text:style-name="T28"> </text:span><text:span text:style-name="T63">in</text:span><text:span text:style-name="T28"> </text:span><text:span text:style-name="T16">him.​</text:span></text:p>
            <text:p text:style-name="P84">​​</text:p>
          </table:table-cell>
        </table:table-row>
        <table:table-row table:style-name="Table1.67">
          <table:table-cell table:style-name="Table1.A2" office:value-type="string">
            <text:p text:style-name="P153">...to death (eg bored to death)</text:p>
          </table:table-cell>
          <table:table-cell table:style-name="Table1.A2" office:value-type="string">
            <text:p text:style-name="P91">add 死了 after the adjective</text:p>
          </table:table-cell>
          <table:table-cell table:style-name="Table1.C2" office:value-type="string">
            <text:p text:style-name="P114">​ </text:p>
            <text:p text:style-name="P60"><text:span text:style-name="T12">冷</text:span><text:span text:style-name="T35">死了</text:span><text:span text:style-name="T12">！</text:span><text:span text:style-name="T28">​</text:span></text:p>
            <text:p text:style-name="P60"><text:span text:style-name="T16">Lěng </text:span><text:span text:style-name="T37">sǐ le</text:span><text:span text:style-name="T16">!​ It’s freezing! ​ Literal: (I’m) freezing </text:span><text:span text:style-name="T37">to death</text:span><text:span text:style-name="T16">!​ ​ </text:span></text:p>
            <text:p text:style-name="P60"><text:span text:style-name="T12">她饿</text:span><text:span text:style-name="T35">死了</text:span><text:span text:style-name="T12">！</text:span><text:span text:style-name="T28">​</text:span></text:p>
            <text:p text:style-name="P60"><text:span text:style-name="T16">Tā è </text:span><text:span text:style-name="T37">sǐ le</text:span><text:span text:style-name="T16">!​ She’s starving! ​ Literal: She’s starving </text:span><text:span text:style-name="T37">to death</text:span><text:span text:style-name="T16">!​ ​ </text:span></text:p>
            <text:p text:style-name="P60"><text:span text:style-name="T12">我闷</text:span><text:span text:style-name="T35">死了</text:span><text:span text:style-name="T12">！</text:span><text:span text:style-name="T28">​</text:span></text:p>
            <text:p text:style-name="P60"><text:span text:style-name="T16">Wǒ mèn </text:span><text:span text:style-name="T37">sǐ le</text:span><text:span text:style-name="T16">!​ I’m bored </text:span><text:span text:style-name="T37">to death</text:span><text:span text:style-name="T16">!​</text:span></text:p>
          </table:table-cell>
        </table:table-row>
        <table:table-row table:style-name="Table1.67">
          <table:table-cell table:style-name="Table1.A2" office:value-type="string">
            <text:p text:style-name="P153">More than (amount)</text:p>
          </table:table-cell>
          <table:table-cell table:style-name="Table1.A2" office:value-type="string">
            <text:p text:style-name="P91">put 多 after the number</text:p>
          </table:table-cell>
          <table:table-cell table:style-name="Table1.C2" office:value-type="string">
            <text:p text:style-name="P114"><text:span text:style-name="T65">她吃了</text:span><text:span text:style-name="T61">二十</text:span><text:span text:style-name="T34">多</text:span><text:span text:style-name="T65">个饺子。</text:span>​</text:p>
            <text:p text:style-name="P60"><text:span text:style-name="T16">Tā chī le èrshí </text:span><text:span text:style-name="T37">duō</text:span><text:span text:style-name="T28"> </text:span><text:span text:style-name="T16">ge jiǎozi.​ She ate </text:span><text:span text:style-name="T37">more than</text:span><text:span text:style-name="T28"> </text:span><text:span text:style-name="T63">twenty</text:span><text:span text:style-name="T28"> </text:span><text:span text:style-name="T16">dumplings.​ ​</text:span></text:p>
          </table:table-cell>
        </table:table-row>
        <table:table-row table:style-name="Table1.67">
          <table:table-cell table:style-name="Table1.A2" office:value-type="string">
            <text:p text:style-name="P153">To be free to do something</text:p>
          </table:table-cell>
          <table:table-cell table:style-name="Table1.A2" office:value-type="string">
            <text:p text:style-name="P91">有空</text:p>
          </table:table-cell>
          <table:table-cell table:style-name="Table1.C2" office:value-type="string">
            <text:p text:style-name="P114"/>
          </table:table-cell>
        </table:table-row>
        <table:table-row table:style-name="Table1.67">
          <table:table-cell table:style-name="Table1.A2" office:value-type="string">
            <text:p text:style-name="P154">To do something soon</text:p>
          </table:table-cell>
          <table:table-cell table:style-name="Table1.A2" office:value-type="string">
            <text:p text:style-name="P91">就要<text:span text:style-name="T87">+verb+了</text:span></text:p>
            <text:p text:style-name="P94">you can also add 马上 immedatiely before the 就要 to indicate immediacy</text:p>
          </table:table-cell>
          <table:table-cell table:style-name="Table1.C2" office:value-type="string">
            <text:p text:style-name="P115">我就要吃饭了</text:p>
            <text:p text:style-name="P115">wo jiuyao chi fanle</text:p>
            <text:p text:style-name="P115">i will eat something soon</text:p>
          </table:table-cell>
        </table:table-row>
        <text:soft-page-break/>
        <table:table-row table:style-name="Table1.67">
          <table:table-cell table:style-name="Table1.A2" office:value-type="string">
            <text:p text:style-name="P154">Something at a certain location</text:p>
          </table:table-cell>
          <table:table-cell table:style-name="Table1.A2" office:value-type="string">
            <text:p text:style-name="P91">有<text:span text:style-name="T87"> after the location, then the thing that is there</text:span></text:p>
          </table:table-cell>
          <table:table-cell table:style-name="Table1.C2" office:value-type="string">
            <text:p text:style-name="P130">树上有六只鸟。</text:p>
            <text:p text:style-name="P197"> <text:span text:style-name="T88">Shù shàng yǒu liù zhī niǎo.</text:span></text:p>
            <text:p text:style-name="P133"> <text:span text:style-name="T88">There are six birds in the tree.</text:span></text:p>
            <text:p text:style-name="P116"/>
          </table:table-cell>
        </table:table-row>
        <table:table-row table:style-name="Table1.67">
          <table:table-cell table:style-name="Table1.A2" office:value-type="string">
            <text:p text:style-name="P155">stating ability to do something</text:p>
          </table:table-cell>
          <table:table-cell table:style-name="Table1.A2" office:value-type="string">
            <text:p text:style-name="P91">能<text:span text:style-name="T89"> (neng2)+verb</text:span></text:p>
          </table:table-cell>
          <table:table-cell table:style-name="Table1.C2" office:value-type="string">
            <text:p text:style-name="P131">我能说中文</text:p>
          </table:table-cell>
        </table:table-row>
        <table:table-row table:style-name="Table1.67">
          <table:table-cell table:style-name="Table1.A2" office:value-type="string">
            <text:p text:style-name="P155">Emphasizing the results</text:p>
          </table:table-cell>
          <table:table-cell table:style-name="Table1.A2" office:value-type="string">
            <text:p text:style-name="P91">把<text:span text:style-name="T89"> (ba3)+ object</text:span></text:p>
          </table:table-cell>
          <table:table-cell table:style-name="Table1.C2" office:value-type="string">
            <text:p text:style-name="P131"><text:span text:style-name="T11">我</text:span><text:span text:style-name="T34">把</text:span><text:span text:style-name="T11">灯关</text:span><text:span text:style-name="T61">了</text:span><text:span text:style-name="T11">。</text:span></text:p>
            <text:p text:style-name="P73"><text:span text:style-name="T28">​ </text:span><text:span text:style-name="T16">Wǒ </text:span><text:span text:style-name="T37">bǎ</text:span><text:span text:style-name="T28"> </text:span><text:span text:style-name="T16">dēng guān </text:span><text:span text:style-name="T63">le</text:span><text:span text:style-name="T16">.​ I turned </text:span><text:span text:style-name="T63">off</text:span><text:span text:style-name="T28"> </text:span><text:span text:style-name="T16">the light.</text:span></text:p>
            <text:p text:style-name="P85"/>
            <text:p text:style-name="P73"><text:span text:style-name="T17">请</text:span><text:span text:style-name="T38">把</text:span><text:span text:style-name="T17">作业做</text:span><text:span text:style-name="T64">完</text:span><text:span text:style-name="T17">。</text:span></text:p>
            <text:p text:style-name="P60"><text:span text:style-name="T16">Qǐng </text:span><text:span text:style-name="T37">bǎ</text:span><text:span text:style-name="T28"> </text:span><text:span text:style-name="T16">zuòyè zuò </text:span><text:span text:style-name="T63">wán</text:span><text:span text:style-name="T16">.​ Please </text:span><text:span text:style-name="T63">finish</text:span><text:span text:style-name="T28"> </text:span><text:span text:style-name="T16">the assignment.​​</text:span></text:p>
          </table:table-cell>
        </table:table-row>
        <table:table-row table:style-name="Table1.67">
          <table:table-cell table:style-name="Table1.A2" office:value-type="string">
            <text:p text:style-name="P155">Saying that something was done</text:p>
          </table:table-cell>
          <table:table-cell table:style-name="Table1.A2" office:value-type="string">
            <text:p text:style-name="P91">被<text:span text:style-name="T89"> (bei4) + action doer + action that was done</text:span></text:p>
          </table:table-cell>
          <table:table-cell table:style-name="Table1.C2" office:value-type="string">
            <text:p text:style-name="P131"><text:span text:style-name="T11">蛋糕</text:span><text:span text:style-name="T34">被</text:span><text:span text:style-name="T61">狗</text:span><text:span text:style-name="T34">吃了</text:span><text:span text:style-name="T11">。</text:span><text:span text:style-name="T10">​</text:span></text:p>
            <text:p text:style-name="P73"><text:span text:style-name="T16">Dàngāo </text:span><text:span text:style-name="T37">bèi</text:span><text:span text:style-name="T28"> </text:span><text:span text:style-name="T63">gǒu</text:span><text:span text:style-name="T28"> </text:span><text:span text:style-name="T37">chī le</text:span><text:span text:style-name="T16">.​ The cake </text:span><text:span text:style-name="T37">was eaten by</text:span><text:span text:style-name="T28"> </text:span><text:span text:style-name="T63">the dog</text:span><text:span text:style-name="T16">.​ </text:span></text:p>
            <text:p text:style-name="P85"/>
            <text:p text:style-name="P73"><text:span text:style-name="T17">手机</text:span><text:span text:style-name="T38">被</text:span><text:span text:style-name="T64">我的弟弟</text:span><text:span text:style-name="T38">用坏了</text:span><text:span text:style-name="T17">。</text:span><text:span text:style-name="T16">​</text:span></text:p>
            <text:p text:style-name="P74"><text:span text:style-name="T16">Shǒujī </text:span><text:span text:style-name="T37">bèi</text:span><text:span text:style-name="T28"> </text:span><text:span text:style-name="T63">wǒ de dìdi</text:span><text:span text:style-name="T28"> </text:span><text:span text:style-name="T37">yòng huài le</text:span><text:span text:style-name="T16">.​ The cellphone </text:span><text:span text:style-name="T37">was broken by</text:span><text:span text:style-name="T28"> </text:span><text:span text:style-name="T63">my brother</text:span><text:span text:style-name="T16">.​ </text:span></text:p>
            <text:p text:style-name="P86"/>
            <text:p text:style-name="P74"><text:span text:style-name="T16">请</text:span>把作业做完</text:p>
            <text:p text:style-name="P97">please finish the assignment</text:p>
            <text:p text:style-name="P86">​​</text:p>
          </table:table-cell>
        </table:table-row>
        <table:table-row table:style-name="Table1.67">
          <table:table-cell table:style-name="Table1.A2" office:value-type="string">
            <text:p text:style-name="P117"><text:span text:style-name="T91">开 </text:span><text:span text:style-name="T90">vs </text:span><text:span text:style-name="T91">关</text:span></text:p>
          </table:table-cell>
          <table:table-cell table:style-name="Table1.A2" office:value-type="string">
            <text:p text:style-name="P95">can be used for open and close, but also for turn on and turn off</text:p>
          </table:table-cell>
          <table:table-cell table:style-name="Table1.C2" office:value-type="string">
            <text:p text:style-name="P131"><text:span text:style-name="T11">不要</text:span><text:span text:style-name="T34">开</text:span><text:span text:style-name="T11">灯。</text:span><text:span text:style-name="T10">​</text:span></text:p>
            <text:p text:style-name="P60"><text:span text:style-name="T16">Búyào </text:span><text:span text:style-name="T37">kāi</text:span><text:span text:style-name="T28"> </text:span><text:span text:style-name="T16">dēng.​ Don’t </text:span><text:span text:style-name="T37">turn on</text:span><text:span text:style-name="T28"> </text:span><text:span text:style-name="T16">the light. ​</text:span></text:p>
          </table:table-cell>
        </table:table-row>
        <table:table-row table:style-name="Table1.67">
          <table:table-cell table:style-name="Table1.A2" office:value-type="string">
            <text:p text:style-name="P118">Saying something is a little bit of <text:s/>&lt;adj&gt;</text:p>
          </table:table-cell>
          <table:table-cell table:style-name="Table1.A2" office:value-type="string">
            <text:p text:style-name="P96">object 有一点 adjective</text:p>
          </table:table-cell>
          <table:table-cell table:style-name="Table1.C2" office:value-type="string">
            <text:p text:style-name="P131"/>
          </table:table-cell>
        </table:table-row>
        <table:table-row table:style-name="Table1.67">
          <table:table-cell table:style-name="Table1.A2" office:value-type="string">
            <text:p text:style-name="P119">Worried about something<text:span text:style-name="T96">/ expressing negative emotions</text:span></text:p>
          </table:table-cell>
          <table:table-cell table:style-name="Table1.A2" office:value-type="string">
            <text:p text:style-name="P98">为<text:span text:style-name="T92"> + the thing you are worried about + 着急 or a different emotion (</text:span></text:p>
            <text:p text:style-name="P102">- 担心</text:p>
            <text:p text:style-name="P102">- 着急</text:p>
            <text:p text:style-name="P102">- 紧张</text:p>
            <text:p text:style-name="P98"/>
            <text:p text:style-name="P107">)</text:p>
          </table:table-cell>
          <table:table-cell table:style-name="Table1.C2" office:value-type="string">
            <text:p text:style-name="P131"><text:span text:style-name="T11">她</text:span><text:span text:style-name="T34">为</text:span><text:span text:style-name="T11">她的成绩</text:span><text:span text:style-name="T61">着急</text:span></text:p>
            <text:p text:style-name="P75"><text:span text:style-name="T12">。</text:span><text:span text:style-name="T28"> </text:span><text:span text:style-name="T16">Tā </text:span><text:span text:style-name="T37">wèi</text:span><text:span text:style-name="T28"> </text:span><text:span text:style-name="T16">tā de chéngjì </text:span><text:span text:style-name="T63">zháojí</text:span><text:span text:style-name="T16">.​ She is </text:span><text:span text:style-name="T63">anxious</text:span><text:span text:style-name="T28"> </text:span><text:span text:style-name="T37">about</text:span><text:span text:style-name="T28"> </text:span><text:span text:style-name="T16">her grades.</text:span></text:p>
            <text:p text:style-name="P87"/>
            <text:p text:style-name="P75"><text:span text:style-name="T17">别</text:span><text:span text:style-name="T38">为</text:span><text:span text:style-name="T17">那个</text:span><text:span text:style-name="T64">担心</text:span></text:p>
            <text:p text:style-name="P60"><text:span text:style-name="T12">！</text:span><text:span text:style-name="T28"> </text:span><text:span text:style-name="T16">Bié </text:span><text:span text:style-name="T37">wèi</text:span><text:span text:style-name="T28"> </text:span><text:span text:style-name="T16">nà ge </text:span><text:span text:style-name="T63">dānxīn</text:span><text:span text:style-name="T16">!​ Don’t </text:span><text:span text:style-name="T63">worry</text:span><text:span text:style-name="T28"> </text:span><text:span text:style-name="T37">about</text:span><text:span text:style-name="T28"> </text:span><text:span text:style-name="T16">that!​​</text:span></text:p>
          </table:table-cell>
        </table:table-row>
        <table:table-row table:style-name="Table1.67">
          <table:table-cell table:style-name="Table1.A2" office:value-type="string">
            <text:p text:style-name="P120">To need</text:p>
          </table:table-cell>
          <table:table-cell table:style-name="Table1.A2" office:value-type="string">
            <text:p text:style-name="P96">得<text:span text:style-name="T95">+thing that is needed</text:span></text:p>
            <text:p text:style-name="P96">得<text:span text:style-name="T95">+action </text:span></text:p>
          </table:table-cell>
          <table:table-cell table:style-name="Table1.C2" office:value-type="string">
            <text:p text:style-name="P132">我得买牛奶。</text:p>
            <text:p text:style-name="P132">I need to buy milk</text:p>
            <text:p text:style-name="P132"/>
            <text:p text:style-name="P132"><text:soft-page-break/>我得牛奶</text:p>
            <text:p text:style-name="P132">I need milk</text:p>
          </table:table-cell>
        </table:table-row>
        <table:table-row table:style-name="Table1.67">
          <table:table-cell table:style-name="Table1.A2" office:value-type="string">
            <text:p text:style-name="P121">Expressing brief casual actions</text:p>
          </table:table-cell>
          <table:table-cell table:style-name="Table1.A2" office:value-type="string">
            <text:p text:style-name="P103">repeat the verb, separated by 一 (yi). it is used in the same way to express same idea casually</text:p>
          </table:table-cell>
          <table:table-cell table:style-name="Table1.C2" office:value-type="string">
            <text:p text:style-name="P132"><text:span text:style-name="T11">你可以帮我</text:span><text:span text:style-name="T34">拿一拿</text:span><text:span text:style-name="T11">行李吗</text:span></text:p>
            <text:p text:style-name="P77"><text:span text:style-name="T12">？</text:span><text:span text:style-name="T28"> </text:span><text:span text:style-name="T16">Nǐ kéyǐ bāng wǒ </text:span><text:span text:style-name="T37">ná</text:span><text:span text:style-name="T28"> </text:span><text:span text:style-name="T63">yi</text:span><text:span text:style-name="T28"> </text:span><text:span text:style-name="T37">ná</text:span><text:span text:style-name="T28"> </text:span><text:span text:style-name="T16">xínglǐ ma?​ Could you help me </text:span><text:span text:style-name="T37">take</text:span><text:span text:style-name="T28"> </text:span><text:span text:style-name="T16">my luggage </text:span><text:span text:style-name="T63">for a moment</text:span><text:span text:style-name="T16">?</text:span></text:p>
            <text:p text:style-name="P89"/>
            <text:p text:style-name="P77"><text:span text:style-name="T17">我去</text:span><text:span text:style-name="T38">看</text:span><text:span text:style-name="T64">一</text:span><text:span text:style-name="T38">看</text:span></text:p>
            <text:p text:style-name="P60"><text:span text:style-name="T12">。</text:span><text:span text:style-name="T28"> </text:span><text:span text:style-name="T16">Wǒ qù </text:span><text:span text:style-name="T37">kàn</text:span><text:span text:style-name="T28"> </text:span><text:span text:style-name="T63">yi</text:span><text:span text:style-name="T28"> </text:span><text:span text:style-name="T37">kàn</text:span><text:span text:style-name="T16">.​ I will go </text:span><text:span text:style-name="T37">look</text:span><text:span text:style-name="T28"> </text:span><text:span text:style-name="T16">(</text:span><text:span text:style-name="T63">for a moment</text:span><text:span text:style-name="T16">).​ ​​</text:span></text:p>
          </table:table-cell>
        </table:table-row>
        <table:table-row table:style-name="Table1.67">
          <table:table-cell table:style-name="Table1.A2" office:value-type="string">
            <text:p text:style-name="P121">- out loud</text:p>
          </table:table-cell>
          <table:table-cell table:style-name="Table1.A2" office:value-type="string">
            <text:p text:style-name="P103">modify a verb like 说 or 看 by adding 出来 after it . </text:p>
          </table:table-cell>
          <table:table-cell table:style-name="Table1.C2" office:value-type="string">
            <text:p text:style-name="P163"><text:span text:style-name="T86">​</text:span><text:span text:style-name="T16">​</text:span><text:span text:style-name="T17">我不想说</text:span><text:span text:style-name="T38">出来</text:span></text:p>
            <text:p text:style-name="P60"><text:span text:style-name="T12">。</text:span><text:span text:style-name="T28"> </text:span><text:span text:style-name="T16">Wǒ bùxiǎng shuō </text:span><text:span text:style-name="T37">chūlái</text:span><text:span text:style-name="T16">.​ I don’t want to say it </text:span><text:span text:style-name="T37">out loud</text:span><text:span text:style-name="T16">. ​</text:span></text:p>
          </table:table-cell>
        </table:table-row>
        <table:table-row table:style-name="Table1.67">
          <table:table-cell table:style-name="Table1.A2" office:value-type="string">
            <text:p text:style-name="P122">taking something out</text:p>
          </table:table-cell>
          <table:table-cell table:style-name="Table1.A2" office:value-type="string">
            <text:p text:style-name="P104">put the object in between 出and 来</text:p>
          </table:table-cell>
          <table:table-cell table:style-name="Table1.C2" office:value-type="string">
            <text:p text:style-name="P132"><text:span text:style-name="T11">请你拿</text:span><text:span text:style-name="T34">出</text:span><text:span text:style-name="T61">地图</text:span><text:span text:style-name="T34">来</text:span></text:p>
            <text:p text:style-name="P60"><text:span text:style-name="T12">。</text:span><text:span text:style-name="T28"> </text:span><text:span text:style-name="T16">Qíng nǐ ná </text:span><text:span text:style-name="T37">chū</text:span><text:span text:style-name="T28"> </text:span><text:span text:style-name="T63">dìtú</text:span><text:span text:style-name="T28"> </text:span><text:span text:style-name="T37">lái.</text:span><text:span text:style-name="T28">​ </text:span><text:span text:style-name="T16">Please take </text:span><text:span text:style-name="T63">the map</text:span><text:span text:style-name="T28"> </text:span><text:span text:style-name="T37">out</text:span><text:span text:style-name="T16">. ​</text:span></text:p>
            <text:p text:style-name="P132"/>
          </table:table-cell>
        </table:table-row>
        <table:table-row table:style-name="Table1.67">
          <table:table-cell table:style-name="Table1.A2" office:value-type="string">
            <text:p text:style-name="P122">Doing something for someone</text:p>
          </table:table-cell>
          <table:table-cell table:style-name="Table1.A2" office:value-type="string">
            <text:p text:style-name="P104">put 为 before teh person, add the verb <text:span text:style-name="T97">after the person</text:span>. the action is understood to be done for that person. </text:p>
          </table:table-cell>
          <table:table-cell table:style-name="Table1.C2" office:value-type="string">
            <text:p text:style-name="P132"><text:span text:style-name="T11">你</text:span><text:span text:style-name="T34">为</text:span><text:span text:style-name="T11">我们</text:span><text:span text:style-name="T61">安排了</text:span><text:span text:style-name="T11">什么活动</text:span></text:p>
            <text:p text:style-name="P60"><text:span text:style-name="T12">？</text:span><text:span text:style-name="T28"> </text:span><text:span text:style-name="T16">Nǐ </text:span><text:span text:style-name="T37">wèi</text:span><text:span text:style-name="T28"> </text:span><text:span text:style-name="T16">wǒmen ānpái le shénme huódòng?​ What activities did you </text:span><text:span text:style-name="T63">plan</text:span><text:span text:style-name="T28"> </text:span><text:span text:style-name="T37">for</text:span><text:span text:style-name="T28"> </text:span><text:span text:style-name="T16">us?​ ​</text:span></text:p>
          </table:table-cell>
        </table:table-row>
        <table:table-row table:style-name="Table1.67">
          <table:table-cell table:style-name="Table1.A2" office:value-type="string">
            <text:p text:style-name="P123">Be careful with action...</text:p>
          </table:table-cell>
          <table:table-cell table:style-name="Table1.A2" office:value-type="string">
            <text:p text:style-name="P164"><text:span text:style-name="T25">小</text:span>心<text:span text:style-name="T98"> + verb/ action</text:span></text:p>
            <text:p text:style-name="P164"/>
            <text:p text:style-name="P164"><text:a xlink:type="simple" xlink:href="https://www.mdbg.net/chinese/dictionary?page=worddict&amp;wdrst=0&amp;wdqb=小心#" text:style-name="Internet_20_link" text:visited-style-name="Visited_20_Internet_20_Link">小心</text:a></text:p>
            <text:p text:style-name="Standard"><text:a xlink:type="simple" xlink:href="https://www.mdbg.net/chinese/dictionary?page=worddict&amp;wdrst=0&amp;wdqb=小心#" text:style-name="Internet_20_link" text:visited-style-name="Visited_20_Internet_20_Link">xiǎo​xīn</text:a></text:p>
            <text:p text:style-name="P164"/>
            <text:p text:style-name="P164"/>
          </table:table-cell>
          <table:table-cell table:style-name="Table1.C2" office:value-type="string">
            <text:p text:style-name="P163"><text:span text:style-name="T83">小</text:span>心过马路！</text:p>
            <text:p text:style-name="P165">Be careful crossing the road</text:p>
          </table:table-cell>
        </table:table-row>
        <table:table-row table:style-name="Table1.67">
          <table:table-cell table:style-name="Table1.A2" office:value-type="string">
            <text:p text:style-name="P124">To reply to messages/ email etc.</text:p>
          </table:table-cell>
          <table:table-cell table:style-name="Table1.A2" office:value-type="string">
            <text:p text:style-name="P166">put 回 (hui2) before the thing you are responding to</text:p>
          </table:table-cell>
          <table:table-cell table:style-name="Table1.C2" office:value-type="string">
            <text:p text:style-name="P163"><text:span text:style-name="T12">他会马上</text:span><text:span text:style-name="T35">回</text:span><text:span text:style-name="T12">你的电话。</text:span><text:span text:style-name="T28"> </text:span><text:span text:style-name="T16">Tā huì mǎshàng </text:span><text:span text:style-name="T37">huí</text:span><text:span text:style-name="T28"> </text:span><text:span text:style-name="T16">nǐ de diànhuà.​ He will immediately </text:span><text:span text:style-name="T37">return</text:span><text:span text:style-name="T28"> </text:span><text:span text:style-name="T16">your call.​</text:span></text:p>
          </table:table-cell>
        </table:table-row>
      </table:table>
      <text:p text:style-name="P150"/>
      <text:p text:style-name="P6"><text:tab/></text:p>
      <text:p text:style-name="P1"/>
      <text:p text:style-name="P26">Measure words</text:p>
      <text:list xml:id="list3186249612" text:style-name="L6">
        <text:list-item>
          <text:p text:style-name="P206">杯 bei1. cup, glass</text:p>
        </text:list-item>
        <text:list-item>
          <text:p text:style-name="P206">快 kuai4. piece</text:p>
        </text:list-item>
        <text:list-item>
          <text:p text:style-name="P206">碗 wan3. bowl</text:p>
        </text:list-item>
        <text:list-item>
          <text:p text:style-name="P206">位 wei4. people幅</text:p>
        </text:list-item>
        <text:list-item>
          <text:p text:style-name="P206">只 zhi1. small animals, birds, dogs, cats etc</text:p>
        </text:list-item>
        <text:list-item>
          <text:p text:style-name="P206"><text:soft-page-break/>本 ben3. books</text:p>
        </text:list-item>
        <text:list-item>
          <text:p text:style-name="P206">张 zhang1. for flat objects: paper, tables</text:p>
        </text:list-item>
        <text:list-item>
          <text:p text:style-name="P207">件 jian4. shirts, jackets. top clothing</text:p>
        </text:list-item>
        <text:list-item>
          <text:p text:style-name="P207">条 tiao2. <text:s/>long and soft object: pants and dresses</text:p>
        </text:list-item>
        <text:list-item>
          <text:p text:style-name="P207">双 shuang1. objects that come in pairs.</text:p>
        </text:list-item>
        <text:list-item>
          <text:p text:style-name="P207">幅<text:span text:style-name="T99"> fu4. paintings/ textiles/ pictures</text:span></text:p>
        </text:list-item>
        <text:list-item>
          <text:p text:style-name="P208">家 jia4. families/ businesses</text:p>
        </text:list-item>
      </text:list>
      <text:p text:style-name="P27"/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0">Connection words</text:p>
      <text:list xml:id="list3007888944" text:style-name="L7">
        <text:list-item>
          <text:p text:style-name="P200">为了 (wei4le) In order to...</text:p>
        </text:list-item>
      </text:list>
      <text:p text:style-name="P1"/>
      <text:p text:style-name="P1"/>
      <text:p text:style-name="P1"/>
      <text:p text:style-name="P10">Particles</text:p>
      <text:p text:style-name="P1"/>
      <text:p text:style-name="P17">也,<text:span text:style-name="T6"> </text:span><text:span text:style-name="T2"><text:s/>ye3 – also, too</text:span></text:p>
      <text:p text:style-name="P1">rule: comes before the adjective</text:p>
      <text:p text:style-name="P1">我也很高兴</text:p>
      <text:p text:style-name="P1"/>
      <text:p text:style-name="P1">不, bu4 – not</text:p>
      <text:p text:style-name="P1">rule: comes before the verb to negate it</text:p>
      <text:p text:style-name="P1">also: becomes bu2 before another 4<text:span text:style-name="T7">th</text:span> tone</text:p>
      <text:p text:style-name="P1">我不吃面</text:p>
      <text:p text:style-name="P1"/>
      <text:p text:style-name="P1">们, men – plural marker</text:p>
      <text:p text:style-name="P1">rule: used after words like I, you, he, she, it to make the plural</text:p>
      <text:p text:style-name="P1"/>
      <text:p text:style-name="P1">的, de – ownership</text:p>
      <text:p text:style-name="P1">rule: place before the noun</text:p>
      <text:p text:style-name="P1">我的茶</text:p>
      <text:p text:style-name="P1"/>
      <text:p text:style-name="P1">没有, <text:span text:style-name="T43">mei2you3 – dont have</text:span></text:p>
      <text:p text:style-name="P5">rule: use mei2 instead of bu4 to negate you – to have</text:p>
      <text:p text:style-name="P1"/>
      <text:p text:style-name="P14">喂, <text:span text:style-name="T49">wei2 – hello used over the phone </text:span></text:p>
      <text:p text:style-name="P2"/>
      <text:p text:style-name="P11">Interrogatives</text:p>
      <text:p text:style-name="P11"/>
      <text:p text:style-name="P2">马, ma – yes or no question particle</text:p>
      <text:p text:style-name="P2"><text:soft-page-break/>rule: at the end of the sentence</text:p>
      <text:p text:style-name="P2">他去吗？</text:p>
      <text:p text:style-name="P2"/>
      <text:p text:style-name="P2">什么<text:span text:style-name="T9">， shenme – what question particle, open ended</text:span></text:p>
      <text:p text:style-name="P4">rule: replace the part you are asking about with a question word</text:p>
      <text:p text:style-name="P4">你叫什么？</text:p>
      <text:p text:style-name="P4"/>
      <text:p text:style-name="P4">多少, duoshao – how many/ much</text:p>
      <text:p text:style-name="P4"><text:span text:style-name="T12">你的电话号码是</text:span><text:span text:style-name="T35">多少</text:span><text:span text:style-name="T12">？</text:span></text:p>
      <text:p text:style-name="P60"><text:span text:style-name="T16">Nǐ de diànhuà hàomǎ shì </text:span><text:span text:style-name="T37">duōshǎo</text:span><text:span text:style-name="T16">?</text:span></text:p>
      <text:p text:style-name="P4"/>
      <text:p text:style-name="P2">那，na<text:span text:style-name="T9">4</text:span> – which</text:p>
      <text:p text:style-name="P2">rule: place before the noun</text:p>
      <text:p text:style-name="P2">你是那国人 </text:p>
      <text:p text:style-name="P2"/>
      <text:p text:style-name="P3">那里，na<text:span text:style-name="T43">3li3 </text:span>– <text:span text:style-name="T43">where</text:span></text:p>
      <text:p text:style-name="P3"/>
      <text:p text:style-name="P18"><text:span text:style-name="T3">几</text:span><text:span text:style-name="T45">(jǐ) – </text:span><text:span text:style-name="T46">how many</text:span></text:p>
      <text:p text:style-name="P2"/>
      <text:p text:style-name="P9">Lets get started</text:p>
      <text:p text:style-name="P9">我们开始把！</text:p>
      <text:p text:style-name="P2"/>
      <text:p text:style-name="P2"/>
      <text:p text:style-name="P7">Finally, </text:p>
      <text:p text:style-name="P7"><text:a xlink:type="simple" xlink:href="https://www.mdbg.net/chinese/dictionary?page=worddict&amp;wdrst=0&amp;wdqb=终于#" text:style-name="Internet_20_link" text:visited-style-name="Visited_20_Internet_20_Link">终于</text:a></text:p>
      <text:p text:style-name="Standard"><text:a xlink:type="simple" xlink:href="https://www.mdbg.net/chinese/dictionary?page=worddict&amp;wdrst=0&amp;wdqb=终于#" text:style-name="Internet_20_link" text:visited-style-name="Visited_20_Internet_20_Link">zhōng​yú</text:a></text:p>
      <text:p text:style-name="Standard"/>
      <text:p text:style-name="Standard"/>
      <text:p text:style-name="P162">Already</text:p>
      <text:p text:style-name="P162">己经</text:p>
      <text:p text:style-name="P7"/>
      <text:p text:style-name="P8">Great</text:p>
      <text:p text:style-name="P8">太好了</text:p>
      <text:p text:style-name="P8"/>
      <text:p text:style-name="P2"/>
      <text:p text:style-name="P12">Preposition</text:p>
      <text:p text:style-name="P12"/>
      <text:p text:style-name="P13">在, zai – used to talk about where something is located</text:p>
      <text:p text:style-name="P13">rule: </text:p>
      <text:list xml:id="list551117992" text:style-name="L8">
        <text:list-item>
          <text:p text:style-name="P201">noun + zai + location = the noun is at location</text:p>
          <text:list>
            <text:list-item>
              <text:p text:style-name="P201"><text:span text:style-name="T12">伦敦不</text:span><text:span text:style-name="T35">在</text:span><text:span text:style-name="T12">美国</text:span><text:span text:style-name="T14">。</text:span></text:p>
            </text:list-item>
          </text:list>
        </text:list-item>
      </text:list>
      <text:p text:style-name="P60"><text:span text:style-name="T16"><text:tab/>Lúndūn bú </text:span><text:span text:style-name="T37">zài</text:span><text:span text:style-name="T28"> </text:span><text:span text:style-name="T16">měiguó. London isn’t in the USA.</text:span></text:p>
      <text:list xml:id="list210456571658289" text:continue-numbering="true" text:style-name="L8">
        <text:list-item>
          <text:p text:style-name="P201">uesd after certain verbs to tell where the action is taking place</text:p>
          <text:list>
            <text:list-item>
              <text:p text:style-name="P201">你住在那里？ （ni zhu zai nar3 – where do you live）</text:p>
            </text:list-item>
            <text:list-item>
              <text:p text:style-name="P201"><text:span text:style-name="T12">你住</text:span><text:span text:style-name="T35">在</text:span><text:span text:style-name="T12">中国吗？</text:span></text:p>
            </text:list-item>
          </text:list>
        </text:list-item>
      </text:list>
      <text:p text:style-name="P60"><text:span text:style-name="T16"><text:tab/>Nǐ zhù </text:span><text:span text:style-name="T37">zài</text:span><text:span text:style-name="T28"> </text:span><text:span text:style-name="T16">Zhōngguò ma? Do you live in China?</text:span></text:p>
      <text:p text:style-name="P79"/>
      <text:p text:style-name="P79"/>
      <text:p text:style-name="P79"><text:soft-page-break/></text:p>
      <text:p text:style-name="P105">how have you been?</text:p>
      <text:p text:style-name="P105">身体怎么样？</text:p>
      <text:p text:style-name="P79"/>
      <text:p text:style-name="P106">not bad i guess</text:p>
      <text:p text:style-name="P106">还可以</text:p>
      <text:p text:style-name="P106"/>
      <text:p text:style-name="P106"/>
      <text:p text:style-name="P198"/>
      <text:p text:style-name="P79"/>
      <text:p text:style-name="P45">Useful phrases</text:p>
      <text:p text:style-name="P45"/>
      <text:p text:style-name="P46">I am not busy.</text:p>
      <text:p text:style-name="P47">我不忙</text:p>
      <text:p text:style-name="P56"><text:span text:style-name="T53">Wǒ </text:span><text:span text:style-name="T93">bù</text:span><text:span text:style-name="T94"> </text:span><text:span text:style-name="T53">máng. </text:span></text:p>
      <text:p text:style-name="P50"/>
      <text:p text:style-name="P51">Excuse me</text:p>
      <text:p text:style-name="P51">请问</text:p>
      <text:p text:style-name="P51">qing3wen4</text:p>
      <text:p text:style-name="P51"/>
      <text:p text:style-name="P51">Please say it again</text:p>
      <text:p text:style-name="P51">再说一次</text:p>
      <text:p text:style-name="P51">qing3 zai4 wen4 yi2 ci4</text:p>
      <text:p text:style-name="P51"/>
      <text:p text:style-name="P52">What time is it now?</text:p>
      <text:p text:style-name="P48">现在几点？</text:p>
      <text:p text:style-name="P57"><text:span text:style-name="T53">Xiànzài </text:span><text:span text:style-name="T93">jǐ</text:span><text:span text:style-name="T94"> </text:span><text:span text:style-name="T53">diǎn?</text:span></text:p>
      <text:p text:style-name="P53"/>
      <text:p text:style-name="P54">What date is it today?</text:p>
      <text:p text:style-name="P49">今天几月几号？</text:p>
      <text:p text:style-name="P57"><text:span text:style-name="T53">Jīntiān </text:span><text:span text:style-name="T93">jǐ</text:span><text:span text:style-name="T94"> </text:span><text:span text:style-name="T53">yuè </text:span><text:span text:style-name="T93">jǐ</text:span><text:span text:style-name="T94"> </text:span><text:span text:style-name="T53">hào?</text:span></text:p>
      <text:p text:style-name="P53"/>
      <text:p text:style-name="P55">With regards to… X</text:p>
      <text:p text:style-name="P55">关于X</text:p>
      <text:p text:style-name="P134">guānyú</text:p>
      <text:p text:style-name="P134"/>
      <text:p text:style-name="P136">Maybe/ Perhaps</text:p>
      <text:p text:style-name="P136">或许</text:p>
      <text:p text:style-name="P136">huo4xu3</text:p>
      <text:p text:style-name="P136">或者</text:p>
      <text:p text:style-name="P136">huo4zhe3</text:p>
      <text:p text:style-name="P136">也许</text:p>
      <text:p text:style-name="P136">ye3xu3</text:p>
      <text:p text:style-name="P136">可能</text:p>
      <text:p text:style-name="P136">ke3neng2</text:p>
      <text:p text:style-name="P136"/>
      <text:p text:style-name="P136">Etc/ and so on and so forth</text:p>
      <text:p text:style-name="P136">等等</text:p>
      <text:p text:style-name="P136">deng3deng3</text:p>
      <text:p text:style-name="P136"/>
      <text:p text:style-name="P136">Or</text:p>
      <text:p text:style-name="P136">还是</text:p>
      <text:p text:style-name="P136">hai2shi</text:p>
      <text:p text:style-name="P136"/>
      <text:p text:style-name="P136">What's the time now?</text:p>
      <text:p text:style-name="P136">现在几点？</text:p>
      <text:p text:style-name="P136"/>
      <text:p text:style-name="P137">Please wait a moment.</text:p>
      <text:p text:style-name="P145">请等一下。</text:p>
      <text:p text:style-name="P58"><text:soft-page-break/><text:span text:style-name="T53">Qǐng děng </text:span><text:span text:style-name="T52">yíxià</text:span><text:span text:style-name="T53">.</text:span></text:p>
      <text:p text:style-name="P135"/>
      <text:p text:style-name="P135"/>
      <text:p text:style-name="P59"><text:span text:style-name="T84">O</text:span><text:span text:style-name="T85">nly, just, merely</text:span></text:p>
      <text:p text:style-name="P138">只是</text:p>
      <text:p text:style-name="P138">zhi3shi4</text:p>
      <text:p text:style-name="P138"/>
      <text:p text:style-name="P139">It's about to rain</text:p>
      <text:p text:style-name="P139">快要下雨了</text:p>
      <text:p text:style-name="P139">kuai4yao4xia4yu3 le</text:p>
      <text:p text:style-name="P139"/>
      <text:p text:style-name="P140">I don't understand</text:p>
      <text:p text:style-name="P140">我不懂</text:p>
      <text:p text:style-name="P140">wo3bu4dong3</text:p>
      <text:p text:style-name="P140"/>
      <text:p text:style-name="P141">Day before yesterday</text:p>
      <text:p text:style-name="P141">qian2tian1</text:p>
      <text:p text:style-name="P141">前天</text:p>
      <text:p text:style-name="P141"/>
      <text:p text:style-name="P141">day after tomorrow</text:p>
      <text:p text:style-name="P141">后天</text:p>
      <text:p text:style-name="P141">hou4tian1</text:p>
      <text:p text:style-name="P141"/>
      <text:p text:style-name="P142">Please wait a bit</text:p>
      <text:p text:style-name="P142">清等以下</text:p>
      <text:p text:style-name="P142"/>
      <text:p text:style-name="P142">Here you go</text:p>
      <text:p text:style-name="P142">给你</text:p>
      <text:p text:style-name="P142"><text:s/></text:p>
      <text:p text:style-name="P142">How can i help you </text:p>
      <text:p text:style-name="P142">请问有什么事吗？</text:p>
      <text:p text:style-name="P142">qing3 wen4, you3 shenme shi4 ma</text:p>
      <text:p text:style-name="P142"/>
      <text:p text:style-name="P143">It's too salty</text:p>
      <text:p text:style-name="P143">太咸了</text:p>
      <text:p text:style-name="P143"/>
      <text:p text:style-name="P144">Please pass the salt</text:p>
      <text:p text:style-name="P143">清给我盐</text:p>
      <text:p text:style-name="P143"/>
      <text:p text:style-name="P143"><text:span text:style-name="T36">How</text:span><text:span text:style-name="T10"> </text:span><text:span text:style-name="T15">cold it </text:span><text:span text:style-name="T36">is</text:span><text:span text:style-name="T10"> </text:span><text:span text:style-name="T15">today!</text:span></text:p>
      <text:p text:style-name="P143"><text:soft-page-break/><text:span text:style-name="T11">今天</text:span><text:span text:style-name="T34">多么</text:span><text:span text:style-name="T11">冷</text:span><text:span text:style-name="T61">啊</text:span><text:span text:style-name="T11">！​</text:span></text:p>
      <text:p text:style-name="P76"><text:span text:style-name="T16">Jīntiān </text:span><text:span text:style-name="T37">duōme</text:span><text:span text:style-name="T28"> </text:span><text:span text:style-name="T16">lěng </text:span><text:span text:style-name="T63">a</text:span><text:span text:style-name="T16">!​ </text:span></text:p>
      <text:p text:style-name="P88"/>
      <text:p text:style-name="P88"/>
      <text:p text:style-name="P100">I dont really like X</text:p>
      <text:p text:style-name="P76"><text:span text:style-name="T23">我</text:span>不太喜欢</text:p>
      <text:p text:style-name="P100">wo but tai xihuan</text:p>
      <text:p text:style-name="P100"/>
      <text:p text:style-name="P101">I dont remember who she is.</text:p>
      <text:p text:style-name="P76"><text:span text:style-name="T24">我</text:span>不记得她是谁。</text:p>
      <text:p text:style-name="P156">wo bujide tashi shei</text:p>
      <text:p text:style-name="P156"/>
      <text:p text:style-name="P157">Me too!</text:p>
      <text:p text:style-name="P157">我也是！</text:p>
      <text:p text:style-name="P157"/>
      <text:p text:style-name="P157">Please come at X time.</text:p>
      <text:p text:style-name="P157">清12点来</text:p>
      <text:p text:style-name="P157"/>
      <text:p text:style-name="P157">I will!</text:p>
      <text:p text:style-name="P157">我会的。</text:p>
      <text:p text:style-name="P157"/>
      <text:p text:style-name="P158">I'm heading home now</text:p>
      <text:p text:style-name="P158">我在回家路上。</text:p>
      <text:p text:style-name="P158"/>
      <text:p text:style-name="P159">Sure/ no problem/ no worries</text:p>
      <text:p text:style-name="P159">没问题。</text:p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2-10T20:35:32.196208818</dc:date>
    <meta:editing-duration>PT7H17M3S</meta:editing-duration>
    <meta:editing-cycles>36</meta:editing-cycles>
    <meta:generator>LibreOffice/6.0.7.3$Linux_X86_64 LibreOffice_project/00m0$Build-3</meta:generator>
    <meta:document-statistic meta:table-count="1" meta:image-count="0" meta:object-count="0" meta:page-count="19" meta:paragraph-count="625" meta:word-count="3787" meta:character-count="16040" meta:non-whitespace-character-count="12066"/>
  </office:meta>
</office:document-meta>
</file>